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9.9mm"/>
    </style:style>
    <style:style style:name="co2" style:family="table-column">
      <style:table-column-properties fo:break-before="auto" style:column-width="31.47mm"/>
    </style:style>
    <style:style style:name="co3" style:family="table-column">
      <style:table-column-properties fo:break-before="auto" style:column-width="13.51mm"/>
    </style:style>
    <style:style style:name="co4" style:family="table-column">
      <style:table-column-properties fo:break-before="auto" style:column-width="16.09mm"/>
    </style:style>
    <style:style style:name="co5" style:family="table-column">
      <style:table-column-properties fo:break-before="auto" style:column-width="33.06mm"/>
    </style:style>
    <style:style style:name="co6" style:family="table-column">
      <style:table-column-properties fo:break-before="auto" style:column-width="29.21mm"/>
    </style:style>
    <style:style style:name="co7" style:family="table-column">
      <style:table-column-properties fo:break-before="auto" style:column-width="20.18mm"/>
    </style:style>
    <style:style style:name="co8" style:family="table-column">
      <style:table-column-properties fo:break-before="auto" style:column-width="18.33mm"/>
    </style:style>
    <style:style style:name="co9" style:family="table-column">
      <style:table-column-properties fo:break-before="auto" style:column-width="11.27mm"/>
    </style:style>
    <style:style style:name="co10" style:family="table-column">
      <style:table-column-properties fo:break-before="auto" style:column-width="15.7mm"/>
    </style:style>
    <style:style style:name="co11" style:family="table-column">
      <style:table-column-properties fo:break-before="auto" style:column-width="21.85mm"/>
    </style:style>
    <style:style style:name="co12" style:family="table-column">
      <style:table-column-properties fo:break-before="auto" style:column-width="26.65mm"/>
    </style:style>
    <style:style style:name="co13" style:family="table-column">
      <style:table-column-properties fo:break-before="auto" style:column-width="35.63mm"/>
    </style:style>
    <style:style style:name="co14" style:family="table-column">
      <style:table-column-properties fo:break-before="auto" style:column-width="39.16mm"/>
    </style:style>
    <style:style style:name="co15" style:family="table-column">
      <style:table-column-properties fo:break-before="auto" style:column-width="30.82mm"/>
    </style:style>
    <style:style style:name="co16" style:family="table-column">
      <style:table-column-properties fo:break-before="auto" style:column-width="39.79mm"/>
    </style:style>
    <style:style style:name="co17" style:family="table-column">
      <style:table-column-properties fo:break-before="auto" style:column-width="43.32mm"/>
    </style:style>
    <style:style style:name="co18" style:family="table-column">
      <style:table-column-properties fo:break-before="auto" style:column-width="15.12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style:use-window-font-color="true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mm"/>
      <style:text-properties style:use-window-font-color="true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="none"/>
      <style:text-properties fo:color="#cc0000" style:font-name="Arial"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fo:border="none"/>
      <style:text-properties fo:color="#ff9900" style:font-name="Arial"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fo:border="none"/>
      <style:text-properties fo:color="#ff6600" style:font-name="Arial"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order="none"/>
      <style:text-properties fo:color="#009900" style:font-name="Arial"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fo:border="none"/>
      <style:text-properties fo:color="#66cc00" style:font-name="Arial"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able-cell-properties fo:border="none"/>
      <style:text-properties fo:color="#0066cc" style:font-name="Arial"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fo:border="none"/>
      <style:text-properties fo:color="#729fcf" style:font-name="Arial"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able-cell-properties fo:border="none"/>
      <style:text-properties fo:color="#9966cc" style:font-name="Arial"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order="none"/>
      <style:text-properties fo:color="#990099" style:font-name="Arial"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border="none"/>
      <style:text-properties fo:color="#996600" style:font-name="Arial"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ext-properties style:font-name="Arial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none"/>
      <style:paragraph-properties fo:text-align="start" fo:margin-left="0mm"/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="none"/>
      <style:text-properties style:use-window-font-color="true" style:font-name="Arial" fo:font-weight="normal" style:font-weight-asian="normal" style:font-weight-complex="normal"/>
    </style:style>
    <style:style style:name="ce17" style:family="table-cell" style:parent-style-name="Default">
      <style:table-cell-properties fo:background-color="#b2b2b2" style:text-align-source="fix" style:repeat-content="false" fo:border="none" style:vertical-align="middle"/>
      <style:paragraph-properties fo:text-align="center" fo:margin-left="0mm"/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b2b2b2" style:text-align-source="fix" style:repeat-content="false" fo:border="none" style:vertical-align="middle"/>
      <style:paragraph-properties fo:text-align="start" fo:margin-left="0mm"/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use-window-font-color="true" style:font-name="Arial" fo:font-weight="normal" style:font-weight-asian="normal" style:font-weight-complex="normal"/>
      <style:map style:condition="cell-content()&gt;0" style:apply-style-name="Sense_20_títol3" style:base-cell-address="Full1.C3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  <style:map style:condition="cell-content()&gt;0" style:apply-style-name="Sense_20_títol3" style:base-cell-address="Full1.C3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use-window-font-color="true" style:font-name="Arial" fo:font-weight="normal" style:font-weight-asian="normal" style:font-weight-complex="normal"/>
      <style:map style:condition="cell-content()&gt;0" style:apply-style-name="Sense_20_títol3" style:base-cell-address="Full1.C17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b2b2b2" style:text-align-source="fix" style:repeat-content="false" fo:border="none"/>
      <style:paragraph-properties fo:text-align="start" fo:margin-left="0mm"/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  <style:map style:condition="cell-content()&gt;0" style:apply-style-name="Sense_20_títol3" style:base-cell-address="Full1.C17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C3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C17"/>
    </style:style>
    <style:style style:name="ce2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J3"/>
    </style:style>
    <style:style style:name="ce29" style:family="table-cell" style:parent-style-name="Default">
      <style:table-cell-properties fo:background-color="transparent"/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b2b2b2"/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4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5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6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7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8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9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1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11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12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13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14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15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16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17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18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19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20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21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22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23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24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25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26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27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28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29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30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31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32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33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34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35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36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37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38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39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40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41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42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43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44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45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46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47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48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49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50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51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52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53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54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55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56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57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58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59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60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61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62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63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64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65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66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67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68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69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70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K71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L21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!=0" style:apply-style-name="Sense_20_títol3" style:base-cell-address="Full1.L22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!=0" style:apply-style-name="Sense_20_títol3" style:base-cell-address="Full1.L22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!=0" style:apply-style-name="Sense_20_títol3" style:base-cell-address="Full1.L22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!=0" style:apply-style-name="Sense_20_títol3" style:base-cell-address="Full1.L22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!=0" style:apply-style-name="Sense_20_títol3" style:base-cell-address="Full1.L22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!=0" style:apply-style-name="Sense_20_títol3" style:base-cell-address="Full1.L22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!=0" style:apply-style-name="Sense_20_títol3" style:base-cell-address="Full1.L22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!=0" style:apply-style-name="Sense_20_títol3" style:base-cell-address="Full1.L22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!=0" style:apply-style-name="Sense_20_títol3" style:base-cell-address="Full1.L22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!=0" style:apply-style-name="Sense_20_títol3" style:base-cell-address="Full1.L22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!=0" style:apply-style-name="Sense_20_títol3" style:base-cell-address="Full1.L22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!=0" style:apply-style-name="Sense_20_títol3" style:base-cell-address="Full1.L22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!=0" style:apply-style-name="Sense_20_títol3" style:base-cell-address="Full1.L22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!=0" style:apply-style-name="Sense_20_títol3" style:base-cell-address="Full1.L22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!=0" style:apply-style-name="Sense_20_títol3" style:base-cell-address="Full1.L22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!=0" style:apply-style-name="Sense_20_títol3" style:base-cell-address="Full1.L22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!=0" style:apply-style-name="Sense_20_títol3" style:base-cell-address="Full1.L22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!=0" style:apply-style-name="Sense_20_títol3" style:base-cell-address="Full1.L22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!=0" style:apply-style-name="Sense_20_títol3" style:base-cell-address="Full1.L22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!=0" style:apply-style-name="Sense_20_títol3" style:base-cell-address="Full1.L22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L42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L43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L44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L45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L46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L47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L48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L49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L50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L51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L52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L53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L54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L55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L56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L57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L58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L59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L60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L61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L62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L63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L64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L65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L66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L67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L68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L69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L70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L71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3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4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5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6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7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8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9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10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11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12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13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14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15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16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17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18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19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20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21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22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23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24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25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26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27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28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29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30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31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32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33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34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35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36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37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38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39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40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41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42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43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44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45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46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47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48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49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50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51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52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53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54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55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56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57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58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59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60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61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62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63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64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65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66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67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68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69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70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M71"/>
    </style:style>
    <style:style style:name="ce21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mm"/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mm"/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!=0" style:apply-style-name="Sense_20_títol3" style:base-cell-address="Full1.N3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O35"/>
    </style:style>
    <style:style style:name="ce223" style:family="table-cell" style:parent-style-name="Default"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bold" style:font-weight-asian="bold" style:font-weight-complex="bold"/>
      <style:map style:condition="cell-content()&gt;0" style:apply-style-name="Sense_20_títol3" style:base-cell-address="Full1.U3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U3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U35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AA35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bold" style:font-weight-asian="bold" style:font-weight-complex="bold"/>
      <style:map style:condition="cell-content()&gt;0" style:apply-style-name="Sense_20_títol3" style:base-cell-address="Full1.AC3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AC3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AC35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bold" style:font-weight-asian="bold" style:font-weight-complex="bold"/>
      <style:map style:condition="cell-content()&gt;0" style:apply-style-name="Sense_20_títol3" style:base-cell-address="Full1.AD3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AD3"/>
    </style:style>
    <style:style style:name="ce23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AD35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bold" style:font-weight-asian="bold" style:font-weight-complex="bold"/>
      <style:map style:condition="cell-content()&gt;0" style:apply-style-name="Sense_20_títol3" style:base-cell-address="Full1.AE3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AE3"/>
    </style:style>
    <style:style style:name="ce23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  <style:map style:condition="cell-content()&gt;0" style:apply-style-name="Sense_20_títol3" style:base-cell-address="Full1.AE35"/>
    </style:style>
    <style:style style:name="ce237" style:family="table-cell" style:parent-style-name="Default">
      <style:table-cell-properties fo:border="none"/>
      <style:text-properties fo:color="#cc0000" style:font-name="Arial" fo:font-style="italic" fo:font-weight="bold" style:font-style-asian="italic" style:font-weight-asian="bold" style:font-style-complex="italic" style:font-weight-complex="bold"/>
    </style:style>
    <style:style style:name="ce23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39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Full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3" table:default-cell-style-name="ce22"/>
        <table:table-column table:style-name="co3" table:default-cell-style-name="ce13"/>
        <table:table-column table:style-name="co4" table:number-columns-repeated="2" table:default-cell-style-name="ce13"/>
        <table:table-column table:style-name="co4" table:default-cell-style-name="ce22"/>
        <table:table-column table:style-name="co4" table:default-cell-style-name="ce13"/>
        <table:table-column table:style-name="co5" table:default-cell-style-name="ce13"/>
        <table:table-column table:style-name="co4" table:number-columns-repeated="2" table:default-cell-style-name="ce13"/>
        <table:table-column table:style-name="co6" table:default-cell-style-name="ce13"/>
        <table:table-column table:style-name="co7" table:number-columns-repeated="2" table:default-cell-style-name="ce13"/>
        <table:table-column table:style-name="co8" table:default-cell-style-name="ce13"/>
        <table:table-column table:style-name="co9" table:default-cell-style-name="ce13"/>
        <table:table-column table:style-name="co8" table:number-columns-repeated="2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number-columns-repeated="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2" table:default-cell-style-name="ce13"/>
        <table:table-column table:style-name="co16" table:default-cell-style-name="ce13"/>
        <table:table-column table:style-name="co17" table:default-cell-style-name="ce13"/>
        <table:table-column table:style-name="co11" table:default-cell-style-name="ce13"/>
        <table:table-column table:style-name="co18" table:default-cell-style-name="ce13"/>
        <table:table-column table:style-name="co1" table:default-cell-style-name="ce13"/>
        <table:table-column table:style-name="co2" table:default-cell-style-name="ce13"/>
        <table:table-column table:style-name="co19" table:number-columns-repeated="990" table:default-cell-style-name="ce13"/>
        <table:table-column table:style-name="co19" table:default-cell-style-name="ce22"/>
        <table:table-row table:style-name="ro1">
          <table:table-cell table:style-name="ce1"/>
          <table:table-cell table:style-name="ce14"/>
          <table:table-cell table:style-name="ce17" office:value-type="string" calcext:value-type="string" table:number-columns-spanned="11" table:number-rows-spanned="1">
            <text:p>NMD core</text:p>
          </table:table-cell>
          <table:covered-table-cell table:style-name="ce23"/>
          <table:covered-table-cell table:style-name="ce18"/>
          <table:covered-table-cell table:style-name="ce14"/>
          <table:covered-table-cell table:style-name="ce27"/>
          <table:covered-table-cell table:style-name="ce14"/>
          <table:covered-table-cell table:number-columns-repeated="2" table:style-name="ce27"/>
          <table:covered-table-cell table:number-columns-repeated="3" table:style-name="ce29"/>
          <table:table-cell table:style-name="ce219" office:value-type="string" calcext:value-type="string" table:number-columns-spanned="2" table:number-rows-spanned="1">
            <text:p>Release factors</text:p>
          </table:table-cell>
          <table:covered-table-cell table:style-name="ce15"/>
          <table:table-cell table:style-name="ce17" office:value-type="string" calcext:value-type="string" table:number-columns-spanned="4" table:number-rows-spanned="1">
            <text:p>Exon junction complex</text:p>
          </table:table-cell>
          <table:covered-table-cell table:style-name="ce23"/>
          <table:covered-table-cell table:style-name="ce18"/>
          <table:covered-table-cell table:style-name="ce23"/>
          <table:table-cell table:style-name="ce29"/>
          <table:table-cell table:style-name="ce219" office:value-type="string" calcext:value-type="string" table:number-columns-spanned="11" table:number-rows-spanned="1">
            <text:p>SR proteins</text:p>
          </table:table-cell>
          <table:covered-table-cell table:style-name="ce15"/>
          <table:covered-table-cell table:number-columns-repeated="3" table:style-name="ce220"/>
          <table:covered-table-cell table:number-columns-repeated="4" table:style-name="ce15"/>
          <table:covered-table-cell table:style-name="ce220"/>
          <table:covered-table-cell table:style-name="ce15"/>
          <table:table-cell table:style-name="ce29" table:number-columns-repeated="992"/>
          <table:table-cell table:style-name="ce238"/>
        </table:table-row>
        <table:table-row table:style-name="ro1">
          <table:table-cell table:style-name="ce2" office:value-type="string" calcext:value-type="string">
            <text:p>Species name</text:p>
          </table:table-cell>
          <table:table-cell table:style-name="ce15" office:value-type="string" calcext:value-type="string">
            <text:p>Abbreviation</text:p>
          </table:table-cell>
          <table:table-cell table:style-name="ce18" office:value-type="string" calcext:value-type="string">
            <text:p>Upf1</text:p>
          </table:table-cell>
          <table:table-cell table:style-name="ce23" office:value-type="string" calcext:value-type="string">
            <text:p>Upf2</text:p>
          </table:table-cell>
          <table:table-cell table:style-name="ce18" office:value-type="string" calcext:value-type="string">
            <text:p>Upf3</text:p>
          </table:table-cell>
          <table:table-cell table:style-name="ce23" office:value-type="string" calcext:value-type="string">
            <text:p>SMG1</text:p>
          </table:table-cell>
          <table:table-cell table:style-name="ce18" office:value-type="string" calcext:value-type="string">
            <text:p>SMG5</text:p>
          </table:table-cell>
          <table:table-cell table:style-name="ce23" office:value-type="string" calcext:value-type="string">
            <text:p>SMG6</text:p>
          </table:table-cell>
          <table:table-cell table:style-name="ce18" office:value-type="string" calcext:value-type="string">
            <text:p>SMG7</text:p>
          </table:table-cell>
          <table:table-cell table:style-name="ce18" office:value-type="string" calcext:value-type="string">
            <text:p>SMG5/6/7-like</text:p>
          </table:table-cell>
          <table:table-cell table:style-name="ce30" office:value-type="string" calcext:value-type="string">
            <text:p>SMG8</text:p>
          </table:table-cell>
          <table:table-cell table:style-name="ce30" office:value-type="string" calcext:value-type="string">
            <text:p>SMG9</text:p>
          </table:table-cell>
          <table:table-cell table:style-name="ce30" office:value-type="string" calcext:value-type="string">
            <text:p>SMG8/9-like</text:p>
          </table:table-cell>
          <table:table-cell table:style-name="ce220" office:value-type="string" calcext:value-type="string">
            <text:p>eRF1</text:p>
          </table:table-cell>
          <table:table-cell table:style-name="ce15" office:value-type="string" calcext:value-type="string">
            <text:p>eRF3</text:p>
          </table:table-cell>
          <table:table-cell table:style-name="ce18" office:value-type="string" calcext:value-type="string">
            <text:p>eIF4A3</text:p>
          </table:table-cell>
          <table:table-cell table:style-name="ce23" office:value-type="string" calcext:value-type="string">
            <text:p>Y14</text:p>
          </table:table-cell>
          <table:table-cell table:style-name="ce18" office:value-type="string" calcext:value-type="string">
            <text:p>Magoh</text:p>
          </table:table-cell>
          <table:table-cell table:style-name="ce23" office:value-type="string" calcext:value-type="string">
            <text:p>MLN51</text:p>
          </table:table-cell>
          <table:table-cell table:style-name="ce223"/>
          <table:table-cell table:style-name="ce220" office:value-type="string" calcext:value-type="string">
            <text:p>SRSF3-7</text:p>
          </table:table-cell>
          <table:table-cell table:style-name="ce15" office:value-type="string" calcext:value-type="string">
            <text:p>SRSF1-9-A</text:p>
          </table:table-cell>
          <table:table-cell table:style-name="ce15" office:value-type="string" calcext:value-type="string">
            <text:p>SRSF1-9-B</text:p>
          </table:table-cell>
          <table:table-cell table:style-name="ce15" office:value-type="string" calcext:value-type="string">
            <text:p>SRSF1-9-A &amp; B</text:p>
          </table:table-cell>
          <table:table-cell table:style-name="ce15" office:value-type="string" calcext:value-type="string">
            <text:p>SRSF1-9-A OR B</text:p>
          </table:table-cell>
          <table:table-cell table:style-name="ce15" office:value-type="string" calcext:value-type="string">
            <text:p>SRSF4-5-6-A</text:p>
          </table:table-cell>
          <table:table-cell table:style-name="ce15" office:value-type="string" calcext:value-type="string">
            <text:p>SRSF4-5-6-B</text:p>
          </table:table-cell>
          <table:table-cell table:style-name="ce15" office:value-type="string" calcext:value-type="string">
            <text:p>SRSF4-5-6-A &amp; B</text:p>
          </table:table-cell>
          <table:table-cell table:style-name="ce15" office:value-type="string" calcext:value-type="string">
            <text:p>SRSF4-5-6-A OR B</text:p>
          </table:table-cell>
          <table:table-cell table:style-name="ce220" office:value-type="string" calcext:value-type="string">
            <text:p>SRSF2-8</text:p>
          </table:table-cell>
          <table:table-cell table:style-name="ce15" office:value-type="string" calcext:value-type="string">
            <text:p>TRA2</text:p>
          </table:table-cell>
          <table:table-cell table:style-name="ce2" office:value-type="string" calcext:value-type="string">
            <text:p>Species name</text:p>
          </table:table-cell>
          <table:table-cell table:style-name="ce15" office:value-type="string" calcext:value-type="string">
            <text:p>Abbreviation</text:p>
          </table:table-cell>
          <table:table-cell table:style-name="ce223" table:number-columns-repeated="990"/>
          <table:table-cell table:style-name="ce239"/>
        </table:table-row>
        <table:table-row table:style-name="ro2">
          <table:table-cell table:style-name="ce3" office:value-type="string" calcext:value-type="string">
            <text:p>Homo sapiens</text:p>
          </table:table-cell>
          <table:table-cell table:style-name="ce16" office:value-type="string" calcext:value-type="string">
            <text:p>Hsap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150" office:value-type="float" office:value="0" calcext:value-type="float">
            <text:p>0</text:p>
          </table:table-cell>
          <table:table-cell table:style-name="ce221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number-columns-repeated="5" table:style-name="ce224" office:value-type="float" office:value="2" calcext:value-type="float">
            <text:p>2</text:p>
          </table:table-cell>
          <table:table-cell table:number-columns-repeated="3" table:style-name="ce224" office:value-type="float" office:value="3" calcext:value-type="float">
            <text:p>3</text:p>
          </table:table-cell>
          <table:table-cell table:style-name="ce228" office:value-type="float" office:value="3" calcext:value-type="float">
            <text:p>3</text:p>
          </table:table-cell>
          <table:table-cell table:style-name="ce231" office:value-type="float" office:value="2" calcext:value-type="float">
            <text:p>2</text:p>
          </table:table-cell>
          <table:table-cell table:style-name="ce234" office:value-type="float" office:value="2" calcext:value-type="float">
            <text:p>2</text:p>
          </table:table-cell>
          <table:table-cell table:style-name="ce237" office:value-type="string" calcext:value-type="string">
            <text:p>Homo sapiens</text:p>
          </table:table-cell>
          <table:table-cell table:style-name="ce16" office:value-type="string" calcext:value-type="string">
            <text:p>Hsap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Ciona intestinalis</text:p>
          </table:table-cell>
          <table:table-cell table:style-name="ce16" office:value-type="string" calcext:value-type="string">
            <text:p>Cint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style-name="ce225" office:value-type="float" office:value="2" calcext:value-type="float">
            <text:p>2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2" calcext:value-type="float">
            <text:p>2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2" calcext:value-type="float">
            <text:p>2</text:p>
          </table:table-cell>
          <table:table-cell table:style-name="ce225" office:value-type="float" office:value="4" calcext:value-type="float">
            <text:p>4</text:p>
          </table:table-cell>
          <table:table-cell table:number-columns-repeated="2" table:style-name="ce225" office:value-type="float" office:value="3" calcext:value-type="float">
            <text:p>3</text:p>
          </table:table-cell>
          <table:table-cell table:style-name="ce229" office:value-type="float" office:value="4" calcext:value-type="float">
            <text:p>4</text:p>
          </table:table-cell>
          <table:table-cell table:style-name="ce232" office:value-type="float" office:value="1" calcext:value-type="float">
            <text:p>1</text:p>
          </table:table-cell>
          <table:table-cell table:style-name="ce235" office:value-type="float" office:value="0" calcext:value-type="float">
            <text:p>0</text:p>
          </table:table-cell>
          <table:table-cell table:style-name="ce3" office:value-type="string" calcext:value-type="string">
            <text:p>Ciona intestinalis</text:p>
          </table:table-cell>
          <table:table-cell table:style-name="ce16" office:value-type="string" calcext:value-type="string">
            <text:p>Cint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Branchiostoma floridae</text:p>
          </table:table-cell>
          <table:table-cell table:style-name="ce16" office:value-type="string" calcext:value-type="string">
            <text:p>Bflo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221" office:value-type="float" office:value="3" calcext:value-type="float">
            <text:p>3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/>
          <table:table-cell table:style-name="ce225" office:value-type="float" office:value="8" calcext:value-type="float">
            <text:p>8</text:p>
          </table:table-cell>
          <table:table-cell table:number-columns-repeated="4" table:style-name="ce225" office:value-type="float" office:value="4" calcext:value-type="float">
            <text:p>4</text:p>
          </table:table-cell>
          <table:table-cell table:style-name="ce225" office:value-type="float" office:value="3" calcext:value-type="float">
            <text:p>3</text:p>
          </table:table-cell>
          <table:table-cell table:style-name="ce225" office:value-type="float" office:value="4" calcext:value-type="float">
            <text:p>4</text:p>
          </table:table-cell>
          <table:table-cell table:style-name="ce225" office:value-type="float" office:value="3" calcext:value-type="float">
            <text:p>3</text:p>
          </table:table-cell>
          <table:table-cell table:style-name="ce229" office:value-type="float" office:value="4" calcext:value-type="float">
            <text:p>4</text:p>
          </table:table-cell>
          <table:table-cell table:style-name="ce232" office:value-type="float" office:value="2" calcext:value-type="float">
            <text:p>2</text:p>
          </table:table-cell>
          <table:table-cell table:style-name="ce235" office:value-type="float" office:value="2" calcext:value-type="float">
            <text:p>2</text:p>
          </table:table-cell>
          <table:table-cell table:style-name="ce3" office:value-type="string" calcext:value-type="string">
            <text:p>Branchiostoma floridae</text:p>
          </table:table-cell>
          <table:table-cell table:style-name="ce16" office:value-type="string" calcext:value-type="string">
            <text:p>Bflo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Saccoglossus kowalevskii</text:p>
          </table:table-cell>
          <table:table-cell table:style-name="ce16" office:value-type="string" calcext:value-type="string">
            <text:p>Skow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style-name="ce225" office:value-type="float" office:value="6" calcext:value-type="float">
            <text:p>6</text:p>
          </table:table-cell>
          <table:table-cell table:number-columns-repeated="7" table:style-name="ce225" office:value-type="float" office:value="2" calcext:value-type="float">
            <text:p>2</text:p>
          </table:table-cell>
          <table:table-cell table:style-name="ce229" office:value-type="float" office:value="2" calcext:value-type="float">
            <text:p>2</text:p>
          </table:table-cell>
          <table:table-cell table:style-name="ce232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 table:style-name="ce3" office:value-type="string" calcext:value-type="string">
            <text:p>Saccoglossus kowalevskii</text:p>
          </table:table-cell>
          <table:table-cell table:style-name="ce16" office:value-type="string" calcext:value-type="string">
            <text:p>Skow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Drosophila melanogaster</text:p>
          </table:table-cell>
          <table:table-cell table:style-name="ce16" office:value-type="string" calcext:value-type="string">
            <text:p>Dmel 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5" table:style-name="ce25" office:value-type="float" office:value="1" calcext:value-type="float">
            <text:p>1</text:p>
          </table:table-cell>
          <table:table-cell/>
          <table:table-cell table:style-name="ce225" office:value-type="float" office:value="4" calcext:value-type="float">
            <text:p>4</text:p>
          </table:table-cell>
          <table:table-cell table:number-columns-repeated="7" table:style-name="ce225" office:value-type="float" office:value="1" calcext:value-type="float">
            <text:p>1</text:p>
          </table:table-cell>
          <table:table-cell table:style-name="ce229" office:value-type="float" office:value="1" calcext:value-type="float">
            <text:p>1</text:p>
          </table:table-cell>
          <table:table-cell table:style-name="ce232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 table:style-name="ce3" office:value-type="string" calcext:value-type="string">
            <text:p>Drosophila melanogaster</text:p>
          </table:table-cell>
          <table:table-cell table:style-name="ce16" office:value-type="string" calcext:value-type="string">
            <text:p>Dmel 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Daphnia pulex</text:p>
          </table:table-cell>
          <table:table-cell table:style-name="ce16" office:value-type="string" calcext:value-type="string">
            <text:p>Dpul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style-name="ce221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/>
          <table:table-cell table:style-name="ce225" office:value-type="float" office:value="4" calcext:value-type="float">
            <text:p>4</text:p>
          </table:table-cell>
          <table:table-cell table:number-columns-repeated="7" table:style-name="ce225" office:value-type="float" office:value="1" calcext:value-type="float">
            <text:p>1</text:p>
          </table:table-cell>
          <table:table-cell table:style-name="ce229" office:value-type="float" office:value="1" calcext:value-type="float">
            <text:p>1</text:p>
          </table:table-cell>
          <table:table-cell table:style-name="ce232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 table:style-name="ce3" office:value-type="string" calcext:value-type="string">
            <text:p>Daphnia pulex</text:p>
          </table:table-cell>
          <table:table-cell table:style-name="ce16" office:value-type="string" calcext:value-type="string">
            <text:p>Dpul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Caenorhabditis elegans</text:p>
          </table:table-cell>
          <table:table-cell table:style-name="ce16" office:value-type="string" calcext:value-type="string">
            <text:p>Cele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  <table:table-cell table:style-name="ce221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/>
          <table:table-cell table:style-name="ce225" office:value-type="float" office:value="2" calcext:value-type="float">
            <text:p>2</text:p>
          </table:table-cell>
          <table:table-cell table:number-columns-repeated="4" table:style-name="ce225" office:value-type="float" office:value="1" calcext:value-type="float">
            <text:p>1</text:p>
          </table:table-cell>
          <table:table-cell table:style-name="ce225" office:value-type="float" office:value="3" calcext:value-type="float">
            <text:p>3</text:p>
          </table:table-cell>
          <table:table-cell table:number-columns-repeated="2" table:style-name="ce225" office:value-type="float" office:value="2" calcext:value-type="float">
            <text:p>2</text:p>
          </table:table-cell>
          <table:table-cell table:style-name="ce229" office:value-type="float" office:value="3" calcext:value-type="float">
            <text:p>3</text:p>
          </table:table-cell>
          <table:table-cell table:style-name="ce232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 table:style-name="ce3" office:value-type="string" calcext:value-type="string">
            <text:p>Caenorhabditis elegans</text:p>
          </table:table-cell>
          <table:table-cell table:style-name="ce16" office:value-type="string" calcext:value-type="string">
            <text:p>Cele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Capitella teleta</text:p>
          </table:table-cell>
          <table:table-cell table:style-name="ce16" office:value-type="string" calcext:value-type="string">
            <text:p>Ctel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157" office:value-type="float" office:value="0" calcext:value-type="float">
            <text:p>0</text:p>
          </table:table-cell>
          <table:table-cell table:style-name="ce221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style-name="ce225" office:value-type="float" office:value="6" calcext:value-type="float">
            <text:p>6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2" calcext:value-type="float">
            <text:p>2</text:p>
          </table:table-cell>
          <table:table-cell table:style-name="ce229" office:value-type="float" office:value="2" calcext:value-type="float">
            <text:p>2</text:p>
          </table:table-cell>
          <table:table-cell table:style-name="ce232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 table:style-name="ce3" office:value-type="string" calcext:value-type="string">
            <text:p>Capitella teleta</text:p>
          </table:table-cell>
          <table:table-cell table:style-name="ce16" office:value-type="string" calcext:value-type="string">
            <text:p>Ctel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Lottia gigantea</text:p>
          </table:table-cell>
          <table:table-cell table:style-name="ce16" office:value-type="string" calcext:value-type="string">
            <text:p>Lgig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158" office:value-type="float" office:value="0" calcext:value-type="float">
            <text:p>0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5" table:style-name="ce25" office:value-type="float" office:value="1" calcext:value-type="float">
            <text:p>1</text:p>
          </table:table-cell>
          <table:table-cell/>
          <table:table-cell table:style-name="ce225" office:value-type="float" office:value="5" calcext:value-type="float">
            <text:p>5</text:p>
          </table:table-cell>
          <table:table-cell table:number-columns-repeated="4"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2" calcext:value-type="float">
            <text:p>2</text:p>
          </table:table-cell>
          <table:table-cell table:style-name="ce229" office:value-type="float" office:value="2" calcext:value-type="float">
            <text:p>2</text:p>
          </table:table-cell>
          <table:table-cell table:style-name="ce232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 table:style-name="ce3" office:value-type="string" calcext:value-type="string">
            <text:p>Lottia gigantea</text:p>
          </table:table-cell>
          <table:table-cell table:style-name="ce16" office:value-type="string" calcext:value-type="string">
            <text:p>Lgig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Aiptasia <text:span text:style-name="T1">sp.</text:span></text:p>
          </table:table-cell>
          <table:table-cell table:style-name="ce16" office:value-type="string" calcext:value-type="string">
            <text:p>Aipt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/>
          <table:table-cell table:number-columns-repeated="5" table:style-name="ce225" office:value-type="float" office:value="2" calcext:value-type="float">
            <text:p>2</text:p>
          </table:table-cell>
          <table:table-cell table:number-columns-repeated="3" table:style-name="ce225" office:value-type="float" office:value="8" calcext:value-type="float">
            <text:p>8</text:p>
          </table:table-cell>
          <table:table-cell table:style-name="ce229" office:value-type="float" office:value="8" calcext:value-type="float">
            <text:p>8</text:p>
          </table:table-cell>
          <table:table-cell table:style-name="ce232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 table:style-name="ce3" office:value-type="string" calcext:value-type="string">
            <text:p>Aiptasia <text:span text:style-name="T1">sp.</text:span></text:p>
          </table:table-cell>
          <table:table-cell table:style-name="ce16" office:value-type="string" calcext:value-type="string">
            <text:p>Aipt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Nematostella vectensis</text:p>
          </table:table-cell>
          <table:table-cell table:style-name="ce16" office:value-type="string" calcext:value-type="string">
            <text:p>Nvec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5" table:style-name="ce25" office:value-type="float" office:value="1" calcext:value-type="float">
            <text:p>1</text:p>
          </table:table-cell>
          <table:table-cell/>
          <table:table-cell table:style-name="ce224" office:value-type="float" office:value="4" calcext:value-type="float">
            <text:p>4</text:p>
          </table:table-cell>
          <table:table-cell table:number-columns-repeated="4" table:style-name="ce224" office:value-type="float" office:value="1" calcext:value-type="float">
            <text:p>1</text:p>
          </table:table-cell>
          <table:table-cell table:style-name="ce224" office:value-type="float" office:value="6" calcext:value-type="float">
            <text:p>6</text:p>
          </table:table-cell>
          <table:table-cell table:number-columns-repeated="2" table:style-name="ce224" office:value-type="float" office:value="5" calcext:value-type="float">
            <text:p>5</text:p>
          </table:table-cell>
          <table:table-cell table:style-name="ce228" office:value-type="float" office:value="6" calcext:value-type="float">
            <text:p>6</text:p>
          </table:table-cell>
          <table:table-cell table:style-name="ce231" office:value-type="float" office:value="1" calcext:value-type="float">
            <text:p>1</text:p>
          </table:table-cell>
          <table:table-cell table:style-name="ce234" office:value-type="float" office:value="1" calcext:value-type="float">
            <text:p>1</text:p>
          </table:table-cell>
          <table:table-cell table:style-name="ce237" office:value-type="string" calcext:value-type="string">
            <text:p>Nematostella vectensis</text:p>
          </table:table-cell>
          <table:table-cell table:style-name="ce16" office:value-type="string" calcext:value-type="string">
            <text:p>Nvec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Acropora digitifera</text:p>
          </table:table-cell>
          <table:table-cell table:style-name="ce16" office:value-type="string" calcext:value-type="string">
            <text:p>Adig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221" office:value-type="string" calcext:value-type="string">
            <text:p>1/Partial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/>
          <table:table-cell table:style-name="ce225" office:value-type="float" office:value="3" calcext:value-type="float">
            <text:p>3</text:p>
          </table:table-cell>
          <table:table-cell table:number-columns-repeated="4" table:style-name="ce225" office:value-type="float" office:value="1" calcext:value-type="float">
            <text:p>1</text:p>
          </table:table-cell>
          <table:table-cell table:style-name="ce225" office:value-type="float" office:value="2" calcext:value-type="float">
            <text:p>2</text:p>
          </table:table-cell>
          <table:table-cell table:style-name="ce225" office:value-type="float" office:value="3" calcext:value-type="float">
            <text:p>3</text:p>
          </table:table-cell>
          <table:table-cell table:style-name="ce225" office:value-type="float" office:value="1" calcext:value-type="float">
            <text:p>1</text:p>
          </table:table-cell>
          <table:table-cell table:style-name="ce229" office:value-type="float" office:value="4" calcext:value-type="float">
            <text:p>4</text:p>
          </table:table-cell>
          <table:table-cell table:style-name="ce232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style-name="ce3" office:value-type="string" calcext:value-type="string">
            <text:p>Acropora digitifera</text:p>
          </table:table-cell>
          <table:table-cell table:style-name="ce16" office:value-type="string" calcext:value-type="string">
            <text:p>Adig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Hydra magnipapillata <text:span text:style-name="T1">(or vulgaris)</text:span></text:p>
          </table:table-cell>
          <table:table-cell table:style-name="ce16" office:value-type="string" calcext:value-type="string">
            <text:p>Hmag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162" office:value-type="float" office:value="0" calcext:value-type="float">
            <text:p>0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style-name="ce225" office:value-type="float" office:value="4" calcext:value-type="float">
            <text:p>4</text:p>
          </table:table-cell>
          <table:table-cell table:number-columns-repeated="4"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6" calcext:value-type="float">
            <text:p>6</text:p>
          </table:table-cell>
          <table:table-cell table:style-name="ce225" office:value-type="float" office:value="5" calcext:value-type="float">
            <text:p>5</text:p>
          </table:table-cell>
          <table:table-cell table:style-name="ce229" office:value-type="float" office:value="7" calcext:value-type="float">
            <text:p>7</text:p>
          </table:table-cell>
          <table:table-cell table:style-name="ce232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 table:style-name="ce3" office:value-type="string" calcext:value-type="string">
            <text:p>Hydra magnipapillata <text:span text:style-name="T1">(or vulgaris)</text:span></text:p>
          </table:table-cell>
          <table:table-cell table:style-name="ce16" office:value-type="string" calcext:value-type="string">
            <text:p>Hmag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Trichoplax adhaerens</text:p>
          </table:table-cell>
          <table:table-cell table:style-name="ce16" office:value-type="string" calcext:value-type="string">
            <text:p>Tadh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163" office:value-type="float" office:value="0" calcext:value-type="float">
            <text:p>0</text:p>
          </table:table-cell>
          <table:table-cell table:style-name="ce221" office:value-type="float" office:value="1" calcext:value-type="float">
            <text:p>1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number-columns-repeated="5" table:style-name="ce224" office:value-type="float" office:value="1" calcext:value-type="float">
            <text:p>1</text:p>
          </table:table-cell>
          <table:table-cell table:number-columns-repeated="3" table:style-name="ce224" office:value-type="float" office:value="2" calcext:value-type="float">
            <text:p>2</text:p>
          </table:table-cell>
          <table:table-cell table:style-name="ce228" office:value-type="float" office:value="2" calcext:value-type="float">
            <text:p>2</text:p>
          </table:table-cell>
          <table:table-cell table:style-name="ce231" office:value-type="float" office:value="1" calcext:value-type="float">
            <text:p>1</text:p>
          </table:table-cell>
          <table:table-cell table:style-name="ce234" office:value-type="float" office:value="0" calcext:value-type="float">
            <text:p>0</text:p>
          </table:table-cell>
          <table:table-cell table:style-name="ce237" office:value-type="string" calcext:value-type="string">
            <text:p>Trichoplax adhaerens</text:p>
          </table:table-cell>
          <table:table-cell table:style-name="ce16" office:value-type="string" calcext:value-type="string">
            <text:p>Tadh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Mnemiopsis leidyi</text:p>
          </table:table-cell>
          <table:table-cell table:style-name="ce16" office:value-type="string" calcext:value-type="string">
            <text:p>Mlei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/>
          <table:table-cell table:style-name="ce224" office:value-type="float" office:value="15" calcext:value-type="float">
            <text:p>15</text:p>
          </table:table-cell>
          <table:table-cell table:number-columns-repeated="4" table:style-name="ce224" office:value-type="float" office:value="1" calcext:value-type="float">
            <text:p>1</text:p>
          </table:table-cell>
          <table:table-cell table:style-name="ce224" office:value-type="float" office:value="2" calcext:value-type="float">
            <text:p>2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28" office:value-type="float" office:value="2" calcext:value-type="float">
            <text:p>2</text:p>
          </table:table-cell>
          <table:table-cell table:style-name="ce231" office:value-type="float" office:value="1" calcext:value-type="float">
            <text:p>1</text:p>
          </table:table-cell>
          <table:table-cell table:style-name="ce234" office:value-type="float" office:value="0" calcext:value-type="float">
            <text:p>0</text:p>
          </table:table-cell>
          <table:table-cell table:style-name="ce237" office:value-type="string" calcext:value-type="string">
            <text:p>Mnemiopsis leidyi</text:p>
          </table:table-cell>
          <table:table-cell table:style-name="ce16" office:value-type="string" calcext:value-type="string">
            <text:p>Mlei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Sycon ciliatum</text:p>
          </table:table-cell>
          <table:table-cell table:style-name="ce16" office:value-type="string" calcext:value-type="string">
            <text:p>Scil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style-name="ce225" office:value-type="float" office:value="5" calcext:value-type="float">
            <text:p>5</text:p>
          </table:table-cell>
          <table:table-cell table:number-columns-repeated="4"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2" calcext:value-type="float">
            <text:p>2</text:p>
          </table:table-cell>
          <table:table-cell table:style-name="ce229" office:value-type="float" office:value="2" calcext:value-type="float">
            <text:p>2</text:p>
          </table:table-cell>
          <table:table-cell table:style-name="ce232" office:value-type="float" office:value="1" calcext:value-type="float">
            <text:p>1</text:p>
          </table:table-cell>
          <table:table-cell table:style-name="ce235" office:value-type="float" office:value="2" calcext:value-type="float">
            <text:p>2</text:p>
          </table:table-cell>
          <table:table-cell table:style-name="ce3" office:value-type="string" calcext:value-type="string">
            <text:p>Sycon ciliatum</text:p>
          </table:table-cell>
          <table:table-cell table:style-name="ce16" office:value-type="string" calcext:value-type="string">
            <text:p>Scil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Leucosolenia complicata</text:p>
          </table:table-cell>
          <table:table-cell table:style-name="ce16" office:value-type="string" calcext:value-type="string">
            <text:p>Lcom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166" office:value-type="float" office:value="0" calcext:value-type="float">
            <text:p>0</text:p>
          </table:table-cell>
          <table:table-cell table:style-name="ce221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style-name="ce225" office:value-type="float" office:value="8" calcext:value-type="float">
            <text:p>8</text:p>
          </table:table-cell>
          <table:table-cell table:number-columns-repeated="2" table:style-name="ce225" office:value-type="float" office:value="4" calcext:value-type="float">
            <text:p>4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7" calcext:value-type="float">
            <text:p>7</text:p>
          </table:table-cell>
          <table:table-cell table:style-name="ce225" office:value-type="float" office:value="4" calcext:value-type="float">
            <text:p>4</text:p>
          </table:table-cell>
          <table:table-cell table:style-name="ce225" office:value-type="float" office:value="6" calcext:value-type="float">
            <text:p>6</text:p>
          </table:table-cell>
          <table:table-cell table:style-name="ce225" office:value-type="float" office:value="2" calcext:value-type="float">
            <text:p>2</text:p>
          </table:table-cell>
          <table:table-cell table:style-name="ce229" office:value-type="float" office:value="8" calcext:value-type="float">
            <text:p>8</text:p>
          </table:table-cell>
          <table:table-cell table:style-name="ce232" office:value-type="float" office:value="4" calcext:value-type="float">
            <text:p>4</text:p>
          </table:table-cell>
          <table:table-cell table:style-name="ce235" office:value-type="float" office:value="2" calcext:value-type="float">
            <text:p>2</text:p>
          </table:table-cell>
          <table:table-cell table:style-name="ce3" office:value-type="string" calcext:value-type="string">
            <text:p>Leucosolenia complicata</text:p>
          </table:table-cell>
          <table:table-cell table:style-name="ce16" office:value-type="string" calcext:value-type="string">
            <text:p>Lcom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Oscarella carmela</text:p>
          </table:table-cell>
          <table:table-cell table:style-name="ce16" office:value-type="string" calcext:value-type="string">
            <text:p>Ocar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221" office:value-type="float" office:value="3" calcext:value-type="float">
            <text:p>3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number-columns-repeated="4" table:style-name="ce225" office:value-type="float" office:value="1" calcext:value-type="float">
            <text:p>1</text:p>
          </table:table-cell>
          <table:table-cell table:style-name="ce229" office:value-type="float" office:value="1" calcext:value-type="float">
            <text:p>1</text:p>
          </table:table-cell>
          <table:table-cell table:style-name="ce232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 table:style-name="ce3" office:value-type="string" calcext:value-type="string">
            <text:p>Oscarella carmela</text:p>
          </table:table-cell>
          <table:table-cell table:style-name="ce16" office:value-type="string" calcext:value-type="string">
            <text:p>Ocar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Amphimedon queenslandica</text:p>
          </table:table-cell>
          <table:table-cell table:style-name="ce16" office:value-type="string" calcext:value-type="string">
            <text:p>Aque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221" office:value-type="float" office:value="1" calcext:value-type="float">
            <text:p>1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number-columns-repeated="8" table:style-name="ce224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style-name="ce231" office:value-type="float" office:value="1" calcext:value-type="float">
            <text:p>1</text:p>
          </table:table-cell>
          <table:table-cell table:style-name="ce234" office:value-type="float" office:value="1" calcext:value-type="float">
            <text:p>1</text:p>
          </table:table-cell>
          <table:table-cell table:style-name="ce237" office:value-type="string" calcext:value-type="string">
            <text:p>Amphimedon queenslandica</text:p>
          </table:table-cell>
          <table:table-cell table:style-name="ce16" office:value-type="string" calcext:value-type="string">
            <text:p>Aque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Monosiga brevicollis</text:p>
          </table:table-cell>
          <table:table-cell table:style-name="ce16" office:value-type="string" calcext:value-type="string">
            <text:p>Mbre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69" office:value-type="float" office:value="1" calcext:value-type="float">
            <text:p>1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number-columns-repeated="5"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9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 table:style-name="ce4" office:value-type="string" calcext:value-type="string">
            <text:p>Monosiga brevicollis</text:p>
          </table:table-cell>
          <table:table-cell table:style-name="ce16" office:value-type="string" calcext:value-type="string">
            <text:p>Mbre</text:p>
          </table:table-cell>
          <table:table-cell table:number-columns-repeated="991"/>
        </table:table-row>
        <table:table-row table:style-name="ro2">
          <table:table-cell table:style-name="ce4" office:value-type="string" calcext:value-type="string">
            <text:p>Salpingoeca rosetta</text:p>
          </table:table-cell>
          <table:table-cell table:style-name="ce16" office:value-type="string" calcext:value-type="string">
            <text:p>Sros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50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170" office:value-type="float" office:value="1" calcext:value-type="float">
            <text:p>1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5" table:style-name="ce25" office:value-type="float" office:value="1" calcext:value-type="float">
            <text:p>1</text:p>
          </table:table-cell>
          <table:table-cell/>
          <table:table-cell table:number-columns-repeated="5"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9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 table:style-name="ce4" office:value-type="string" calcext:value-type="string">
            <text:p>Salpingoeca rosetta</text:p>
          </table:table-cell>
          <table:table-cell table:style-name="ce16" office:value-type="string" calcext:value-type="string">
            <text:p>Sros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Ministeria vibrans</text:p>
          </table:table-cell>
          <table:table-cell table:style-name="ce16" office:value-type="string" calcext:value-type="string">
            <text:p>Mvib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style-name="ce221"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/>
          <table:table-cell table:number-columns-repeated="5" table:style-name="ce225" office:value-type="float" office:value="0" calcext:value-type="float">
            <text:p>0</text:p>
          </table:table-cell>
          <table:table-cell table:number-columns-repeated="3" table:style-name="ce225" office:value-type="float" office:value="2" calcext:value-type="float">
            <text:p>2</text:p>
          </table:table-cell>
          <table:table-cell table:style-name="ce229" office:value-type="float" office:value="2" calcext:value-type="float">
            <text:p>2</text:p>
          </table:table-cell>
          <table:table-cell table:style-name="ce232" office:value-type="float" office:value="1" calcext:value-type="float">
            <text:p>1</text:p>
          </table:table-cell>
          <table:table-cell table:style-name="ce235" office:value-type="float" office:value="0" calcext:value-type="float">
            <text:p>0</text:p>
          </table:table-cell>
          <table:table-cell table:style-name="ce5" office:value-type="string" calcext:value-type="string">
            <text:p>Ministeria vibrans</text:p>
          </table:table-cell>
          <table:table-cell table:style-name="ce16" office:value-type="string" calcext:value-type="string">
            <text:p>Mvib</text:p>
          </table:table-cell>
          <table:table-cell table:number-columns-repeated="991"/>
        </table:table-row>
        <table:table-row table:style-name="ro2">
          <table:table-cell table:style-name="ce5" office:value-type="string" calcext:value-type="string">
            <text:p>Capsaspora owczarzaki</text:p>
          </table:table-cell>
          <table:table-cell table:style-name="ce16" office:value-type="string" calcext:value-type="string">
            <text:p>Cowc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72" office:value-type="float" office:value="1" calcext:value-type="float">
            <text:p>1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number-columns-repeated="5" table:style-name="ce225" office:value-type="float" office:value="0" calcext:value-type="float">
            <text:p>0</text:p>
          </table:table-cell>
          <table:table-cell table:number-columns-repeated="3" table:style-name="ce225" office:value-type="float" office:value="1" calcext:value-type="float">
            <text:p>1</text:p>
          </table:table-cell>
          <table:table-cell table:style-name="ce229" office:value-type="float" office:value="1" calcext:value-type="float">
            <text:p>1</text:p>
          </table:table-cell>
          <table:table-cell table:style-name="ce232" office:value-type="float" office:value="1" calcext:value-type="float">
            <text:p>1</text:p>
          </table:table-cell>
          <table:table-cell table:style-name="ce235" office:value-type="float" office:value="0" calcext:value-type="float">
            <text:p>0</text:p>
          </table:table-cell>
          <table:table-cell table:style-name="ce5" office:value-type="string" calcext:value-type="string">
            <text:p>Capsaspora owczarzaki</text:p>
          </table:table-cell>
          <table:table-cell table:style-name="ce16" office:value-type="string" calcext:value-type="string">
            <text:p>Cowc</text:p>
          </table:table-cell>
          <table:table-cell table:number-columns-repeated="991"/>
        </table:table-row>
        <table:table-row table:style-name="ro2">
          <table:table-cell table:style-name="ce6" office:value-type="string" calcext:value-type="string">
            <text:p>Sphaeroforma arctica</text:p>
          </table:table-cell>
          <table:table-cell table:style-name="ce16" office:value-type="string" calcext:value-type="string">
            <text:p>Sarc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53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number-columns-repeated="3" table:style-name="ce225" office:value-type="float" office:value="1" calcext:value-type="float">
            <text:p>1</text:p>
          </table:table-cell>
          <table:table-cell table:style-name="ce229" office:value-type="float" office:value="1" calcext:value-type="float">
            <text:p>1</text:p>
          </table:table-cell>
          <table:table-cell table:style-name="ce232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 table:style-name="ce6" office:value-type="string" calcext:value-type="string">
            <text:p>Sphaeroforma arctica</text:p>
          </table:table-cell>
          <table:table-cell table:style-name="ce16" office:value-type="string" calcext:value-type="string">
            <text:p>Sarc</text:p>
          </table:table-cell>
          <table:table-cell table:number-columns-repeated="991"/>
        </table:table-row>
        <table:table-row table:style-name="ro2">
          <table:table-cell table:style-name="ce6" office:value-type="string" calcext:value-type="string">
            <text:p>Creolimax fragrantissima</text:p>
          </table:table-cell>
          <table:table-cell table:style-name="ce16" office:value-type="string" calcext:value-type="string">
            <text:p>Cfra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54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74" office:value-type="float" office:value="0" calcext:value-type="float">
            <text:p>0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number-columns-repeated="3" table:style-name="ce225" office:value-type="float" office:value="1" calcext:value-type="float">
            <text:p>1</text:p>
          </table:table-cell>
          <table:table-cell table:style-name="ce229" office:value-type="float" office:value="1" calcext:value-type="float">
            <text:p>1</text:p>
          </table:table-cell>
          <table:table-cell table:style-name="ce232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 table:style-name="ce6" office:value-type="string" calcext:value-type="string">
            <text:p>Creolimax fragrantissima</text:p>
          </table:table-cell>
          <table:table-cell table:style-name="ce16" office:value-type="string" calcext:value-type="string">
            <text:p>Cfra</text:p>
          </table:table-cell>
          <table:table-cell table:number-columns-repeated="991"/>
        </table:table-row>
        <table:table-row table:style-name="ro2">
          <table:table-cell table:style-name="ce6" office:value-type="string" calcext:value-type="string">
            <text:p>Abeoforma whisleri</text:p>
          </table:table-cell>
          <table:table-cell table:style-name="ce16" office:value-type="string" calcext:value-type="string">
            <text:p>Awhi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55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75" office:value-type="float" office:value="1" calcext:value-type="float">
            <text:p>1</text:p>
          </table:table-cell>
          <table:table-cell table:style-name="ce221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number-columns-repeated="5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29" office:value-type="float" office:value="1" calcext:value-type="float">
            <text:p>1</text:p>
          </table:table-cell>
          <table:table-cell table:style-name="ce232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 table:style-name="ce6" office:value-type="string" calcext:value-type="string">
            <text:p>Abeoforma whisleri</text:p>
          </table:table-cell>
          <table:table-cell table:style-name="ce16" office:value-type="string" calcext:value-type="string">
            <text:p>Awhi</text:p>
          </table:table-cell>
          <table:table-cell table:number-columns-repeated="991"/>
        </table:table-row>
        <table:table-row table:style-name="ro2">
          <table:table-cell table:style-name="ce6" office:value-type="string" calcext:value-type="string">
            <text:p>Pirum gemmata</text:p>
          </table:table-cell>
          <table:table-cell table:style-name="ce16" office:value-type="string" calcext:value-type="string">
            <text:p>Pgem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56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176" office:value-type="float" office:value="1" calcext:value-type="float">
            <text:p>1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5" table:style-name="ce25" office:value-type="float" office:value="1" calcext:value-type="float">
            <text:p>1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number-columns-repeated="3" table:style-name="ce225" office:value-type="float" office:value="1" calcext:value-type="float">
            <text:p>1</text:p>
          </table:table-cell>
          <table:table-cell table:style-name="ce229" office:value-type="float" office:value="1" calcext:value-type="float">
            <text:p>1</text:p>
          </table:table-cell>
          <table:table-cell table:style-name="ce232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 table:style-name="ce6" office:value-type="string" calcext:value-type="string">
            <text:p>Pirum gemmata</text:p>
          </table:table-cell>
          <table:table-cell table:style-name="ce16" office:value-type="string" calcext:value-type="string">
            <text:p>Pgem</text:p>
          </table:table-cell>
          <table:table-cell table:number-columns-repeated="991"/>
        </table:table-row>
        <table:table-row table:style-name="ro2">
          <table:table-cell table:style-name="ce6" office:value-type="string" calcext:value-type="string">
            <text:p>Amoebidium parasiticum</text:p>
          </table:table-cell>
          <table:table-cell table:style-name="ce16" office:value-type="string" calcext:value-type="string">
            <text:p>Apar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57"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ce177" office:value-type="float" office:value="1" calcext:value-type="float">
            <text:p>1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/>
          <table:table-cell table:style-name="ce225" office:value-type="float" office:value="3" calcext:value-type="float">
            <text:p>3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style-name="ce225" office:value-type="float" office:value="6" calcext:value-type="float">
            <text:p>6</text:p>
          </table:table-cell>
          <table:table-cell table:style-name="ce225" office:value-type="float" office:value="2" calcext:value-type="float">
            <text:p>2</text:p>
          </table:table-cell>
          <table:table-cell table:style-name="ce225" office:value-type="float" office:value="1" calcext:value-type="float">
            <text:p>1</text:p>
          </table:table-cell>
          <table:table-cell table:style-name="ce229" office:value-type="float" office:value="7" calcext:value-type="float">
            <text:p>7</text:p>
          </table:table-cell>
          <table:table-cell table:style-name="ce232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 table:style-name="ce6" office:value-type="string" calcext:value-type="string">
            <text:p>Amoebidium parasiticum</text:p>
          </table:table-cell>
          <table:table-cell table:style-name="ce16" office:value-type="string" calcext:value-type="string">
            <text:p>Apar</text:p>
          </table:table-cell>
          <table:table-cell table:number-columns-repeated="991"/>
        </table:table-row>
        <table:table-row table:style-name="ro2">
          <table:table-cell table:style-name="ce6" office:value-type="string" calcext:value-type="string">
            <text:p>Ichthyophonus hoferi</text:p>
          </table:table-cell>
          <table:table-cell table:style-name="ce16" office:value-type="string" calcext:value-type="string">
            <text:p>Ihof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58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5" table:style-name="ce25" office:value-type="float" office:value="1" calcext:value-type="float">
            <text:p>1</text:p>
          </table:table-cell>
          <table:table-cell/>
          <table:table-cell table:style-name="ce225" office:value-type="float" office:value="4" calcext:value-type="float">
            <text:p>4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style-name="ce225" office:value-type="float" office:value="3" calcext:value-type="float">
            <text:p>3</text:p>
          </table:table-cell>
          <table:table-cell table:style-name="ce225" office:value-type="float" office:value="2" calcext:value-type="float">
            <text:p>2</text:p>
          </table:table-cell>
          <table:table-cell table:style-name="ce225" office:value-type="float" office:value="1" calcext:value-type="float">
            <text:p>1</text:p>
          </table:table-cell>
          <table:table-cell table:style-name="ce229" office:value-type="float" office:value="4" calcext:value-type="float">
            <text:p>4</text:p>
          </table:table-cell>
          <table:table-cell table:style-name="ce232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 table:style-name="ce6" office:value-type="string" calcext:value-type="string">
            <text:p>Ichthyophonus hoferi</text:p>
          </table:table-cell>
          <table:table-cell table:style-name="ce16" office:value-type="string" calcext:value-type="string">
            <text:p>Ihof</text:p>
          </table:table-cell>
          <table:table-cell table:number-columns-repeated="991"/>
        </table:table-row>
        <table:table-row table:style-name="ro2">
          <table:table-cell table:style-name="ce6" office:value-type="string" calcext:value-type="string">
            <text:p>Sphaerothecum destruens</text:p>
          </table:table-cell>
          <table:table-cell table:style-name="ce16" office:value-type="string" calcext:value-type="string">
            <text:p>Sdes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style-name="ce179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number-columns-repeated="5" table:style-name="ce225" office:value-type="float" office:value="0" calcext:value-type="float">
            <text:p>0</text:p>
          </table:table-cell>
          <table:table-cell table:number-columns-repeated="2"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29" office:value-type="float" office:value="2" calcext:value-type="float">
            <text:p>2</text:p>
          </table:table-cell>
          <table:table-cell table:style-name="ce232" office:value-type="float" office:value="1" calcext:value-type="float">
            <text:p>1</text:p>
          </table:table-cell>
          <table:table-cell table:style-name="ce235" office:value-type="float" office:value="0" calcext:value-type="float">
            <text:p>0</text:p>
          </table:table-cell>
          <table:table-cell table:style-name="ce6" office:value-type="string" calcext:value-type="string">
            <text:p>Sphaerothecum destruens</text:p>
          </table:table-cell>
          <table:table-cell table:style-name="ce16" office:value-type="string" calcext:value-type="string">
            <text:p>Sdes</text:p>
          </table:table-cell>
          <table:table-cell table:number-columns-repeated="991"/>
        </table:table-row>
        <table:table-row table:style-name="ro2">
          <table:table-cell table:style-name="ce6" office:value-type="string" calcext:value-type="string">
            <text:p>Chromoshpaera perkinsii</text:p>
          </table:table-cell>
          <table:table-cell table:style-name="ce16" office:value-type="string" calcext:value-type="string">
            <text:p>Nk52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60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80" office:value-type="float" office:value="1" calcext:value-type="float">
            <text:p>1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number-columns-repeated="8" table:style-name="ce225" office:value-type="float" office:value="0" calcext:value-type="float">
            <text:p>0</text:p>
          </table:table-cell>
          <table:table-cell table:style-name="ce229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 table:style-name="ce6" office:value-type="string" calcext:value-type="string">
            <text:p>Chromoshpaera perkinsii</text:p>
          </table:table-cell>
          <table:table-cell table:style-name="ce16" office:value-type="string" calcext:value-type="string">
            <text:p>Nk52</text:p>
          </table:table-cell>
          <table:table-cell table:number-columns-repeated="991"/>
        </table:table-row>
        <table:table-row table:style-name="ro2">
          <table:table-cell table:style-name="ce7" office:value-type="string" calcext:value-type="string">
            <text:p>Corallochytrium limacisporum</text:p>
          </table:table-cell>
          <table:table-cell table:style-name="ce16" office:value-type="string" calcext:value-type="string">
            <text:p>Clim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/>
          <table:table-cell table:number-columns-repeated="6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29" office:value-type="float" office:value="1" calcext:value-type="float">
            <text:p>1</text:p>
          </table:table-cell>
          <table:table-cell table:style-name="ce232" office:value-type="float" office:value="0" calcext:value-type="float">
            <text:p>0</text:p>
          </table:table-cell>
          <table:table-cell table:style-name="ce235" office:value-type="float" office:value="1" calcext:value-type="float">
            <text:p>1</text:p>
          </table:table-cell>
          <table:table-cell table:style-name="ce7" office:value-type="string" calcext:value-type="string">
            <text:p>Corallochytrium limacisporum</text:p>
          </table:table-cell>
          <table:table-cell table:style-name="ce16" office:value-type="string" calcext:value-type="string">
            <text:p>Clim</text:p>
          </table:table-cell>
          <table:table-cell table:number-columns-repeated="991"/>
        </table:table-row>
        <table:table-row table:style-name="ro2">
          <table:table-cell table:style-name="ce8" office:value-type="string" calcext:value-type="string">
            <text:p>Schizosaccharomyces pombe</text:p>
          </table:table-cell>
          <table:table-cell table:style-name="ce16" office:value-type="string" calcext:value-type="string">
            <text:p>Spom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1/LBA?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82" office:value-type="float" office:value="0" calcext:value-type="float">
            <text:p>0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4" table:style-name="ce222" office:value-type="float" office:value="1" calcext:value-type="float">
            <text:p>1</text:p>
          </table:table-cell>
          <table:table-cell table:style-name="ce222" office:value-type="float" office:value="0" calcext:value-type="float">
            <text:p>0</text:p>
          </table:table-cell>
          <table:table-cell/>
          <table:table-cell table:number-columns-repeated="5" table:style-name="ce226" office:value-type="float" office:value="0" calcext:value-type="float">
            <text:p>0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2" table:style-name="ce227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style-name="ce233" office:value-type="float" office:value="1" calcext:value-type="float">
            <text:p>1</text:p>
          </table:table-cell>
          <table:table-cell table:style-name="ce236" office:value-type="float" office:value="0" calcext:value-type="float">
            <text:p>0</text:p>
          </table:table-cell>
          <table:table-cell table:style-name="ce8" office:value-type="string" calcext:value-type="string">
            <text:p>Schizosaccharomyces pombe</text:p>
          </table:table-cell>
          <table:table-cell table:style-name="ce16" office:value-type="string" calcext:value-type="string">
            <text:p>Spom</text:p>
          </table:table-cell>
          <table:table-cell table:number-columns-repeated="991"/>
        </table:table-row>
        <table:table-row table:style-name="ro2">
          <table:table-cell table:style-name="ce8" office:value-type="string" calcext:value-type="string">
            <text:p>Neurospora crassa</text:p>
          </table:table-cell>
          <table:table-cell table:style-name="ce16" office:value-type="string" calcext:value-type="string">
            <text:p>Ncra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5" table:style-name="ce222" office:value-type="float" office:value="1" calcext:value-type="float">
            <text:p>1</text:p>
          </table:table-cell>
          <table:table-cell/>
          <table:table-cell table:number-columns-repeated="2" table:style-name="ce226" office:value-type="float" office:value="0" calcext:value-type="float">
            <text:p>0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number-columns-repeated="2" table:style-name="ce227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style-name="ce233" office:value-type="float" office:value="1" calcext:value-type="float">
            <text:p>1</text:p>
          </table:table-cell>
          <table:table-cell table:style-name="ce236" office:value-type="float" office:value="0" calcext:value-type="float">
            <text:p>0</text:p>
          </table:table-cell>
          <table:table-cell table:style-name="ce8" office:value-type="string" calcext:value-type="string">
            <text:p>Neurospora crassa</text:p>
          </table:table-cell>
          <table:table-cell table:style-name="ce16" office:value-type="string" calcext:value-type="string">
            <text:p>Ncra</text:p>
          </table:table-cell>
          <table:table-cell table:number-columns-repeated="991"/>
        </table:table-row>
        <table:table-row table:style-name="ro2">
          <table:table-cell table:style-name="ce8" office:value-type="string" calcext:value-type="string">
            <text:p>Cryptococcus neoformans</text:p>
          </table:table-cell>
          <table:table-cell table:style-name="ce16" office:value-type="string" calcext:value-type="string">
            <text:p>Cneo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4" table:style-name="ce222" office:value-type="float" office:value="1" calcext:value-type="float">
            <text:p>1</text:p>
          </table:table-cell>
          <table:table-cell table:style-name="ce222" office:value-type="float" office:value="0" calcext:value-type="float">
            <text:p>0</text:p>
          </table:table-cell>
          <table:table-cell/>
          <table:table-cell table:number-columns-repeated="5" table:style-name="ce226" office:value-type="float" office:value="0" calcext:value-type="float">
            <text:p>0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2" table:style-name="ce227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style-name="ce233" office:value-type="float" office:value="1" calcext:value-type="float">
            <text:p>1</text:p>
          </table:table-cell>
          <table:table-cell table:style-name="ce236" office:value-type="float" office:value="2" calcext:value-type="float">
            <text:p>2</text:p>
          </table:table-cell>
          <table:table-cell table:style-name="ce8" office:value-type="string" calcext:value-type="string">
            <text:p>Cryptococcus neoformans</text:p>
          </table:table-cell>
          <table:table-cell table:style-name="ce16" office:value-type="string" calcext:value-type="string">
            <text:p>Cneo</text:p>
          </table:table-cell>
          <table:table-cell table:number-columns-repeated="991"/>
        </table:table-row>
        <table:table-row table:style-name="ro2">
          <table:table-cell table:style-name="ce8" office:value-type="string" calcext:value-type="string">
            <text:p>Ustilago maydis</text:p>
          </table:table-cell>
          <table:table-cell table:style-name="ce16" office:value-type="string" calcext:value-type="string">
            <text:p>Umay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85" office:value-type="float" office:value="0" calcext:value-type="float">
            <text:p>0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4" table:style-name="ce222" office:value-type="float" office:value="1" calcext:value-type="float">
            <text:p>1</text:p>
          </table:table-cell>
          <table:table-cell table:style-name="ce222" office:value-type="float" office:value="0" calcext:value-type="float">
            <text:p>0</text:p>
          </table:table-cell>
          <table:table-cell/>
          <table:table-cell table:number-columns-repeated="6" table:style-name="ce226" office:value-type="float" office:value="0" calcext:value-type="float">
            <text:p>0</text:p>
          </table:table-cell>
          <table:table-cell table:number-columns-repeated="2" table:style-name="ce227" office:value-type="float" office:value="0" calcext:value-type="float">
            <text:p>0</text:p>
          </table:table-cell>
          <table:table-cell table:style-name="ce230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36" office:value-type="float" office:value="1" calcext:value-type="float">
            <text:p>1</text:p>
          </table:table-cell>
          <table:table-cell table:style-name="ce8" office:value-type="string" calcext:value-type="string">
            <text:p>Ustilago maydis</text:p>
          </table:table-cell>
          <table:table-cell table:style-name="ce16" office:value-type="string" calcext:value-type="string">
            <text:p>Umay</text:p>
          </table:table-cell>
          <table:table-cell table:number-columns-repeated="991"/>
        </table:table-row>
        <table:table-row table:style-name="ro2">
          <table:table-cell table:style-name="ce8" office:value-type="string" calcext:value-type="string">
            <text:p>Mortierella verticillata</text:p>
          </table:table-cell>
          <table:table-cell table:style-name="ce16" office:value-type="string" calcext:value-type="string">
            <text:p>Mver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86" office:value-type="float" office:value="1" calcext:value-type="float">
            <text:p>1</text:p>
          </table:table-cell>
          <table:table-cell table:style-name="ce221" office:value-type="float" office:value="3" calcext:value-type="float">
            <text:p>3</text:p>
          </table:table-cell>
          <table:table-cell table:number-columns-repeated="5" table:style-name="ce222" office:value-type="float" office:value="1" calcext:value-type="float">
            <text:p>1</text:p>
          </table:table-cell>
          <table:table-cell/>
          <table:table-cell table:number-columns-repeated="5" table:style-name="ce226" office:value-type="float" office:value="0" calcext:value-type="float">
            <text:p>0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2" table:style-name="ce227" office:value-type="float" office:value="0" calcext:value-type="float">
            <text:p>0</text:p>
          </table:table-cell>
          <table:table-cell table:style-name="ce230" office:value-type="float" office:value="2" calcext:value-type="float">
            <text:p>2</text:p>
          </table:table-cell>
          <table:table-cell table:style-name="ce233" office:value-type="float" office:value="1" calcext:value-type="float">
            <text:p>1</text:p>
          </table:table-cell>
          <table:table-cell table:style-name="ce236" office:value-type="float" office:value="0" calcext:value-type="float">
            <text:p>0</text:p>
          </table:table-cell>
          <table:table-cell table:style-name="ce8" office:value-type="string" calcext:value-type="string">
            <text:p>Mortierella verticillata</text:p>
          </table:table-cell>
          <table:table-cell table:style-name="ce16" office:value-type="string" calcext:value-type="string">
            <text:p>Mver</text:p>
          </table:table-cell>
          <table:table-cell table:number-columns-repeated="991"/>
        </table:table-row>
        <table:table-row table:style-name="ro2">
          <table:table-cell table:style-name="ce8" office:value-type="string" calcext:value-type="string">
            <text:p>Rhizopus oryzae</text:p>
          </table:table-cell>
          <table:table-cell table:style-name="ce16" office:value-type="string" calcext:value-type="string">
            <text:p>Rory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style-name="ce187" office:value-type="float" office:value="1" calcext:value-type="float">
            <text:p>1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2" table:style-name="ce222" office:value-type="float" office:value="1" calcext:value-type="float">
            <text:p>1</text:p>
          </table:table-cell>
          <table:table-cell table:number-columns-repeated="3" table:style-name="ce222" office:value-type="float" office:value="0" calcext:value-type="float">
            <text:p>0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4" table:style-name="ce226" office:value-type="float" office:value="0" calcext:value-type="float">
            <text:p>0</text:p>
          </table:table-cell>
          <table:table-cell table:style-name="ce226" office:value-type="float" office:value="2" calcext:value-type="float">
            <text:p>2</text:p>
          </table:table-cell>
          <table:table-cell table:number-columns-repeated="2" table:style-name="ce227" office:value-type="float" office:value="0" calcext:value-type="float">
            <text:p>0</text:p>
          </table:table-cell>
          <table:table-cell table:style-name="ce230" office:value-type="float" office:value="2" calcext:value-type="float">
            <text:p>2</text:p>
          </table:table-cell>
          <table:table-cell table:style-name="ce233" office:value-type="float" office:value="0" calcext:value-type="float">
            <text:p>0</text:p>
          </table:table-cell>
          <table:table-cell table:style-name="ce236" office:value-type="float" office:value="2" calcext:value-type="float">
            <text:p>2</text:p>
          </table:table-cell>
          <table:table-cell table:style-name="ce8" office:value-type="string" calcext:value-type="string">
            <text:p>Rhizopus oryzae</text:p>
          </table:table-cell>
          <table:table-cell table:style-name="ce16" office:value-type="string" calcext:value-type="string">
            <text:p>Rory</text:p>
          </table:table-cell>
          <table:table-cell table:number-columns-repeated="991"/>
        </table:table-row>
        <table:table-row table:style-name="ro2">
          <table:table-cell table:style-name="ce8" office:value-type="string" calcext:value-type="string">
            <text:p>Allomyces macrogynus</text:p>
          </table:table-cell>
          <table:table-cell table:style-name="ce16" office:value-type="string" calcext:value-type="string">
            <text:p>Amac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68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table:style-name="ce221" office:value-type="float" office:value="4" calcext:value-type="float">
            <text:p>4</text:p>
          </table:table-cell>
          <table:table-cell table:style-name="ce222" office:value-type="float" office:value="1" calcext:value-type="float">
            <text:p>1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0" calcext:value-type="float">
            <text:p>0</text:p>
          </table:table-cell>
          <table:table-cell table:style-name="ce222" office:value-type="float" office:value="1" calcext:value-type="float">
            <text:p>1</text:p>
          </table:table-cell>
          <table:table-cell table:style-name="ce222" office:value-type="float" office:value="0" calcext:value-type="float">
            <text:p>0</text:p>
          </table:table-cell>
          <table:table-cell/>
          <table:table-cell table:style-name="ce226" office:value-type="float" office:value="2" calcext:value-type="float">
            <text:p>2</text:p>
          </table:table-cell>
          <table:table-cell table:number-columns-repeated="5" table:style-name="ce226" office:value-type="float" office:value="0" calcext:value-type="float">
            <text:p>0</text:p>
          </table:table-cell>
          <table:table-cell table:number-columns-repeated="2" table:style-name="ce227" office:value-type="float" office:value="0" calcext:value-type="float">
            <text:p>0</text:p>
          </table:table-cell>
          <table:table-cell table:style-name="ce230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36" office:value-type="float" office:value="0" calcext:value-type="float">
            <text:p>0</text:p>
          </table:table-cell>
          <table:table-cell table:style-name="ce8" office:value-type="string" calcext:value-type="string">
            <text:p>Allomyces macrogynus</text:p>
          </table:table-cell>
          <table:table-cell table:style-name="ce16" office:value-type="string" calcext:value-type="string">
            <text:p>Amac</text:p>
          </table:table-cell>
          <table:table-cell table:number-columns-repeated="991"/>
        </table:table-row>
        <table:table-row table:style-name="ro2">
          <table:table-cell table:style-name="ce8" office:value-type="string" calcext:value-type="string">
            <text:p>Spizellomyces punctatus</text:p>
          </table:table-cell>
          <table:table-cell table:style-name="ce16" office:value-type="string" calcext:value-type="string">
            <text:p>Spun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69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89" office:value-type="float" office:value="1" calcext:value-type="float">
            <text:p>1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5" table:style-name="ce222" office:value-type="float" office:value="1" calcext:value-type="float">
            <text:p>1</text:p>
          </table:table-cell>
          <table:table-cell/>
          <table:table-cell table:number-columns-repeated="5" table:style-name="ce226" office:value-type="float" office:value="0" calcext:value-type="float">
            <text:p>0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2" table:style-name="ce227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style-name="ce233" office:value-type="float" office:value="1" calcext:value-type="float">
            <text:p>1</text:p>
          </table:table-cell>
          <table:table-cell table:style-name="ce236" office:value-type="float" office:value="1" calcext:value-type="float">
            <text:p>1</text:p>
          </table:table-cell>
          <table:table-cell table:style-name="ce8" office:value-type="string" calcext:value-type="string">
            <text:p>Spizellomyces punctatus</text:p>
          </table:table-cell>
          <table:table-cell table:style-name="ce16" office:value-type="string" calcext:value-type="string">
            <text:p>Spun</text:p>
          </table:table-cell>
          <table:table-cell table:number-columns-repeated="991"/>
        </table:table-row>
        <table:table-row table:style-name="ro2">
          <table:table-cell table:style-name="ce8" office:value-type="string" calcext:value-type="string">
            <text:p>Rhizophagus irregularis</text:p>
          </table:table-cell>
          <table:table-cell table:style-name="ce16" office:value-type="string" calcext:value-type="string">
            <text:p>Rirr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70" office:value-type="float" office:value="0" calcext:value-type="float">
            <text:p>0</text:p>
          </table:table-cell>
          <table:table-cell table:style-name="ce121" office:value-type="float" office:value="0" calcext:value-type="float">
            <text:p>0</text:p>
          </table:table-cell>
          <table:table-cell table:style-name="ce190" office:value-type="float" office:value="1" calcext:value-type="float">
            <text:p>1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3" table:style-name="ce222" office:value-type="float" office:value="1" calcext:value-type="float">
            <text:p>1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1" calcext:value-type="float">
            <text:p>1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4" table:style-name="ce226" office:value-type="float" office:value="0" calcext:value-type="float">
            <text:p>0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 table:style-name="ce233" office:value-type="float" office:value="2" calcext:value-type="float">
            <text:p>2</text:p>
          </table:table-cell>
          <table:table-cell table:style-name="ce236" office:value-type="float" office:value="1" calcext:value-type="float">
            <text:p>1</text:p>
          </table:table-cell>
          <table:table-cell table:style-name="ce8" office:value-type="string" calcext:value-type="string">
            <text:p>Rhizophagus irregularis</text:p>
          </table:table-cell>
          <table:table-cell table:style-name="ce16" office:value-type="string" calcext:value-type="string">
            <text:p>Rirr</text:p>
          </table:table-cell>
          <table:table-cell table:number-columns-repeated="991"/>
        </table:table-row>
        <table:table-row table:style-name="ro2">
          <table:table-cell table:style-name="ce8" office:value-type="string" calcext:value-type="string">
            <text:p>Rozella allomycis</text:p>
          </table:table-cell>
          <table:table-cell table:style-name="ce16" office:value-type="string" calcext:value-type="string">
            <text:p>Rall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4" table:style-name="ce222" office:value-type="float" office:value="1" calcext:value-type="float">
            <text:p>1</text:p>
          </table:table-cell>
          <table:table-cell table:style-name="ce222" office:value-type="float" office:value="0" calcext:value-type="float">
            <text:p>0</text:p>
          </table:table-cell>
          <table:table-cell/>
          <table:table-cell table:number-columns-repeated="6" table:style-name="ce226" office:value-type="float" office:value="0" calcext:value-type="float">
            <text:p>0</text:p>
          </table:table-cell>
          <table:table-cell table:number-columns-repeated="2" table:style-name="ce227" office:value-type="float" office:value="0" calcext:value-type="float">
            <text:p>0</text:p>
          </table:table-cell>
          <table:table-cell table:style-name="ce230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36" office:value-type="float" office:value="1" calcext:value-type="float">
            <text:p>1</text:p>
          </table:table-cell>
          <table:table-cell table:style-name="ce8" office:value-type="string" calcext:value-type="string">
            <text:p>Rozella allomycis</text:p>
          </table:table-cell>
          <table:table-cell table:style-name="ce16" office:value-type="string" calcext:value-type="string">
            <text:p>Rall</text:p>
          </table:table-cell>
          <table:table-cell table:number-columns-repeated="991"/>
        </table:table-row>
        <table:table-row table:style-name="ro2">
          <table:table-cell table:style-name="ce8" office:value-type="string" calcext:value-type="string">
            <text:p>Gonapodya prolifera</text:p>
          </table:table-cell>
          <table:table-cell table:style-name="ce16" office:value-type="string" calcext:value-type="string">
            <text:p>Gpro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92" office:value-type="float" office:value="1" calcext:value-type="float">
            <text:p>1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2" table:style-name="ce222" office:value-type="float" office:value="1" calcext:value-type="float">
            <text:p>1</text:p>
          </table:table-cell>
          <table:table-cell table:style-name="ce222" office:value-type="float" office:value="0" calcext:value-type="float">
            <text:p>0</text:p>
          </table:table-cell>
          <table:table-cell table:style-name="ce222" office:value-type="float" office:value="1" calcext:value-type="float">
            <text:p>1</text:p>
          </table:table-cell>
          <table:table-cell table:style-name="ce222" office:value-type="float" office:value="0" calcext:value-type="float">
            <text:p>0</text:p>
          </table:table-cell>
          <table:table-cell/>
          <table:table-cell table:style-name="ce226" office:value-type="float" office:value="2" calcext:value-type="float">
            <text:p>2</text:p>
          </table:table-cell>
          <table:table-cell table:number-columns-repeated="4" table:style-name="ce226" office:value-type="float" office:value="0" calcext:value-type="float">
            <text:p>0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2" table:style-name="ce227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style-name="ce233" office:value-type="float" office:value="1" calcext:value-type="float">
            <text:p>1</text:p>
          </table:table-cell>
          <table:table-cell table:style-name="ce236" office:value-type="float" office:value="2" calcext:value-type="float">
            <text:p>2</text:p>
          </table:table-cell>
          <table:table-cell table:style-name="ce8" office:value-type="string" calcext:value-type="string">
            <text:p>Gonapodya prolifera</text:p>
          </table:table-cell>
          <table:table-cell table:style-name="ce16" office:value-type="string" calcext:value-type="string">
            <text:p>Gpro</text:p>
          </table:table-cell>
          <table:table-cell table:number-columns-repeated="991"/>
        </table:table-row>
        <table:table-row table:style-name="ro2">
          <table:table-cell table:style-name="ce9" office:value-type="string" calcext:value-type="string">
            <text:p>Parvularia atlantica <text:span text:style-name="T1">(former </text:span><text:span text:style-name="T2">Nuclearia </text:span><text:span text:style-name="T1">spp.)</text:span></text:p>
          </table:table-cell>
          <table:table-cell table:style-name="ce16" office:value-type="string" calcext:value-type="string">
            <text:p>Nspp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24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221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number-columns-repeated="2" table:style-name="ce225" office:value-type="float" office:value="2" calcext:value-type="float">
            <text:p>2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office:value-type="float" office:value="2" calcext:value-type="float">
            <text:p>2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9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 table:style-name="ce9" office:value-type="string" calcext:value-type="string">
            <text:p>Parvularia atlantica <text:span text:style-name="T1">(former </text:span><text:span text:style-name="T2">Nuclearia </text:span><text:span text:style-name="T1">spp.)</text:span></text:p>
          </table:table-cell>
          <table:table-cell table:style-name="ce16" office:value-type="string" calcext:value-type="string">
            <text:p>Nspp</text:p>
          </table:table-cell>
          <table:table-cell table:number-columns-repeated="991"/>
        </table:table-row>
        <table:table-row table:style-name="ro2">
          <table:table-cell table:style-name="ce9" office:value-type="string" calcext:value-type="string">
            <text:p>Fonticula alba</text:p>
          </table:table-cell>
          <table:table-cell table:style-name="ce16" office:value-type="string" calcext:value-type="string">
            <text:p>Falb</text:p>
          </table:table-cell>
          <table:table-cell table:style-name="ce19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94" office:value-type="float" office:value="0" calcext:value-type="float">
            <text:p>0</text:p>
          </table:table-cell>
          <table:table-cell table:style-name="ce221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number-columns-repeated="5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9" office:value-type="float" office:value="1" calcext:value-type="float">
            <text:p>1</text:p>
          </table:table-cell>
          <table:table-cell table:style-name="ce232" office:value-type="float" office:value="1" calcext:value-type="float">
            <text:p>1</text:p>
          </table:table-cell>
          <table:table-cell table:style-name="ce235" office:value-type="float" office:value="0" calcext:value-type="float">
            <text:p>0</text:p>
          </table:table-cell>
          <table:table-cell table:style-name="ce9" office:value-type="string" calcext:value-type="string">
            <text:p>Fonticula alba</text:p>
          </table:table-cell>
          <table:table-cell table:style-name="ce16" office:value-type="string" calcext:value-type="string">
            <text:p>Falb</text:p>
          </table:table-cell>
          <table:table-cell table:number-columns-repeated="991"/>
        </table:table-row>
        <table:table-row table:style-name="ro2">
          <table:table-cell table:style-name="ce10" office:value-type="string" calcext:value-type="string">
            <text:p>Thecamonas trahens</text:p>
          </table:table-cell>
          <table:table-cell table:style-name="ce16" office:value-type="string" calcext:value-type="string">
            <text:p>Ttra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style-name="ce195" office:value-type="float" office:value="0" calcext:value-type="float">
            <text:p>0</text:p>
          </table:table-cell>
          <table:table-cell table:style-name="ce221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number-columns-repeated="7" table:style-name="ce225" office:value-type="float" office:value="0" calcext:value-type="float">
            <text:p>0</text:p>
          </table:table-cell>
          <table:table-cell table:style-name="ce229" office:value-type="float" office:value="0" calcext:value-type="float">
            <text:p>0</text:p>
          </table:table-cell>
          <table:table-cell table:style-name="ce232" office:value-type="float" office:value="0" calcext:value-type="float">
            <text:p>0</text:p>
          </table:table-cell>
          <table:table-cell table:style-name="ce235" office:value-type="float" office:value="0" calcext:value-type="float">
            <text:p>0</text:p>
          </table:table-cell>
          <table:table-cell table:style-name="ce10" office:value-type="string" calcext:value-type="string">
            <text:p>Thecamonas trahens</text:p>
          </table:table-cell>
          <table:table-cell table:style-name="ce16" office:value-type="string" calcext:value-type="string">
            <text:p>Ttra</text:p>
          </table:table-cell>
          <table:table-cell table:number-columns-repeated="991"/>
        </table:table-row>
        <table:table-row table:style-name="ro2">
          <table:table-cell table:style-name="ce10" office:value-type="string" calcext:value-type="string">
            <text:p>Pygsuia biforma</text:p>
          </table:table-cell>
          <table:table-cell table:style-name="ce16" office:value-type="string" calcext:value-type="string">
            <text:p>Pbif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96" office:value-type="float" office:value="0" calcext:value-type="float">
            <text:p>0</text:p>
          </table:table-cell>
          <table:table-cell table:style-name="ce221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number-columns-repeated="7" table:style-name="ce225" office:value-type="float" office:value="0" calcext:value-type="float">
            <text:p>0</text:p>
          </table:table-cell>
          <table:table-cell table:style-name="ce229" office:value-type="float" office:value="0" calcext:value-type="float">
            <text:p>0</text:p>
          </table:table-cell>
          <table:table-cell table:style-name="ce232" office:value-type="float" office:value="2" calcext:value-type="float">
            <text:p>2</text:p>
          </table:table-cell>
          <table:table-cell table:style-name="ce235" office:value-type="float" office:value="0" calcext:value-type="float">
            <text:p>0</text:p>
          </table:table-cell>
          <table:table-cell table:style-name="ce10" office:value-type="string" calcext:value-type="string">
            <text:p>Pygsuia biforma</text:p>
          </table:table-cell>
          <table:table-cell table:style-name="ce16" office:value-type="string" calcext:value-type="string">
            <text:p>Pbif</text:p>
          </table:table-cell>
          <table:table-cell table:number-columns-repeated="991"/>
        </table:table-row>
        <table:table-row table:style-name="ro2">
          <table:table-cell table:style-name="ce10" office:value-type="string" calcext:value-type="string">
            <text:p>Nutomonas longa</text:p>
          </table:table-cell>
          <table:table-cell table:style-name="ce16" office:value-type="string" calcext:value-type="string">
            <text:p>Nlon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97" office:value-type="float" office:value="0" calcext:value-type="float">
            <text:p>0</text:p>
          </table:table-cell>
          <table:table-cell table:style-name="ce221" office:value-type="float" office:value="3" calcext:value-type="float">
            <text:p>3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/>
          <table:table-cell table:number-columns-repeated="8" table:style-name="ce225" office:value-type="float" office:value="0" calcext:value-type="float">
            <text:p>0</text:p>
          </table:table-cell>
          <table:table-cell table:style-name="ce229" office:value-type="float" office:value="2" calcext:value-type="float">
            <text:p>2</text:p>
          </table:table-cell>
          <table:table-cell table:style-name="ce232" office:value-type="float" office:value="0" calcext:value-type="float">
            <text:p>0</text:p>
          </table:table-cell>
          <table:table-cell table:style-name="ce235" office:value-type="float" office:value="0" calcext:value-type="float">
            <text:p>0</text:p>
          </table:table-cell>
          <table:table-cell table:style-name="ce10" office:value-type="string" calcext:value-type="string">
            <text:p>Nutomonas longa</text:p>
          </table:table-cell>
          <table:table-cell table:style-name="ce16" office:value-type="string" calcext:value-type="string">
            <text:p>Nlon</text:p>
          </table:table-cell>
          <table:table-cell table:number-columns-repeated="991"/>
        </table:table-row>
        <table:table-row table:style-name="ro2">
          <table:table-cell table:style-name="ce11" office:value-type="string" calcext:value-type="string">
            <text:p>Dictyostelium discoideum</text:p>
          </table:table-cell>
          <table:table-cell table:style-name="ce16" office:value-type="string" calcext:value-type="string">
            <text:p>Ddis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98" office:value-type="float" office:value="1" calcext:value-type="float">
            <text:p>1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number-columns-repeated="5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9" office:value-type="float" office:value="1" calcext:value-type="float">
            <text:p>1</text:p>
          </table:table-cell>
          <table:table-cell table:style-name="ce232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 table:style-name="ce11" office:value-type="string" calcext:value-type="string">
            <text:p>Dictyostelium discoideum</text:p>
          </table:table-cell>
          <table:table-cell table:style-name="ce16" office:value-type="string" calcext:value-type="string">
            <text:p>Ddis</text:p>
          </table:table-cell>
          <table:table-cell table:number-columns-repeated="991"/>
        </table:table-row>
        <table:table-row table:style-name="ro2">
          <table:table-cell table:style-name="ce11" office:value-type="string" calcext:value-type="string">
            <text:p>Polysphondylium pallidum</text:p>
          </table:table-cell>
          <table:table-cell table:style-name="ce16" office:value-type="string" calcext:value-type="string">
            <text:p>Ppal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99" office:value-type="float" office:value="1" calcext:value-type="float">
            <text:p>1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number-columns-repeated="5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9" office:value-type="float" office:value="1" calcext:value-type="float">
            <text:p>1</text:p>
          </table:table-cell>
          <table:table-cell table:style-name="ce232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 table:style-name="ce11" office:value-type="string" calcext:value-type="string">
            <text:p>Polysphondylium pallidum</text:p>
          </table:table-cell>
          <table:table-cell table:style-name="ce16" office:value-type="string" calcext:value-type="string">
            <text:p>Ppal</text:p>
          </table:table-cell>
          <table:table-cell table:number-columns-repeated="991"/>
        </table:table-row>
        <table:table-row table:style-name="ro2">
          <table:table-cell table:style-name="ce11" office:value-type="string" calcext:value-type="string">
            <text:p>Acanthamoeba castellanii</text:p>
          </table:table-cell>
          <table:table-cell table:style-name="ce16" office:value-type="string" calcext:value-type="string">
            <text:p>Acas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200" office:value-type="float" office:value="1" calcext:value-type="float">
            <text:p>1</text:p>
          </table:table-cell>
          <table:table-cell table:style-name="ce221" office:value-type="float" office:value="3" calcext:value-type="float">
            <text:p>3</text:p>
          </table:table-cell>
          <table:table-cell table:number-columns-repeated="5" table:style-name="ce25" office:value-type="float" office:value="1" calcext:value-type="float">
            <text:p>1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number-columns-repeated="7" table:style-name="ce225" office:value-type="float" office:value="0" calcext:value-type="float">
            <text:p>0</text:p>
          </table:table-cell>
          <table:table-cell table:style-name="ce229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35" office:value-type="float" office:value="0" calcext:value-type="float">
            <text:p>0</text:p>
          </table:table-cell>
          <table:table-cell table:style-name="ce11" office:value-type="string" calcext:value-type="string">
            <text:p>Acanthamoeba castellanii</text:p>
          </table:table-cell>
          <table:table-cell table:style-name="ce16" office:value-type="string" calcext:value-type="string">
            <text:p>Acas</text:p>
          </table:table-cell>
          <table:table-cell table:number-columns-repeated="991"/>
        </table:table-row>
        <table:table-row table:style-name="ro2">
          <table:table-cell table:style-name="ce12" office:value-type="string" calcext:value-type="string">
            <text:p>Arabidopsis thaliana</text:p>
          </table:table-cell>
          <table:table-cell table:style-name="ce16" office:value-type="string" calcext:value-type="string">
            <text:p>Atha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81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 table:style-name="ce201" office:value-type="float" office:value="0" calcext:value-type="float">
            <text:p>0</text:p>
          </table:table-cell>
          <table:table-cell table:style-name="ce221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style-name="ce225" office:value-type="float" office:value="3" calcext:value-type="float">
            <text:p>3</text:p>
          </table:table-cell>
          <table:table-cell table:number-columns-repeated="4" table:style-name="ce225" office:value-type="float" office:value="4" calcext:value-type="float">
            <text:p>4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9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35" office:value-type="float" office:value="0" calcext:value-type="float">
            <text:p>0</text:p>
          </table:table-cell>
          <table:table-cell table:style-name="ce12" office:value-type="string" calcext:value-type="string">
            <text:p>Arabidopsis thaliana</text:p>
          </table:table-cell>
          <table:table-cell table:style-name="ce16" office:value-type="string" calcext:value-type="string">
            <text:p>Atha</text:p>
          </table:table-cell>
          <table:table-cell table:number-columns-repeated="991"/>
        </table:table-row>
        <table:table-row table:style-name="ro2">
          <table:table-cell table:style-name="ce12" office:value-type="string" calcext:value-type="string">
            <text:p>Selaginella moellendorffii</text:p>
          </table:table-cell>
          <table:table-cell table:style-name="ce16" office:value-type="string" calcext:value-type="string">
            <text:p>Smoe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82" office:value-type="float" office:value="0" calcext:value-type="float">
            <text:p>0</text:p>
          </table:table-cell>
          <table:table-cell table:style-name="ce133" office:value-type="float" office:value="0" calcext:value-type="float">
            <text:p>0</text:p>
          </table:table-cell>
          <table:table-cell table:style-name="ce202" office:value-type="float" office:value="0" calcext:value-type="float">
            <text:p>0</text:p>
          </table:table-cell>
          <table:table-cell table:style-name="ce221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number-columns-repeated="4" table:style-name="ce225" office:value-type="float" office:value="4" calcext:value-type="float">
            <text:p>4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9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35" office:value-type="float" office:value="0" calcext:value-type="float">
            <text:p>0</text:p>
          </table:table-cell>
          <table:table-cell table:style-name="ce12" office:value-type="string" calcext:value-type="string">
            <text:p>Selaginella moellendorffii</text:p>
          </table:table-cell>
          <table:table-cell table:style-name="ce16" office:value-type="string" calcext:value-type="string">
            <text:p>Smoe</text:p>
          </table:table-cell>
          <table:table-cell table:number-columns-repeated="991"/>
        </table:table-row>
        <table:table-row table:style-name="ro2">
          <table:table-cell table:style-name="ce12" office:value-type="string" calcext:value-type="string">
            <text:p>Physcomitrella patens</text:p>
          </table:table-cell>
          <table:table-cell table:style-name="ce16" office:value-type="string" calcext:value-type="string">
            <text:p>Ppat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83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203" office:value-type="float" office:value="0" calcext:value-type="float">
            <text:p>0</text:p>
          </table:table-cell>
          <table:table-cell table:style-name="ce221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style-name="ce225" office:value-type="float" office:value="2" calcext:value-type="float">
            <text:p>2</text:p>
          </table:table-cell>
          <table:table-cell table:number-columns-repeated="4" table:style-name="ce225" office:value-type="float" office:value="3" calcext:value-type="float">
            <text:p>3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9" office:value-type="float" office:value="0" calcext:value-type="float">
            <text:p>0</text:p>
          </table:table-cell>
          <table:table-cell table:style-name="ce232" office:value-type="float" office:value="3" calcext:value-type="float">
            <text:p>3</text:p>
          </table:table-cell>
          <table:table-cell table:style-name="ce235" office:value-type="float" office:value="0" calcext:value-type="float">
            <text:p>0</text:p>
          </table:table-cell>
          <table:table-cell table:style-name="ce12" office:value-type="string" calcext:value-type="string">
            <text:p>Physcomitrella patens</text:p>
          </table:table-cell>
          <table:table-cell table:style-name="ce16" office:value-type="string" calcext:value-type="string">
            <text:p>Ppat</text:p>
          </table:table-cell>
          <table:table-cell table:number-columns-repeated="991"/>
        </table:table-row>
        <table:table-row table:style-name="ro2">
          <table:table-cell table:style-name="ce12" office:value-type="string" calcext:value-type="string">
            <text:p>Chlamydomonas reinhardtii</text:p>
          </table:table-cell>
          <table:table-cell table:style-name="ce16" office:value-type="string" calcext:value-type="string">
            <text:p>Crei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204" office:value-type="float" office:value="0" calcext:value-type="float">
            <text:p>0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5" table:style-name="ce25" office:value-type="float" office:value="1" calcext:value-type="float">
            <text:p>1</text:p>
          </table:table-cell>
          <table:table-cell/>
          <table:table-cell table:number-columns-repeated="5" table:style-name="ce225" office:value-type="float" office:value="2" calcext:value-type="float">
            <text:p>2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9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35" office:value-type="float" office:value="0" calcext:value-type="float">
            <text:p>0</text:p>
          </table:table-cell>
          <table:table-cell table:style-name="ce12" office:value-type="string" calcext:value-type="string">
            <text:p>Chlamydomonas reinhardtii</text:p>
          </table:table-cell>
          <table:table-cell table:style-name="ce16" office:value-type="string" calcext:value-type="string">
            <text:p>Crei</text:p>
          </table:table-cell>
          <table:table-cell table:number-columns-repeated="991"/>
        </table:table-row>
        <table:table-row table:style-name="ro2">
          <table:table-cell table:style-name="ce12" office:value-type="string" calcext:value-type="string">
            <text:p>Volvox cartieri</text:p>
          </table:table-cell>
          <table:table-cell table:style-name="ce16" office:value-type="string" calcext:value-type="string">
            <text:p>Vcar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5" table:style-name="ce25" office:value-type="float" office:value="1" calcext:value-type="float">
            <text:p>1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number-columns-repeated="4" table:style-name="ce225" office:value-type="float" office:value="2" calcext:value-type="float">
            <text:p>2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9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35" office:value-type="float" office:value="0" calcext:value-type="float">
            <text:p>0</text:p>
          </table:table-cell>
          <table:table-cell table:style-name="ce12" office:value-type="string" calcext:value-type="string">
            <text:p>Volvox cartieri</text:p>
          </table:table-cell>
          <table:table-cell table:style-name="ce16" office:value-type="string" calcext:value-type="string">
            <text:p>Vcar</text:p>
          </table:table-cell>
          <table:table-cell table:number-columns-repeated="991"/>
        </table:table-row>
        <table:table-row table:style-name="ro2">
          <table:table-cell table:style-name="ce12" office:value-type="string" calcext:value-type="string">
            <text:p>Chlorella variabilis</text:p>
          </table:table-cell>
          <table:table-cell table:style-name="ce16" office:value-type="string" calcext:value-type="string">
            <text:p>Cvar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206" office:value-type="float" office:value="1" calcext:value-type="float">
            <text:p>1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number-columns-repeated="5"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9" office:value-type="float" office:value="0" calcext:value-type="float">
            <text:p>0</text:p>
          </table:table-cell>
          <table:table-cell table:style-name="ce232" office:value-type="float" office:value="0" calcext:value-type="float">
            <text:p>0</text:p>
          </table:table-cell>
          <table:table-cell table:style-name="ce235" office:value-type="float" office:value="0" calcext:value-type="float">
            <text:p>0</text:p>
          </table:table-cell>
          <table:table-cell table:style-name="ce12" office:value-type="string" calcext:value-type="string">
            <text:p>Chlorella variabilis</text:p>
          </table:table-cell>
          <table:table-cell table:style-name="ce16" office:value-type="string" calcext:value-type="string">
            <text:p>Cvar</text:p>
          </table:table-cell>
          <table:table-cell table:number-columns-repeated="991"/>
        </table:table-row>
        <table:table-row table:style-name="ro2">
          <table:table-cell table:style-name="ce12" office:value-type="string" calcext:value-type="string">
            <text:p>Micromonas pusilla</text:p>
          </table:table-cell>
          <table:table-cell table:style-name="ce16" office:value-type="string" calcext:value-type="string">
            <text:p>Mpus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number-columns-repeated="8" table:style-name="ce225" office:value-type="float" office:value="0" calcext:value-type="float">
            <text:p>0</text:p>
          </table:table-cell>
          <table:table-cell table:style-name="ce229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35" office:value-type="float" office:value="0" calcext:value-type="float">
            <text:p>0</text:p>
          </table:table-cell>
          <table:table-cell table:style-name="ce12" office:value-type="string" calcext:value-type="string">
            <text:p>Micromonas pusilla</text:p>
          </table:table-cell>
          <table:table-cell table:style-name="ce16" office:value-type="string" calcext:value-type="string">
            <text:p>Mpus</text:p>
          </table:table-cell>
          <table:table-cell table:number-columns-repeated="991"/>
        </table:table-row>
        <table:table-row table:style-name="ro2">
          <table:table-cell table:style-name="ce12" office:value-type="string" calcext:value-type="string">
            <text:p>Cyanidioschyzon merolae</text:p>
          </table:table-cell>
          <table:table-cell table:style-name="ce16" office:value-type="string" calcext:value-type="string">
            <text:p>Cmer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21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number-columns-repeated="7" table:style-name="ce225" office:value-type="float" office:value="0" calcext:value-type="float">
            <text:p>0</text:p>
          </table:table-cell>
          <table:table-cell table:style-name="ce229" office:value-type="float" office:value="0" calcext:value-type="float">
            <text:p>0</text:p>
          </table:table-cell>
          <table:table-cell table:style-name="ce232" office:value-type="float" office:value="0" calcext:value-type="float">
            <text:p>0</text:p>
          </table:table-cell>
          <table:table-cell table:style-name="ce235" office:value-type="float" office:value="0" calcext:value-type="float">
            <text:p>0</text:p>
          </table:table-cell>
          <table:table-cell table:style-name="ce12" office:value-type="string" calcext:value-type="string">
            <text:p>Cyanidioschyzon merolae</text:p>
          </table:table-cell>
          <table:table-cell table:style-name="ce16" office:value-type="string" calcext:value-type="string">
            <text:p>Cmer</text:p>
          </table:table-cell>
          <table:table-cell table:number-columns-repeated="991"/>
        </table:table-row>
        <table:table-row table:style-name="ro2">
          <table:table-cell table:style-name="ce12" office:value-type="string" calcext:value-type="string">
            <text:p>Cyanophora paradoxa</text:p>
          </table:table-cell>
          <table:table-cell table:style-name="ce16" office:value-type="string" calcext:value-type="string">
            <text:p>Cpar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209" office:value-type="float" office:value="1" calcext:value-type="float">
            <text:p>1</text:p>
          </table:table-cell>
          <table:table-cell table:style-name="ce221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number-columns-repeated="8" table:style-name="ce225" office:value-type="float" office:value="0" calcext:value-type="float">
            <text:p>0</text:p>
          </table:table-cell>
          <table:table-cell table:style-name="ce229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35" office:value-type="float" office:value="0" calcext:value-type="float">
            <text:p>0</text:p>
          </table:table-cell>
          <table:table-cell table:style-name="ce12" office:value-type="string" calcext:value-type="string">
            <text:p>Cyanophora paradoxa</text:p>
          </table:table-cell>
          <table:table-cell table:style-name="ce16" office:value-type="string" calcext:value-type="string">
            <text:p>Cpar</text:p>
          </table:table-cell>
          <table:table-cell table:number-columns-repeated="991"/>
        </table:table-row>
        <table:table-row table:style-name="ro2">
          <table:table-cell table:style-name="ce12" office:value-type="string" calcext:value-type="string">
            <text:p>Ectocarpus siliculosus</text:p>
          </table:table-cell>
          <table:table-cell table:style-name="ce16" office:value-type="string" calcext:value-type="string">
            <text:p>Esil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210" office:value-type="float" office:value="0" calcext:value-type="float">
            <text:p>0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/>
          <table:table-cell table:number-columns-repeated="2" table:style-name="ce225" office:value-type="float" office:value="2" calcext:value-type="float">
            <text:p>2</text:p>
          </table:table-cell>
          <table:table-cell table:style-name="ce225" office:value-type="float" office:value="3" calcext:value-type="float">
            <text:p>3</text:p>
          </table:table-cell>
          <table:table-cell table:style-name="ce225" office:value-type="float" office:value="2" calcext:value-type="float">
            <text:p>2</text:p>
          </table:table-cell>
          <table:table-cell table:style-name="ce225" office:value-type="float" office:value="3" calcext:value-type="float">
            <text:p>3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9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35" office:value-type="float" office:value="0" calcext:value-type="float">
            <text:p>0</text:p>
          </table:table-cell>
          <table:table-cell table:style-name="ce12" office:value-type="string" calcext:value-type="string">
            <text:p>Ectocarpus siliculosus</text:p>
          </table:table-cell>
          <table:table-cell table:style-name="ce16" office:value-type="string" calcext:value-type="string">
            <text:p>Esil</text:p>
          </table:table-cell>
          <table:table-cell table:number-columns-repeated="991"/>
        </table:table-row>
        <table:table-row table:style-name="ro2">
          <table:table-cell table:style-name="ce12" office:value-type="string" calcext:value-type="string">
            <text:p>Phytophthora infestans</text:p>
          </table:table-cell>
          <table:table-cell table:style-name="ce16" office:value-type="string" calcext:value-type="string">
            <text:p>Pinf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211" office:value-type="float" office:value="0" calcext:value-type="float">
            <text:p>0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style-name="ce225" office:value-type="float" office:value="0" calcext:value-type="float">
            <text:p>0</text:p>
          </table:table-cell>
          <table:table-cell table:style-name="ce225" office:value-type="float" office:value="2" calcext:value-type="float">
            <text:p>2</text:p>
          </table:table-cell>
          <table:table-cell table:style-name="ce225" office:value-type="float" office:value="3" calcext:value-type="float">
            <text:p>3</text:p>
          </table:table-cell>
          <table:table-cell table:style-name="ce225" office:value-type="float" office:value="2" calcext:value-type="float">
            <text:p>2</text:p>
          </table:table-cell>
          <table:table-cell table:style-name="ce225" office:value-type="float" office:value="3" calcext:value-type="float">
            <text:p>3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9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35" office:value-type="float" office:value="0" calcext:value-type="float">
            <text:p>0</text:p>
          </table:table-cell>
          <table:table-cell table:style-name="ce12" office:value-type="string" calcext:value-type="string">
            <text:p>Phytophthora infestans</text:p>
          </table:table-cell>
          <table:table-cell table:style-name="ce16" office:value-type="string" calcext:value-type="string">
            <text:p>Pinf</text:p>
          </table:table-cell>
          <table:table-cell table:number-columns-repeated="991"/>
        </table:table-row>
        <table:table-row table:style-name="ro2">
          <table:table-cell table:style-name="ce12" office:value-type="string" calcext:value-type="string">
            <text:p>Toxoplasma gondii</text:p>
          </table:table-cell>
          <table:table-cell table:style-name="ce16" office:value-type="string" calcext:value-type="string">
            <text:p>Tgon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5" table:style-name="ce25" office:value-type="float" office:value="1" calcext:value-type="float">
            <text:p>1</text:p>
          </table:table-cell>
          <table:table-cell/>
          <table:table-cell table:number-columns-repeated="2" table:style-name="ce225" office:value-type="float" office:value="1" calcext:value-type="float">
            <text:p>1</text:p>
          </table:table-cell>
          <table:table-cell table:style-name="ce225" office:value-type="float" office:value="2" calcext:value-type="float">
            <text:p>2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2" calcext:value-type="float">
            <text:p>2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9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35" office:value-type="float" office:value="0" calcext:value-type="float">
            <text:p>0</text:p>
          </table:table-cell>
          <table:table-cell table:style-name="ce12" office:value-type="string" calcext:value-type="string">
            <text:p>Toxoplasma gondii</text:p>
          </table:table-cell>
          <table:table-cell table:style-name="ce16" office:value-type="string" calcext:value-type="string">
            <text:p>Tgon</text:p>
          </table:table-cell>
          <table:table-cell table:number-columns-repeated="991"/>
        </table:table-row>
        <table:table-row table:style-name="ro2">
          <table:table-cell table:style-name="ce12" office:value-type="string" calcext:value-type="string">
            <text:p>Tetrahymena thermophila</text:p>
          </table:table-cell>
          <table:table-cell table:style-name="ce16" office:value-type="string" calcext:value-type="string">
            <text:p>Tthe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style-name="ce221" office:value-type="float" office:value="3" calcext:value-type="float">
            <text:p>3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number-columns-repeated="8" table:style-name="ce225" office:value-type="float" office:value="0" calcext:value-type="float">
            <text:p>0</text:p>
          </table:table-cell>
          <table:table-cell table:style-name="ce229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35" office:value-type="float" office:value="0" calcext:value-type="float">
            <text:p>0</text:p>
          </table:table-cell>
          <table:table-cell table:style-name="ce12" office:value-type="string" calcext:value-type="string">
            <text:p>Tetrahymena thermophila</text:p>
          </table:table-cell>
          <table:table-cell table:style-name="ce16" office:value-type="string" calcext:value-type="string">
            <text:p>Tthe</text:p>
          </table:table-cell>
          <table:table-cell table:number-columns-repeated="991"/>
        </table:table-row>
        <table:table-row table:style-name="ro2">
          <table:table-cell table:style-name="ce12" office:value-type="string" calcext:value-type="string">
            <text:p>Bigelowiella natans</text:p>
          </table:table-cell>
          <table:table-cell table:style-name="ce16" office:value-type="string" calcext:value-type="string">
            <text:p>Bnat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style-name="ce214" office:value-type="float" office:value="1" calcext:value-type="float">
            <text:p>1</text:p>
          </table:table-cell>
          <table:table-cell table:style-name="ce221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/>
          <table:table-cell table:style-name="ce225" office:value-type="float" office:value="2" calcext:value-type="float">
            <text:p>2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9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35" office:value-type="float" office:value="0" calcext:value-type="float">
            <text:p>0</text:p>
          </table:table-cell>
          <table:table-cell table:style-name="ce12" office:value-type="string" calcext:value-type="string">
            <text:p>Bigelowiella natans</text:p>
          </table:table-cell>
          <table:table-cell table:style-name="ce16" office:value-type="string" calcext:value-type="string">
            <text:p>Bnat</text:p>
          </table:table-cell>
          <table:table-cell table:number-columns-repeated="991"/>
        </table:table-row>
        <table:table-row table:style-name="ro2">
          <table:table-cell table:style-name="ce12" office:value-type="string" calcext:value-type="string">
            <text:p>Emiliania huxleyi</text:p>
          </table:table-cell>
          <table:table-cell table:style-name="ce16" office:value-type="string" calcext:value-type="string">
            <text:p>Ehux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46" office:value-type="float" office:value="0" calcext:value-type="float">
            <text:p>0</text:p>
          </table:table-cell>
          <table:table-cell table:style-name="ce215" office:value-type="float" office:value="1" calcext:value-type="float">
            <text:p>1</text:p>
          </table:table-cell>
          <table:table-cell table:style-name="ce221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/>
          <table:table-cell table:style-name="ce225" office:value-type="float" office:value="4" calcext:value-type="float">
            <text:p>4</text:p>
          </table:table-cell>
          <table:table-cell table:number-columns-repeated="7" table:style-name="ce225" office:value-type="float" office:value="0" calcext:value-type="float">
            <text:p>0</text:p>
          </table:table-cell>
          <table:table-cell table:style-name="ce229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35" office:value-type="float" office:value="0" calcext:value-type="float">
            <text:p>0</text:p>
          </table:table-cell>
          <table:table-cell table:style-name="ce12" office:value-type="string" calcext:value-type="string">
            <text:p>Emiliania huxleyi</text:p>
          </table:table-cell>
          <table:table-cell table:style-name="ce16" office:value-type="string" calcext:value-type="string">
            <text:p>Ehux</text:p>
          </table:table-cell>
          <table:table-cell table:number-columns-repeated="991"/>
        </table:table-row>
        <table:table-row table:style-name="ro2">
          <table:table-cell table:style-name="ce12" office:value-type="string" calcext:value-type="string">
            <text:p>Guillardia theta</text:p>
          </table:table-cell>
          <table:table-cell table:style-name="ce16" office:value-type="string" calcext:value-type="string">
            <text:p>Gthe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147" office:value-type="float" office:value="0" calcext:value-type="float">
            <text:p>0</text:p>
          </table:table-cell>
          <table:table-cell table:style-name="ce216" office:value-type="float" office:value="1" calcext:value-type="float">
            <text:p>1</text:p>
          </table:table-cell>
          <table:table-cell table:style-name="ce221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number-columns-repeated="4" table:style-name="ce225" office:value-type="float" office:value="3" calcext:value-type="float">
            <text:p>3</text:p>
          </table:table-cell>
          <table:table-cell table:number-columns-repeated="3" table:style-name="ce225" office:value-type="float" office:value="0" calcext:value-type="float">
            <text:p>0</text:p>
          </table:table-cell>
          <table:table-cell table:style-name="ce229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35" office:value-type="float" office:value="0" calcext:value-type="float">
            <text:p>0</text:p>
          </table:table-cell>
          <table:table-cell table:style-name="ce12" office:value-type="string" calcext:value-type="string">
            <text:p>Guillardia theta</text:p>
          </table:table-cell>
          <table:table-cell table:style-name="ce16" office:value-type="string" calcext:value-type="string">
            <text:p>Gthe</text:p>
          </table:table-cell>
          <table:table-cell table:number-columns-repeated="991"/>
        </table:table-row>
        <table:table-row table:style-name="ro2">
          <table:table-cell table:style-name="ce12" office:value-type="string" calcext:value-type="string">
            <text:p>Leishmania major</text:p>
          </table:table-cell>
          <table:table-cell table:style-name="ce16" office:value-type="string" calcext:value-type="string">
            <text:p>Lmaj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style-name="ce217" office:value-type="float" office:value="0" calcext:value-type="float">
            <text:p>0</text:p>
          </table:table-cell>
          <table:table-cell table:style-name="ce221"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number-columns-repeated="8" table:style-name="ce225" office:value-type="float" office:value="0" calcext:value-type="float">
            <text:p>0</text:p>
          </table:table-cell>
          <table:table-cell table:style-name="ce229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35" office:value-type="float" office:value="0" calcext:value-type="float">
            <text:p>0</text:p>
          </table:table-cell>
          <table:table-cell table:style-name="ce12" office:value-type="string" calcext:value-type="string">
            <text:p>Leishmania major</text:p>
          </table:table-cell>
          <table:table-cell table:style-name="ce16" office:value-type="string" calcext:value-type="string">
            <text:p>Lmaj</text:p>
          </table:table-cell>
          <table:table-cell table:number-columns-repeated="991"/>
        </table:table-row>
        <table:table-row table:style-name="ro2">
          <table:table-cell table:style-name="ce12" office:value-type="string" calcext:value-type="string">
            <text:p>Naegleria gruberi</text:p>
          </table:table-cell>
          <table:table-cell table:style-name="ce16" office:value-type="string" calcext:value-type="string">
            <text:p>Ngru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218" office:value-type="float" office:value="0" calcext:value-type="float">
            <text:p>0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number-columns-repeated="8" table:style-name="ce225" office:value-type="float" office:value="0" calcext:value-type="float">
            <text:p>0</text:p>
          </table:table-cell>
          <table:table-cell table:style-name="ce229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35" office:value-type="float" office:value="0" calcext:value-type="float">
            <text:p>0</text:p>
          </table:table-cell>
          <table:table-cell table:style-name="ce12" office:value-type="string" calcext:value-type="string">
            <text:p>Naegleria gruberi</text:p>
          </table:table-cell>
          <table:table-cell table:style-name="ce16" office:value-type="string" calcext:value-type="string">
            <text:p>Ngru</text:p>
          </table:table-cell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2"/>
          <table:table-cell table:number-columns-repeated="3"/>
          <table:table-cell table:style-name="ce22"/>
          <table:table-cell table:number-columns-repeated="1017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Full1.O46:Full1.S71 Full1.K3:Full1.L3 Full1.C18:Full1.I71 Full1.C3:Full1.I16 Full1.O3:Full1.S34">
            <calcext:condition calcext:apply-style-name="Sense títol3" calcext:value="&gt;0" calcext:base-cell-address="Full1.C3"/>
          </calcext:conditional-format>
          <calcext:conditional-format calcext:target-range-address="Full1.N3:Full1.N71">
            <calcext:condition calcext:apply-style-name="Sense títol3" calcext:value="!=0" calcext:base-cell-address="Full1.N3"/>
          </calcext:conditional-format>
          <calcext:conditional-format calcext:target-range-address="Full1.K4:Full1.L4">
            <calcext:condition calcext:apply-style-name="Sense títol3" calcext:value="&gt;0" calcext:base-cell-address="Full1.K4"/>
          </calcext:conditional-format>
          <calcext:conditional-format calcext:target-range-address="Full1.K5:Full1.L5">
            <calcext:condition calcext:apply-style-name="Sense títol3" calcext:value="&gt;0" calcext:base-cell-address="Full1.K5"/>
          </calcext:conditional-format>
          <calcext:conditional-format calcext:target-range-address="Full1.K6:Full1.L6">
            <calcext:condition calcext:apply-style-name="Sense títol3" calcext:value="&gt;0" calcext:base-cell-address="Full1.K6"/>
          </calcext:conditional-format>
          <calcext:conditional-format calcext:target-range-address="Full1.K7:Full1.L7">
            <calcext:condition calcext:apply-style-name="Sense títol3" calcext:value="&gt;0" calcext:base-cell-address="Full1.K7"/>
          </calcext:conditional-format>
          <calcext:conditional-format calcext:target-range-address="Full1.K8:Full1.L8">
            <calcext:condition calcext:apply-style-name="Sense títol3" calcext:value="&gt;0" calcext:base-cell-address="Full1.K8"/>
          </calcext:conditional-format>
          <calcext:conditional-format calcext:target-range-address="Full1.K9:Full1.L9">
            <calcext:condition calcext:apply-style-name="Sense títol3" calcext:value="&gt;0" calcext:base-cell-address="Full1.K9"/>
          </calcext:conditional-format>
          <calcext:conditional-format calcext:target-range-address="Full1.K10:Full1.L10">
            <calcext:condition calcext:apply-style-name="Sense títol3" calcext:value="&gt;0" calcext:base-cell-address="Full1.K10"/>
          </calcext:conditional-format>
          <calcext:conditional-format calcext:target-range-address="Full1.K11:Full1.L11">
            <calcext:condition calcext:apply-style-name="Sense títol3" calcext:value="&gt;0" calcext:base-cell-address="Full1.K11"/>
          </calcext:conditional-format>
          <calcext:conditional-format calcext:target-range-address="Full1.K12:Full1.L12">
            <calcext:condition calcext:apply-style-name="Sense títol3" calcext:value="&gt;0" calcext:base-cell-address="Full1.K12"/>
          </calcext:conditional-format>
          <calcext:conditional-format calcext:target-range-address="Full1.K13:Full1.L13">
            <calcext:condition calcext:apply-style-name="Sense títol3" calcext:value="&gt;0" calcext:base-cell-address="Full1.K13"/>
          </calcext:conditional-format>
          <calcext:conditional-format calcext:target-range-address="Full1.K14:Full1.L14">
            <calcext:condition calcext:apply-style-name="Sense títol3" calcext:value="&gt;0" calcext:base-cell-address="Full1.K14"/>
          </calcext:conditional-format>
          <calcext:conditional-format calcext:target-range-address="Full1.K15:Full1.L15">
            <calcext:condition calcext:apply-style-name="Sense títol3" calcext:value="&gt;0" calcext:base-cell-address="Full1.K15"/>
          </calcext:conditional-format>
          <calcext:conditional-format calcext:target-range-address="Full1.K16:Full1.L16">
            <calcext:condition calcext:apply-style-name="Sense títol3" calcext:value="&gt;0" calcext:base-cell-address="Full1.K16"/>
          </calcext:conditional-format>
          <calcext:conditional-format calcext:target-range-address="Full1.K17:Full1.L17">
            <calcext:condition calcext:apply-style-name="Sense títol3" calcext:value="&gt;0" calcext:base-cell-address="Full1.K17"/>
          </calcext:conditional-format>
          <calcext:conditional-format calcext:target-range-address="Full1.K18:Full1.L18">
            <calcext:condition calcext:apply-style-name="Sense títol3" calcext:value="&gt;0" calcext:base-cell-address="Full1.K18"/>
          </calcext:conditional-format>
          <calcext:conditional-format calcext:target-range-address="Full1.K19:Full1.L19">
            <calcext:condition calcext:apply-style-name="Sense títol3" calcext:value="&gt;0" calcext:base-cell-address="Full1.K19"/>
          </calcext:conditional-format>
          <calcext:conditional-format calcext:target-range-address="Full1.K20:Full1.L20">
            <calcext:condition calcext:apply-style-name="Sense títol3" calcext:value="&gt;0" calcext:base-cell-address="Full1.K20"/>
          </calcext:conditional-format>
          <calcext:conditional-format calcext:target-range-address="Full1.N3:Full1.S20 Full1.N22:Full1.N71 Full1.C18:Full1.I71 Full1.C3:Full1.I16 Full1.N21:Full1.S21 Full1.K3:Full1.L20 Full1.O22:Full1.S34 Full1.O46:Full1.S71">
            <calcext:condition calcext:apply-style-name="Sense títol3" calcext:value="!=0" calcext:base-cell-address="Full1.C3"/>
          </calcext:conditional-format>
          <calcext:conditional-format calcext:target-range-address="Full1.L42:Full1.L42">
            <calcext:condition calcext:apply-style-name="Sense títol3" calcext:value="&gt;0" calcext:base-cell-address="Full1.L42"/>
          </calcext:conditional-format>
          <calcext:conditional-format calcext:target-range-address="Full1.L22:Full1.L42">
            <calcext:condition calcext:apply-style-name="Sense títol3" calcext:value="!=0" calcext:base-cell-address="Full1.L22"/>
          </calcext:conditional-format>
          <calcext:conditional-format calcext:target-range-address="Full1.J3:Full1.J71">
            <calcext:condition calcext:apply-style-name="Sense títol3" calcext:value="&gt;0" calcext:base-cell-address="Full1.J3"/>
          </calcext:conditional-format>
          <calcext:conditional-format calcext:target-range-address="Full1.J3:Full1.J71">
            <calcext:condition calcext:apply-style-name="Sense títol3" calcext:value="!=0" calcext:base-cell-address="Full1.J3"/>
          </calcext:conditional-format>
          <calcext:conditional-format calcext:target-range-address="Full1.C17:Full1.I17">
            <calcext:condition calcext:apply-style-name="Sense títol3" calcext:value="&gt;0" calcext:base-cell-address="Full1.C17"/>
          </calcext:conditional-format>
          <calcext:conditional-format calcext:target-range-address="Full1.C17:Full1.I17">
            <calcext:condition calcext:apply-style-name="Sense títol3" calcext:value="!=0" calcext:base-cell-address="Full1.C17"/>
          </calcext:conditional-format>
          <calcext:conditional-format calcext:target-range-address="Full1.M26:Full1.M26">
            <calcext:condition calcext:apply-style-name="Sense títol3" calcext:value="&gt;0" calcext:base-cell-address="Full1.M26"/>
          </calcext:conditional-format>
          <calcext:conditional-format calcext:target-range-address="Full1.M27:Full1.M27">
            <calcext:condition calcext:apply-style-name="Sense títol3" calcext:value="&gt;0" calcext:base-cell-address="Full1.M27"/>
          </calcext:conditional-format>
          <calcext:conditional-format calcext:target-range-address="Full1.M28:Full1.M28">
            <calcext:condition calcext:apply-style-name="Sense títol3" calcext:value="&gt;0" calcext:base-cell-address="Full1.M28"/>
          </calcext:conditional-format>
          <calcext:conditional-format calcext:target-range-address="Full1.M29:Full1.M29">
            <calcext:condition calcext:apply-style-name="Sense títol3" calcext:value="&gt;0" calcext:base-cell-address="Full1.M29"/>
          </calcext:conditional-format>
          <calcext:conditional-format calcext:target-range-address="Full1.M30:Full1.M30">
            <calcext:condition calcext:apply-style-name="Sense títol3" calcext:value="&gt;0" calcext:base-cell-address="Full1.M30"/>
          </calcext:conditional-format>
          <calcext:conditional-format calcext:target-range-address="Full1.M31:Full1.M31">
            <calcext:condition calcext:apply-style-name="Sense títol3" calcext:value="&gt;0" calcext:base-cell-address="Full1.M31"/>
          </calcext:conditional-format>
          <calcext:conditional-format calcext:target-range-address="Full1.M32:Full1.M32">
            <calcext:condition calcext:apply-style-name="Sense títol3" calcext:value="&gt;0" calcext:base-cell-address="Full1.M32"/>
          </calcext:conditional-format>
          <calcext:conditional-format calcext:target-range-address="Full1.M33:Full1.M33">
            <calcext:condition calcext:apply-style-name="Sense títol3" calcext:value="&gt;0" calcext:base-cell-address="Full1.M33"/>
          </calcext:conditional-format>
          <calcext:conditional-format calcext:target-range-address="Full1.M34:Full1.M34">
            <calcext:condition calcext:apply-style-name="Sense títol3" calcext:value="&gt;0" calcext:base-cell-address="Full1.M34"/>
          </calcext:conditional-format>
          <calcext:conditional-format calcext:target-range-address="Full1.M35:Full1.M35">
            <calcext:condition calcext:apply-style-name="Sense títol3" calcext:value="&gt;0" calcext:base-cell-address="Full1.M35"/>
          </calcext:conditional-format>
          <calcext:conditional-format calcext:target-range-address="Full1.M36:Full1.M36">
            <calcext:condition calcext:apply-style-name="Sense títol3" calcext:value="&gt;0" calcext:base-cell-address="Full1.M36"/>
          </calcext:conditional-format>
          <calcext:conditional-format calcext:target-range-address="Full1.M37:Full1.M37">
            <calcext:condition calcext:apply-style-name="Sense títol3" calcext:value="&gt;0" calcext:base-cell-address="Full1.M37"/>
          </calcext:conditional-format>
          <calcext:conditional-format calcext:target-range-address="Full1.M38:Full1.M38">
            <calcext:condition calcext:apply-style-name="Sense títol3" calcext:value="&gt;0" calcext:base-cell-address="Full1.M38"/>
          </calcext:conditional-format>
          <calcext:conditional-format calcext:target-range-address="Full1.M39:Full1.M39">
            <calcext:condition calcext:apply-style-name="Sense títol3" calcext:value="&gt;0" calcext:base-cell-address="Full1.M39"/>
          </calcext:conditional-format>
          <calcext:conditional-format calcext:target-range-address="Full1.M40:Full1.M40">
            <calcext:condition calcext:apply-style-name="Sense títol3" calcext:value="&gt;0" calcext:base-cell-address="Full1.M40"/>
          </calcext:conditional-format>
          <calcext:conditional-format calcext:target-range-address="Full1.M41:Full1.M41">
            <calcext:condition calcext:apply-style-name="Sense títol3" calcext:value="&gt;0" calcext:base-cell-address="Full1.M41"/>
          </calcext:conditional-format>
          <calcext:conditional-format calcext:target-range-address="Full1.M42:Full1.M42">
            <calcext:condition calcext:apply-style-name="Sense títol3" calcext:value="&gt;0" calcext:base-cell-address="Full1.M42"/>
          </calcext:conditional-format>
          <calcext:conditional-format calcext:target-range-address="Full1.M43:Full1.M43">
            <calcext:condition calcext:apply-style-name="Sense títol3" calcext:value="&gt;0" calcext:base-cell-address="Full1.M43"/>
          </calcext:conditional-format>
          <calcext:conditional-format calcext:target-range-address="Full1.M44:Full1.M44">
            <calcext:condition calcext:apply-style-name="Sense títol3" calcext:value="&gt;0" calcext:base-cell-address="Full1.M44"/>
          </calcext:conditional-format>
          <calcext:conditional-format calcext:target-range-address="Full1.M45:Full1.M45">
            <calcext:condition calcext:apply-style-name="Sense títol3" calcext:value="&gt;0" calcext:base-cell-address="Full1.M45"/>
          </calcext:conditional-format>
          <calcext:conditional-format calcext:target-range-address="Full1.M46:Full1.M46">
            <calcext:condition calcext:apply-style-name="Sense títol3" calcext:value="&gt;0" calcext:base-cell-address="Full1.M46"/>
          </calcext:conditional-format>
          <calcext:conditional-format calcext:target-range-address="Full1.M47:Full1.M47">
            <calcext:condition calcext:apply-style-name="Sense títol3" calcext:value="&gt;0" calcext:base-cell-address="Full1.M47"/>
          </calcext:conditional-format>
          <calcext:conditional-format calcext:target-range-address="Full1.M48:Full1.M48">
            <calcext:condition calcext:apply-style-name="Sense títol3" calcext:value="&gt;0" calcext:base-cell-address="Full1.M48"/>
          </calcext:conditional-format>
          <calcext:conditional-format calcext:target-range-address="Full1.M49:Full1.M49">
            <calcext:condition calcext:apply-style-name="Sense títol3" calcext:value="&gt;0" calcext:base-cell-address="Full1.M49"/>
          </calcext:conditional-format>
          <calcext:conditional-format calcext:target-range-address="Full1.M50:Full1.M50">
            <calcext:condition calcext:apply-style-name="Sense títol3" calcext:value="&gt;0" calcext:base-cell-address="Full1.M50"/>
          </calcext:conditional-format>
          <calcext:conditional-format calcext:target-range-address="Full1.M51:Full1.M51">
            <calcext:condition calcext:apply-style-name="Sense títol3" calcext:value="&gt;0" calcext:base-cell-address="Full1.M51"/>
          </calcext:conditional-format>
          <calcext:conditional-format calcext:target-range-address="Full1.M52:Full1.M52">
            <calcext:condition calcext:apply-style-name="Sense títol3" calcext:value="&gt;0" calcext:base-cell-address="Full1.M52"/>
          </calcext:conditional-format>
          <calcext:conditional-format calcext:target-range-address="Full1.M53:Full1.M53">
            <calcext:condition calcext:apply-style-name="Sense títol3" calcext:value="&gt;0" calcext:base-cell-address="Full1.M53"/>
          </calcext:conditional-format>
          <calcext:conditional-format calcext:target-range-address="Full1.M54:Full1.M54">
            <calcext:condition calcext:apply-style-name="Sense títol3" calcext:value="&gt;0" calcext:base-cell-address="Full1.M54"/>
          </calcext:conditional-format>
          <calcext:conditional-format calcext:target-range-address="Full1.M55:Full1.M55">
            <calcext:condition calcext:apply-style-name="Sense títol3" calcext:value="&gt;0" calcext:base-cell-address="Full1.M55"/>
          </calcext:conditional-format>
          <calcext:conditional-format calcext:target-range-address="Full1.M56:Full1.M56">
            <calcext:condition calcext:apply-style-name="Sense títol3" calcext:value="&gt;0" calcext:base-cell-address="Full1.M56"/>
          </calcext:conditional-format>
          <calcext:conditional-format calcext:target-range-address="Full1.M57:Full1.M57">
            <calcext:condition calcext:apply-style-name="Sense títol3" calcext:value="&gt;0" calcext:base-cell-address="Full1.M57"/>
          </calcext:conditional-format>
          <calcext:conditional-format calcext:target-range-address="Full1.M58:Full1.M58">
            <calcext:condition calcext:apply-style-name="Sense títol3" calcext:value="&gt;0" calcext:base-cell-address="Full1.M58"/>
          </calcext:conditional-format>
          <calcext:conditional-format calcext:target-range-address="Full1.M59:Full1.M59">
            <calcext:condition calcext:apply-style-name="Sense títol3" calcext:value="&gt;0" calcext:base-cell-address="Full1.M59"/>
          </calcext:conditional-format>
          <calcext:conditional-format calcext:target-range-address="Full1.M60:Full1.M60">
            <calcext:condition calcext:apply-style-name="Sense títol3" calcext:value="&gt;0" calcext:base-cell-address="Full1.M60"/>
          </calcext:conditional-format>
          <calcext:conditional-format calcext:target-range-address="Full1.M61:Full1.M61">
            <calcext:condition calcext:apply-style-name="Sense títol3" calcext:value="&gt;0" calcext:base-cell-address="Full1.M61"/>
          </calcext:conditional-format>
          <calcext:conditional-format calcext:target-range-address="Full1.M62:Full1.M62">
            <calcext:condition calcext:apply-style-name="Sense títol3" calcext:value="&gt;0" calcext:base-cell-address="Full1.M62"/>
          </calcext:conditional-format>
          <calcext:conditional-format calcext:target-range-address="Full1.M63:Full1.M63">
            <calcext:condition calcext:apply-style-name="Sense títol3" calcext:value="&gt;0" calcext:base-cell-address="Full1.M63"/>
          </calcext:conditional-format>
          <calcext:conditional-format calcext:target-range-address="Full1.M64:Full1.M64">
            <calcext:condition calcext:apply-style-name="Sense títol3" calcext:value="&gt;0" calcext:base-cell-address="Full1.M64"/>
          </calcext:conditional-format>
          <calcext:conditional-format calcext:target-range-address="Full1.M65:Full1.M65">
            <calcext:condition calcext:apply-style-name="Sense títol3" calcext:value="&gt;0" calcext:base-cell-address="Full1.M65"/>
          </calcext:conditional-format>
          <calcext:conditional-format calcext:target-range-address="Full1.M66:Full1.M66">
            <calcext:condition calcext:apply-style-name="Sense títol3" calcext:value="&gt;0" calcext:base-cell-address="Full1.M66"/>
          </calcext:conditional-format>
          <calcext:conditional-format calcext:target-range-address="Full1.M67:Full1.M67">
            <calcext:condition calcext:apply-style-name="Sense títol3" calcext:value="&gt;0" calcext:base-cell-address="Full1.M67"/>
          </calcext:conditional-format>
          <calcext:conditional-format calcext:target-range-address="Full1.M68:Full1.M68">
            <calcext:condition calcext:apply-style-name="Sense títol3" calcext:value="&gt;0" calcext:base-cell-address="Full1.M68"/>
          </calcext:conditional-format>
          <calcext:conditional-format calcext:target-range-address="Full1.M69:Full1.M69">
            <calcext:condition calcext:apply-style-name="Sense títol3" calcext:value="&gt;0" calcext:base-cell-address="Full1.M69"/>
          </calcext:conditional-format>
          <calcext:conditional-format calcext:target-range-address="Full1.M70:Full1.M70">
            <calcext:condition calcext:apply-style-name="Sense títol3" calcext:value="&gt;0" calcext:base-cell-address="Full1.M70"/>
          </calcext:conditional-format>
          <calcext:conditional-format calcext:target-range-address="Full1.M71:Full1.M71">
            <calcext:condition calcext:apply-style-name="Sense títol3" calcext:value="&gt;0" calcext:base-cell-address="Full1.M71"/>
          </calcext:conditional-format>
          <calcext:conditional-format calcext:target-range-address="Full1.M26:Full1.M71">
            <calcext:condition calcext:apply-style-name="Sense títol3" calcext:value="!=0" calcext:base-cell-address="Full1.M26"/>
          </calcext:conditional-format>
          <calcext:conditional-format calcext:target-range-address="Full1.M23:Full1.M23">
            <calcext:condition calcext:apply-style-name="Sense títol3" calcext:value="&gt;0" calcext:base-cell-address="Full1.M23"/>
          </calcext:conditional-format>
          <calcext:conditional-format calcext:target-range-address="Full1.M23:Full1.M23">
            <calcext:condition calcext:apply-style-name="Sense títol3" calcext:value="!=0" calcext:base-cell-address="Full1.M23"/>
          </calcext:conditional-format>
          <calcext:conditional-format calcext:target-range-address="Full1.M24:Full1.M24">
            <calcext:condition calcext:apply-style-name="Sense títol3" calcext:value="&gt;0" calcext:base-cell-address="Full1.M24"/>
          </calcext:conditional-format>
          <calcext:conditional-format calcext:target-range-address="Full1.M24:Full1.M24">
            <calcext:condition calcext:apply-style-name="Sense títol3" calcext:value="!=0" calcext:base-cell-address="Full1.M24"/>
          </calcext:conditional-format>
          <calcext:conditional-format calcext:target-range-address="Full1.M25:Full1.M25">
            <calcext:condition calcext:apply-style-name="Sense títol3" calcext:value="&gt;0" calcext:base-cell-address="Full1.M25"/>
          </calcext:conditional-format>
          <calcext:conditional-format calcext:target-range-address="Full1.M25:Full1.M25">
            <calcext:condition calcext:apply-style-name="Sense títol3" calcext:value="!=0" calcext:base-cell-address="Full1.M25"/>
          </calcext:conditional-format>
          <calcext:conditional-format calcext:target-range-address="Full1.M22:Full1.M22">
            <calcext:condition calcext:apply-style-name="Sense títol3" calcext:value="&gt;0" calcext:base-cell-address="Full1.M22"/>
          </calcext:conditional-format>
          <calcext:conditional-format calcext:target-range-address="Full1.M22:Full1.M22">
            <calcext:condition calcext:apply-style-name="Sense títol3" calcext:value="!=0" calcext:base-cell-address="Full1.M22"/>
          </calcext:conditional-format>
          <calcext:conditional-format calcext:target-range-address="Full1.K21:Full1.K21">
            <calcext:condition calcext:apply-style-name="Sense títol3" calcext:value="&gt;0" calcext:base-cell-address="Full1.K21"/>
          </calcext:conditional-format>
          <calcext:conditional-format calcext:target-range-address="Full1.K21:Full1.K21">
            <calcext:condition calcext:apply-style-name="Sense títol3" calcext:value="!=0" calcext:base-cell-address="Full1.K21"/>
          </calcext:conditional-format>
          <calcext:conditional-format calcext:target-range-address="Full1.K22:Full1.K22">
            <calcext:condition calcext:apply-style-name="Sense títol3" calcext:value="&gt;0" calcext:base-cell-address="Full1.K22"/>
          </calcext:conditional-format>
          <calcext:conditional-format calcext:target-range-address="Full1.K22:Full1.K22">
            <calcext:condition calcext:apply-style-name="Sense títol3" calcext:value="!=0" calcext:base-cell-address="Full1.K22"/>
          </calcext:conditional-format>
          <calcext:conditional-format calcext:target-range-address="Full1.K23:Full1.K23">
            <calcext:condition calcext:apply-style-name="Sense títol3" calcext:value="&gt;0" calcext:base-cell-address="Full1.K23"/>
          </calcext:conditional-format>
          <calcext:conditional-format calcext:target-range-address="Full1.K23:Full1.K23">
            <calcext:condition calcext:apply-style-name="Sense títol3" calcext:value="!=0" calcext:base-cell-address="Full1.K23"/>
          </calcext:conditional-format>
          <calcext:conditional-format calcext:target-range-address="Full1.K24:Full1.K24">
            <calcext:condition calcext:apply-style-name="Sense títol3" calcext:value="&gt;0" calcext:base-cell-address="Full1.K24"/>
          </calcext:conditional-format>
          <calcext:conditional-format calcext:target-range-address="Full1.K24:Full1.K24">
            <calcext:condition calcext:apply-style-name="Sense títol3" calcext:value="!=0" calcext:base-cell-address="Full1.K24"/>
          </calcext:conditional-format>
          <calcext:conditional-format calcext:target-range-address="Full1.K25:Full1.K25">
            <calcext:condition calcext:apply-style-name="Sense títol3" calcext:value="&gt;0" calcext:base-cell-address="Full1.K25"/>
          </calcext:conditional-format>
          <calcext:conditional-format calcext:target-range-address="Full1.K25:Full1.K25">
            <calcext:condition calcext:apply-style-name="Sense títol3" calcext:value="!=0" calcext:base-cell-address="Full1.K25"/>
          </calcext:conditional-format>
          <calcext:conditional-format calcext:target-range-address="Full1.K26:Full1.K26">
            <calcext:condition calcext:apply-style-name="Sense títol3" calcext:value="&gt;0" calcext:base-cell-address="Full1.K26"/>
          </calcext:conditional-format>
          <calcext:conditional-format calcext:target-range-address="Full1.K26:Full1.K26">
            <calcext:condition calcext:apply-style-name="Sense títol3" calcext:value="!=0" calcext:base-cell-address="Full1.K26"/>
          </calcext:conditional-format>
          <calcext:conditional-format calcext:target-range-address="Full1.K27:Full1.K27">
            <calcext:condition calcext:apply-style-name="Sense títol3" calcext:value="&gt;0" calcext:base-cell-address="Full1.K27"/>
          </calcext:conditional-format>
          <calcext:conditional-format calcext:target-range-address="Full1.K27:Full1.K27">
            <calcext:condition calcext:apply-style-name="Sense títol3" calcext:value="!=0" calcext:base-cell-address="Full1.K27"/>
          </calcext:conditional-format>
          <calcext:conditional-format calcext:target-range-address="Full1.K28:Full1.K28">
            <calcext:condition calcext:apply-style-name="Sense títol3" calcext:value="&gt;0" calcext:base-cell-address="Full1.K28"/>
          </calcext:conditional-format>
          <calcext:conditional-format calcext:target-range-address="Full1.K28:Full1.K28">
            <calcext:condition calcext:apply-style-name="Sense títol3" calcext:value="!=0" calcext:base-cell-address="Full1.K28"/>
          </calcext:conditional-format>
          <calcext:conditional-format calcext:target-range-address="Full1.K29:Full1.K29">
            <calcext:condition calcext:apply-style-name="Sense títol3" calcext:value="&gt;0" calcext:base-cell-address="Full1.K29"/>
          </calcext:conditional-format>
          <calcext:conditional-format calcext:target-range-address="Full1.K29:Full1.K29">
            <calcext:condition calcext:apply-style-name="Sense títol3" calcext:value="!=0" calcext:base-cell-address="Full1.K29"/>
          </calcext:conditional-format>
          <calcext:conditional-format calcext:target-range-address="Full1.K30:Full1.K30">
            <calcext:condition calcext:apply-style-name="Sense títol3" calcext:value="&gt;0" calcext:base-cell-address="Full1.K30"/>
          </calcext:conditional-format>
          <calcext:conditional-format calcext:target-range-address="Full1.K30:Full1.K30">
            <calcext:condition calcext:apply-style-name="Sense títol3" calcext:value="!=0" calcext:base-cell-address="Full1.K30"/>
          </calcext:conditional-format>
          <calcext:conditional-format calcext:target-range-address="Full1.K31:Full1.K31">
            <calcext:condition calcext:apply-style-name="Sense títol3" calcext:value="&gt;0" calcext:base-cell-address="Full1.K31"/>
          </calcext:conditional-format>
          <calcext:conditional-format calcext:target-range-address="Full1.K31:Full1.K31">
            <calcext:condition calcext:apply-style-name="Sense títol3" calcext:value="!=0" calcext:base-cell-address="Full1.K31"/>
          </calcext:conditional-format>
          <calcext:conditional-format calcext:target-range-address="Full1.K32:Full1.K32">
            <calcext:condition calcext:apply-style-name="Sense títol3" calcext:value="&gt;0" calcext:base-cell-address="Full1.K32"/>
          </calcext:conditional-format>
          <calcext:conditional-format calcext:target-range-address="Full1.K32:Full1.K32">
            <calcext:condition calcext:apply-style-name="Sense títol3" calcext:value="!=0" calcext:base-cell-address="Full1.K32"/>
          </calcext:conditional-format>
          <calcext:conditional-format calcext:target-range-address="Full1.K33:Full1.K33">
            <calcext:condition calcext:apply-style-name="Sense títol3" calcext:value="&gt;0" calcext:base-cell-address="Full1.K33"/>
          </calcext:conditional-format>
          <calcext:conditional-format calcext:target-range-address="Full1.K33:Full1.K33">
            <calcext:condition calcext:apply-style-name="Sense títol3" calcext:value="!=0" calcext:base-cell-address="Full1.K33"/>
          </calcext:conditional-format>
          <calcext:conditional-format calcext:target-range-address="Full1.K34:Full1.K34">
            <calcext:condition calcext:apply-style-name="Sense títol3" calcext:value="&gt;0" calcext:base-cell-address="Full1.K34"/>
          </calcext:conditional-format>
          <calcext:conditional-format calcext:target-range-address="Full1.K34:Full1.K34">
            <calcext:condition calcext:apply-style-name="Sense títol3" calcext:value="!=0" calcext:base-cell-address="Full1.K34"/>
          </calcext:conditional-format>
          <calcext:conditional-format calcext:target-range-address="Full1.K35:Full1.K35">
            <calcext:condition calcext:apply-style-name="Sense títol3" calcext:value="&gt;0" calcext:base-cell-address="Full1.K35"/>
          </calcext:conditional-format>
          <calcext:conditional-format calcext:target-range-address="Full1.K35:Full1.K35">
            <calcext:condition calcext:apply-style-name="Sense títol3" calcext:value="!=0" calcext:base-cell-address="Full1.K35"/>
          </calcext:conditional-format>
          <calcext:conditional-format calcext:target-range-address="Full1.K36:Full1.K36">
            <calcext:condition calcext:apply-style-name="Sense títol3" calcext:value="&gt;0" calcext:base-cell-address="Full1.K36"/>
          </calcext:conditional-format>
          <calcext:conditional-format calcext:target-range-address="Full1.K36:Full1.K36">
            <calcext:condition calcext:apply-style-name="Sense títol3" calcext:value="!=0" calcext:base-cell-address="Full1.K36"/>
          </calcext:conditional-format>
          <calcext:conditional-format calcext:target-range-address="Full1.K37:Full1.K37">
            <calcext:condition calcext:apply-style-name="Sense títol3" calcext:value="&gt;0" calcext:base-cell-address="Full1.K37"/>
          </calcext:conditional-format>
          <calcext:conditional-format calcext:target-range-address="Full1.K37:Full1.K37">
            <calcext:condition calcext:apply-style-name="Sense títol3" calcext:value="!=0" calcext:base-cell-address="Full1.K37"/>
          </calcext:conditional-format>
          <calcext:conditional-format calcext:target-range-address="Full1.K38:Full1.K38">
            <calcext:condition calcext:apply-style-name="Sense títol3" calcext:value="&gt;0" calcext:base-cell-address="Full1.K38"/>
          </calcext:conditional-format>
          <calcext:conditional-format calcext:target-range-address="Full1.K38:Full1.K38">
            <calcext:condition calcext:apply-style-name="Sense títol3" calcext:value="!=0" calcext:base-cell-address="Full1.K38"/>
          </calcext:conditional-format>
          <calcext:conditional-format calcext:target-range-address="Full1.K39:Full1.K39">
            <calcext:condition calcext:apply-style-name="Sense títol3" calcext:value="&gt;0" calcext:base-cell-address="Full1.K39"/>
          </calcext:conditional-format>
          <calcext:conditional-format calcext:target-range-address="Full1.K39:Full1.K39">
            <calcext:condition calcext:apply-style-name="Sense títol3" calcext:value="!=0" calcext:base-cell-address="Full1.K39"/>
          </calcext:conditional-format>
          <calcext:conditional-format calcext:target-range-address="Full1.K40:Full1.K40">
            <calcext:condition calcext:apply-style-name="Sense títol3" calcext:value="&gt;0" calcext:base-cell-address="Full1.K40"/>
          </calcext:conditional-format>
          <calcext:conditional-format calcext:target-range-address="Full1.K40:Full1.K40">
            <calcext:condition calcext:apply-style-name="Sense títol3" calcext:value="!=0" calcext:base-cell-address="Full1.K40"/>
          </calcext:conditional-format>
          <calcext:conditional-format calcext:target-range-address="Full1.K41:Full1.K41">
            <calcext:condition calcext:apply-style-name="Sense títol3" calcext:value="&gt;0" calcext:base-cell-address="Full1.K41"/>
          </calcext:conditional-format>
          <calcext:conditional-format calcext:target-range-address="Full1.K41:Full1.K41">
            <calcext:condition calcext:apply-style-name="Sense títol3" calcext:value="!=0" calcext:base-cell-address="Full1.K41"/>
          </calcext:conditional-format>
          <calcext:conditional-format calcext:target-range-address="Full1.K42:Full1.K42">
            <calcext:condition calcext:apply-style-name="Sense títol3" calcext:value="&gt;0" calcext:base-cell-address="Full1.K42"/>
          </calcext:conditional-format>
          <calcext:conditional-format calcext:target-range-address="Full1.K42:Full1.K42">
            <calcext:condition calcext:apply-style-name="Sense títol3" calcext:value="!=0" calcext:base-cell-address="Full1.K42"/>
          </calcext:conditional-format>
          <calcext:conditional-format calcext:target-range-address="Full1.K43:Full1.K43">
            <calcext:condition calcext:apply-style-name="Sense títol3" calcext:value="&gt;0" calcext:base-cell-address="Full1.K43"/>
          </calcext:conditional-format>
          <calcext:conditional-format calcext:target-range-address="Full1.K43:Full1.K43">
            <calcext:condition calcext:apply-style-name="Sense títol3" calcext:value="!=0" calcext:base-cell-address="Full1.K43"/>
          </calcext:conditional-format>
          <calcext:conditional-format calcext:target-range-address="Full1.K44:Full1.K44">
            <calcext:condition calcext:apply-style-name="Sense títol3" calcext:value="&gt;0" calcext:base-cell-address="Full1.K44"/>
          </calcext:conditional-format>
          <calcext:conditional-format calcext:target-range-address="Full1.K44:Full1.K44">
            <calcext:condition calcext:apply-style-name="Sense títol3" calcext:value="!=0" calcext:base-cell-address="Full1.K44"/>
          </calcext:conditional-format>
          <calcext:conditional-format calcext:target-range-address="Full1.K45:Full1.K45">
            <calcext:condition calcext:apply-style-name="Sense títol3" calcext:value="&gt;0" calcext:base-cell-address="Full1.K45"/>
          </calcext:conditional-format>
          <calcext:conditional-format calcext:target-range-address="Full1.K45:Full1.K45">
            <calcext:condition calcext:apply-style-name="Sense títol3" calcext:value="!=0" calcext:base-cell-address="Full1.K45"/>
          </calcext:conditional-format>
          <calcext:conditional-format calcext:target-range-address="Full1.K46:Full1.K46">
            <calcext:condition calcext:apply-style-name="Sense títol3" calcext:value="&gt;0" calcext:base-cell-address="Full1.K46"/>
          </calcext:conditional-format>
          <calcext:conditional-format calcext:target-range-address="Full1.K46:Full1.K46">
            <calcext:condition calcext:apply-style-name="Sense títol3" calcext:value="!=0" calcext:base-cell-address="Full1.K46"/>
          </calcext:conditional-format>
          <calcext:conditional-format calcext:target-range-address="Full1.K47:Full1.K47">
            <calcext:condition calcext:apply-style-name="Sense títol3" calcext:value="&gt;0" calcext:base-cell-address="Full1.K47"/>
          </calcext:conditional-format>
          <calcext:conditional-format calcext:target-range-address="Full1.K47:Full1.K47">
            <calcext:condition calcext:apply-style-name="Sense títol3" calcext:value="!=0" calcext:base-cell-address="Full1.K47"/>
          </calcext:conditional-format>
          <calcext:conditional-format calcext:target-range-address="Full1.K48:Full1.K48">
            <calcext:condition calcext:apply-style-name="Sense títol3" calcext:value="&gt;0" calcext:base-cell-address="Full1.K48"/>
          </calcext:conditional-format>
          <calcext:conditional-format calcext:target-range-address="Full1.K48:Full1.K48">
            <calcext:condition calcext:apply-style-name="Sense títol3" calcext:value="!=0" calcext:base-cell-address="Full1.K48"/>
          </calcext:conditional-format>
          <calcext:conditional-format calcext:target-range-address="Full1.K49:Full1.K49">
            <calcext:condition calcext:apply-style-name="Sense títol3" calcext:value="&gt;0" calcext:base-cell-address="Full1.K49"/>
          </calcext:conditional-format>
          <calcext:conditional-format calcext:target-range-address="Full1.K49:Full1.K49">
            <calcext:condition calcext:apply-style-name="Sense títol3" calcext:value="!=0" calcext:base-cell-address="Full1.K49"/>
          </calcext:conditional-format>
          <calcext:conditional-format calcext:target-range-address="Full1.K50:Full1.K50">
            <calcext:condition calcext:apply-style-name="Sense títol3" calcext:value="&gt;0" calcext:base-cell-address="Full1.K50"/>
          </calcext:conditional-format>
          <calcext:conditional-format calcext:target-range-address="Full1.K50:Full1.K50">
            <calcext:condition calcext:apply-style-name="Sense títol3" calcext:value="!=0" calcext:base-cell-address="Full1.K50"/>
          </calcext:conditional-format>
          <calcext:conditional-format calcext:target-range-address="Full1.K51:Full1.K51">
            <calcext:condition calcext:apply-style-name="Sense títol3" calcext:value="&gt;0" calcext:base-cell-address="Full1.K51"/>
          </calcext:conditional-format>
          <calcext:conditional-format calcext:target-range-address="Full1.K51:Full1.K51">
            <calcext:condition calcext:apply-style-name="Sense títol3" calcext:value="!=0" calcext:base-cell-address="Full1.K51"/>
          </calcext:conditional-format>
          <calcext:conditional-format calcext:target-range-address="Full1.K52:Full1.K52">
            <calcext:condition calcext:apply-style-name="Sense títol3" calcext:value="&gt;0" calcext:base-cell-address="Full1.K52"/>
          </calcext:conditional-format>
          <calcext:conditional-format calcext:target-range-address="Full1.K52:Full1.K52">
            <calcext:condition calcext:apply-style-name="Sense títol3" calcext:value="!=0" calcext:base-cell-address="Full1.K52"/>
          </calcext:conditional-format>
          <calcext:conditional-format calcext:target-range-address="Full1.K53:Full1.K53">
            <calcext:condition calcext:apply-style-name="Sense títol3" calcext:value="&gt;0" calcext:base-cell-address="Full1.K53"/>
          </calcext:conditional-format>
          <calcext:conditional-format calcext:target-range-address="Full1.K53:Full1.K53">
            <calcext:condition calcext:apply-style-name="Sense títol3" calcext:value="!=0" calcext:base-cell-address="Full1.K53"/>
          </calcext:conditional-format>
          <calcext:conditional-format calcext:target-range-address="Full1.K54:Full1.K54">
            <calcext:condition calcext:apply-style-name="Sense títol3" calcext:value="&gt;0" calcext:base-cell-address="Full1.K54"/>
          </calcext:conditional-format>
          <calcext:conditional-format calcext:target-range-address="Full1.K54:Full1.K54">
            <calcext:condition calcext:apply-style-name="Sense títol3" calcext:value="!=0" calcext:base-cell-address="Full1.K54"/>
          </calcext:conditional-format>
          <calcext:conditional-format calcext:target-range-address="Full1.K55:Full1.K55">
            <calcext:condition calcext:apply-style-name="Sense títol3" calcext:value="&gt;0" calcext:base-cell-address="Full1.K55"/>
          </calcext:conditional-format>
          <calcext:conditional-format calcext:target-range-address="Full1.K55:Full1.K55">
            <calcext:condition calcext:apply-style-name="Sense títol3" calcext:value="!=0" calcext:base-cell-address="Full1.K55"/>
          </calcext:conditional-format>
          <calcext:conditional-format calcext:target-range-address="Full1.K56:Full1.K56">
            <calcext:condition calcext:apply-style-name="Sense títol3" calcext:value="&gt;0" calcext:base-cell-address="Full1.K56"/>
          </calcext:conditional-format>
          <calcext:conditional-format calcext:target-range-address="Full1.K56:Full1.K56">
            <calcext:condition calcext:apply-style-name="Sense títol3" calcext:value="!=0" calcext:base-cell-address="Full1.K56"/>
          </calcext:conditional-format>
          <calcext:conditional-format calcext:target-range-address="Full1.K57:Full1.K57">
            <calcext:condition calcext:apply-style-name="Sense títol3" calcext:value="&gt;0" calcext:base-cell-address="Full1.K57"/>
          </calcext:conditional-format>
          <calcext:conditional-format calcext:target-range-address="Full1.K57:Full1.K57">
            <calcext:condition calcext:apply-style-name="Sense títol3" calcext:value="!=0" calcext:base-cell-address="Full1.K57"/>
          </calcext:conditional-format>
          <calcext:conditional-format calcext:target-range-address="Full1.K58:Full1.K58">
            <calcext:condition calcext:apply-style-name="Sense títol3" calcext:value="&gt;0" calcext:base-cell-address="Full1.K58"/>
          </calcext:conditional-format>
          <calcext:conditional-format calcext:target-range-address="Full1.K58:Full1.K58">
            <calcext:condition calcext:apply-style-name="Sense títol3" calcext:value="!=0" calcext:base-cell-address="Full1.K58"/>
          </calcext:conditional-format>
          <calcext:conditional-format calcext:target-range-address="Full1.K59:Full1.K59">
            <calcext:condition calcext:apply-style-name="Sense títol3" calcext:value="&gt;0" calcext:base-cell-address="Full1.K59"/>
          </calcext:conditional-format>
          <calcext:conditional-format calcext:target-range-address="Full1.K59:Full1.K59">
            <calcext:condition calcext:apply-style-name="Sense títol3" calcext:value="!=0" calcext:base-cell-address="Full1.K59"/>
          </calcext:conditional-format>
          <calcext:conditional-format calcext:target-range-address="Full1.K60:Full1.K60">
            <calcext:condition calcext:apply-style-name="Sense títol3" calcext:value="&gt;0" calcext:base-cell-address="Full1.K60"/>
          </calcext:conditional-format>
          <calcext:conditional-format calcext:target-range-address="Full1.K60:Full1.K60">
            <calcext:condition calcext:apply-style-name="Sense títol3" calcext:value="!=0" calcext:base-cell-address="Full1.K60"/>
          </calcext:conditional-format>
          <calcext:conditional-format calcext:target-range-address="Full1.K61:Full1.K61">
            <calcext:condition calcext:apply-style-name="Sense títol3" calcext:value="&gt;0" calcext:base-cell-address="Full1.K61"/>
          </calcext:conditional-format>
          <calcext:conditional-format calcext:target-range-address="Full1.K61:Full1.K61">
            <calcext:condition calcext:apply-style-name="Sense títol3" calcext:value="!=0" calcext:base-cell-address="Full1.K61"/>
          </calcext:conditional-format>
          <calcext:conditional-format calcext:target-range-address="Full1.K62:Full1.K62">
            <calcext:condition calcext:apply-style-name="Sense títol3" calcext:value="&gt;0" calcext:base-cell-address="Full1.K62"/>
          </calcext:conditional-format>
          <calcext:conditional-format calcext:target-range-address="Full1.K62:Full1.K62">
            <calcext:condition calcext:apply-style-name="Sense títol3" calcext:value="!=0" calcext:base-cell-address="Full1.K62"/>
          </calcext:conditional-format>
          <calcext:conditional-format calcext:target-range-address="Full1.K63:Full1.K63">
            <calcext:condition calcext:apply-style-name="Sense títol3" calcext:value="&gt;0" calcext:base-cell-address="Full1.K63"/>
          </calcext:conditional-format>
          <calcext:conditional-format calcext:target-range-address="Full1.K63:Full1.K63">
            <calcext:condition calcext:apply-style-name="Sense títol3" calcext:value="!=0" calcext:base-cell-address="Full1.K63"/>
          </calcext:conditional-format>
          <calcext:conditional-format calcext:target-range-address="Full1.K64:Full1.K64">
            <calcext:condition calcext:apply-style-name="Sense títol3" calcext:value="&gt;0" calcext:base-cell-address="Full1.K64"/>
          </calcext:conditional-format>
          <calcext:conditional-format calcext:target-range-address="Full1.K64:Full1.K64">
            <calcext:condition calcext:apply-style-name="Sense títol3" calcext:value="!=0" calcext:base-cell-address="Full1.K64"/>
          </calcext:conditional-format>
          <calcext:conditional-format calcext:target-range-address="Full1.K65:Full1.K65">
            <calcext:condition calcext:apply-style-name="Sense títol3" calcext:value="&gt;0" calcext:base-cell-address="Full1.K65"/>
          </calcext:conditional-format>
          <calcext:conditional-format calcext:target-range-address="Full1.K65:Full1.K65">
            <calcext:condition calcext:apply-style-name="Sense títol3" calcext:value="!=0" calcext:base-cell-address="Full1.K65"/>
          </calcext:conditional-format>
          <calcext:conditional-format calcext:target-range-address="Full1.K66:Full1.K66">
            <calcext:condition calcext:apply-style-name="Sense títol3" calcext:value="&gt;0" calcext:base-cell-address="Full1.K66"/>
          </calcext:conditional-format>
          <calcext:conditional-format calcext:target-range-address="Full1.K66:Full1.K66">
            <calcext:condition calcext:apply-style-name="Sense títol3" calcext:value="!=0" calcext:base-cell-address="Full1.K66"/>
          </calcext:conditional-format>
          <calcext:conditional-format calcext:target-range-address="Full1.K67:Full1.K67">
            <calcext:condition calcext:apply-style-name="Sense títol3" calcext:value="&gt;0" calcext:base-cell-address="Full1.K67"/>
          </calcext:conditional-format>
          <calcext:conditional-format calcext:target-range-address="Full1.K67:Full1.K67">
            <calcext:condition calcext:apply-style-name="Sense títol3" calcext:value="!=0" calcext:base-cell-address="Full1.K67"/>
          </calcext:conditional-format>
          <calcext:conditional-format calcext:target-range-address="Full1.K68:Full1.K68">
            <calcext:condition calcext:apply-style-name="Sense títol3" calcext:value="&gt;0" calcext:base-cell-address="Full1.K68"/>
          </calcext:conditional-format>
          <calcext:conditional-format calcext:target-range-address="Full1.K68:Full1.K68">
            <calcext:condition calcext:apply-style-name="Sense títol3" calcext:value="!=0" calcext:base-cell-address="Full1.K68"/>
          </calcext:conditional-format>
          <calcext:conditional-format calcext:target-range-address="Full1.K69:Full1.K69">
            <calcext:condition calcext:apply-style-name="Sense títol3" calcext:value="&gt;0" calcext:base-cell-address="Full1.K69"/>
          </calcext:conditional-format>
          <calcext:conditional-format calcext:target-range-address="Full1.K69:Full1.K69">
            <calcext:condition calcext:apply-style-name="Sense títol3" calcext:value="!=0" calcext:base-cell-address="Full1.K69"/>
          </calcext:conditional-format>
          <calcext:conditional-format calcext:target-range-address="Full1.K70:Full1.K70">
            <calcext:condition calcext:apply-style-name="Sense títol3" calcext:value="&gt;0" calcext:base-cell-address="Full1.K70"/>
          </calcext:conditional-format>
          <calcext:conditional-format calcext:target-range-address="Full1.K70:Full1.K70">
            <calcext:condition calcext:apply-style-name="Sense títol3" calcext:value="!=0" calcext:base-cell-address="Full1.K70"/>
          </calcext:conditional-format>
          <calcext:conditional-format calcext:target-range-address="Full1.K71:Full1.K71">
            <calcext:condition calcext:apply-style-name="Sense títol3" calcext:value="&gt;0" calcext:base-cell-address="Full1.K71"/>
          </calcext:conditional-format>
          <calcext:conditional-format calcext:target-range-address="Full1.K71:Full1.K71">
            <calcext:condition calcext:apply-style-name="Sense títol3" calcext:value="!=0" calcext:base-cell-address="Full1.K71"/>
          </calcext:conditional-format>
          <calcext:conditional-format calcext:target-range-address="Full1.L21:Full1.L21">
            <calcext:condition calcext:apply-style-name="Sense títol3" calcext:value="&gt;0" calcext:base-cell-address="Full1.L21"/>
          </calcext:conditional-format>
          <calcext:conditional-format calcext:target-range-address="Full1.L21:Full1.L21">
            <calcext:condition calcext:apply-style-name="Sense títol3" calcext:value="!=0" calcext:base-cell-address="Full1.L21"/>
          </calcext:conditional-format>
          <calcext:conditional-format calcext:target-range-address="Full1.L22:Full1.L22">
            <calcext:condition calcext:apply-style-name="Sense títol3" calcext:value="&gt;0" calcext:base-cell-address="Full1.L22"/>
          </calcext:conditional-format>
          <calcext:conditional-format calcext:target-range-address="Full1.L22:Full1.L22">
            <calcext:condition calcext:apply-style-name="Sense títol3" calcext:value="!=0" calcext:base-cell-address="Full1.L22"/>
          </calcext:conditional-format>
          <calcext:conditional-format calcext:target-range-address="Full1.L23:Full1.L23">
            <calcext:condition calcext:apply-style-name="Sense títol3" calcext:value="&gt;0" calcext:base-cell-address="Full1.L23"/>
          </calcext:conditional-format>
          <calcext:conditional-format calcext:target-range-address="Full1.L23:Full1.L23">
            <calcext:condition calcext:apply-style-name="Sense títol3" calcext:value="!=0" calcext:base-cell-address="Full1.L23"/>
          </calcext:conditional-format>
          <calcext:conditional-format calcext:target-range-address="Full1.L24:Full1.L24">
            <calcext:condition calcext:apply-style-name="Sense títol3" calcext:value="&gt;0" calcext:base-cell-address="Full1.L24"/>
          </calcext:conditional-format>
          <calcext:conditional-format calcext:target-range-address="Full1.L24:Full1.L24">
            <calcext:condition calcext:apply-style-name="Sense títol3" calcext:value="!=0" calcext:base-cell-address="Full1.L24"/>
          </calcext:conditional-format>
          <calcext:conditional-format calcext:target-range-address="Full1.L25:Full1.L25">
            <calcext:condition calcext:apply-style-name="Sense títol3" calcext:value="&gt;0" calcext:base-cell-address="Full1.L25"/>
          </calcext:conditional-format>
          <calcext:conditional-format calcext:target-range-address="Full1.L25:Full1.L25">
            <calcext:condition calcext:apply-style-name="Sense títol3" calcext:value="!=0" calcext:base-cell-address="Full1.L25"/>
          </calcext:conditional-format>
          <calcext:conditional-format calcext:target-range-address="Full1.L26:Full1.L26">
            <calcext:condition calcext:apply-style-name="Sense títol3" calcext:value="&gt;0" calcext:base-cell-address="Full1.L26"/>
          </calcext:conditional-format>
          <calcext:conditional-format calcext:target-range-address="Full1.L26:Full1.L26">
            <calcext:condition calcext:apply-style-name="Sense títol3" calcext:value="!=0" calcext:base-cell-address="Full1.L26"/>
          </calcext:conditional-format>
          <calcext:conditional-format calcext:target-range-address="Full1.L27:Full1.L27">
            <calcext:condition calcext:apply-style-name="Sense títol3" calcext:value="&gt;0" calcext:base-cell-address="Full1.L27"/>
          </calcext:conditional-format>
          <calcext:conditional-format calcext:target-range-address="Full1.L27:Full1.L27">
            <calcext:condition calcext:apply-style-name="Sense títol3" calcext:value="!=0" calcext:base-cell-address="Full1.L27"/>
          </calcext:conditional-format>
          <calcext:conditional-format calcext:target-range-address="Full1.L28:Full1.L28">
            <calcext:condition calcext:apply-style-name="Sense títol3" calcext:value="&gt;0" calcext:base-cell-address="Full1.L28"/>
          </calcext:conditional-format>
          <calcext:conditional-format calcext:target-range-address="Full1.L28:Full1.L28">
            <calcext:condition calcext:apply-style-name="Sense títol3" calcext:value="!=0" calcext:base-cell-address="Full1.L28"/>
          </calcext:conditional-format>
          <calcext:conditional-format calcext:target-range-address="Full1.L29:Full1.L29">
            <calcext:condition calcext:apply-style-name="Sense títol3" calcext:value="&gt;0" calcext:base-cell-address="Full1.L29"/>
          </calcext:conditional-format>
          <calcext:conditional-format calcext:target-range-address="Full1.L29:Full1.L29">
            <calcext:condition calcext:apply-style-name="Sense títol3" calcext:value="!=0" calcext:base-cell-address="Full1.L29"/>
          </calcext:conditional-format>
          <calcext:conditional-format calcext:target-range-address="Full1.L30:Full1.L30">
            <calcext:condition calcext:apply-style-name="Sense títol3" calcext:value="&gt;0" calcext:base-cell-address="Full1.L30"/>
          </calcext:conditional-format>
          <calcext:conditional-format calcext:target-range-address="Full1.L30:Full1.L30">
            <calcext:condition calcext:apply-style-name="Sense títol3" calcext:value="!=0" calcext:base-cell-address="Full1.L30"/>
          </calcext:conditional-format>
          <calcext:conditional-format calcext:target-range-address="Full1.L31:Full1.L31">
            <calcext:condition calcext:apply-style-name="Sense títol3" calcext:value="&gt;0" calcext:base-cell-address="Full1.L31"/>
          </calcext:conditional-format>
          <calcext:conditional-format calcext:target-range-address="Full1.L31:Full1.L31">
            <calcext:condition calcext:apply-style-name="Sense títol3" calcext:value="!=0" calcext:base-cell-address="Full1.L31"/>
          </calcext:conditional-format>
          <calcext:conditional-format calcext:target-range-address="Full1.L32:Full1.L32">
            <calcext:condition calcext:apply-style-name="Sense títol3" calcext:value="&gt;0" calcext:base-cell-address="Full1.L32"/>
          </calcext:conditional-format>
          <calcext:conditional-format calcext:target-range-address="Full1.L32:Full1.L32">
            <calcext:condition calcext:apply-style-name="Sense títol3" calcext:value="!=0" calcext:base-cell-address="Full1.L32"/>
          </calcext:conditional-format>
          <calcext:conditional-format calcext:target-range-address="Full1.L33:Full1.L33">
            <calcext:condition calcext:apply-style-name="Sense títol3" calcext:value="&gt;0" calcext:base-cell-address="Full1.L33"/>
          </calcext:conditional-format>
          <calcext:conditional-format calcext:target-range-address="Full1.L33:Full1.L33">
            <calcext:condition calcext:apply-style-name="Sense títol3" calcext:value="!=0" calcext:base-cell-address="Full1.L33"/>
          </calcext:conditional-format>
          <calcext:conditional-format calcext:target-range-address="Full1.L34:Full1.L34">
            <calcext:condition calcext:apply-style-name="Sense títol3" calcext:value="&gt;0" calcext:base-cell-address="Full1.L34"/>
          </calcext:conditional-format>
          <calcext:conditional-format calcext:target-range-address="Full1.L34:Full1.L34">
            <calcext:condition calcext:apply-style-name="Sense títol3" calcext:value="!=0" calcext:base-cell-address="Full1.L34"/>
          </calcext:conditional-format>
          <calcext:conditional-format calcext:target-range-address="Full1.L35:Full1.L35">
            <calcext:condition calcext:apply-style-name="Sense títol3" calcext:value="&gt;0" calcext:base-cell-address="Full1.L35"/>
          </calcext:conditional-format>
          <calcext:conditional-format calcext:target-range-address="Full1.L35:Full1.L35">
            <calcext:condition calcext:apply-style-name="Sense títol3" calcext:value="!=0" calcext:base-cell-address="Full1.L35"/>
          </calcext:conditional-format>
          <calcext:conditional-format calcext:target-range-address="Full1.L36:Full1.L36">
            <calcext:condition calcext:apply-style-name="Sense títol3" calcext:value="&gt;0" calcext:base-cell-address="Full1.L36"/>
          </calcext:conditional-format>
          <calcext:conditional-format calcext:target-range-address="Full1.L36:Full1.L36">
            <calcext:condition calcext:apply-style-name="Sense títol3" calcext:value="!=0" calcext:base-cell-address="Full1.L36"/>
          </calcext:conditional-format>
          <calcext:conditional-format calcext:target-range-address="Full1.L37:Full1.L37">
            <calcext:condition calcext:apply-style-name="Sense títol3" calcext:value="&gt;0" calcext:base-cell-address="Full1.L37"/>
          </calcext:conditional-format>
          <calcext:conditional-format calcext:target-range-address="Full1.L37:Full1.L37">
            <calcext:condition calcext:apply-style-name="Sense títol3" calcext:value="!=0" calcext:base-cell-address="Full1.L37"/>
          </calcext:conditional-format>
          <calcext:conditional-format calcext:target-range-address="Full1.L38:Full1.L38">
            <calcext:condition calcext:apply-style-name="Sense títol3" calcext:value="&gt;0" calcext:base-cell-address="Full1.L38"/>
          </calcext:conditional-format>
          <calcext:conditional-format calcext:target-range-address="Full1.L38:Full1.L38">
            <calcext:condition calcext:apply-style-name="Sense títol3" calcext:value="!=0" calcext:base-cell-address="Full1.L38"/>
          </calcext:conditional-format>
          <calcext:conditional-format calcext:target-range-address="Full1.L39:Full1.L39">
            <calcext:condition calcext:apply-style-name="Sense títol3" calcext:value="&gt;0" calcext:base-cell-address="Full1.L39"/>
          </calcext:conditional-format>
          <calcext:conditional-format calcext:target-range-address="Full1.L39:Full1.L39">
            <calcext:condition calcext:apply-style-name="Sense títol3" calcext:value="!=0" calcext:base-cell-address="Full1.L39"/>
          </calcext:conditional-format>
          <calcext:conditional-format calcext:target-range-address="Full1.L40:Full1.L40">
            <calcext:condition calcext:apply-style-name="Sense títol3" calcext:value="&gt;0" calcext:base-cell-address="Full1.L40"/>
          </calcext:conditional-format>
          <calcext:conditional-format calcext:target-range-address="Full1.L40:Full1.L40">
            <calcext:condition calcext:apply-style-name="Sense títol3" calcext:value="!=0" calcext:base-cell-address="Full1.L40"/>
          </calcext:conditional-format>
          <calcext:conditional-format calcext:target-range-address="Full1.L41:Full1.L41">
            <calcext:condition calcext:apply-style-name="Sense títol3" calcext:value="&gt;0" calcext:base-cell-address="Full1.L41"/>
          </calcext:conditional-format>
          <calcext:conditional-format calcext:target-range-address="Full1.L41:Full1.L41">
            <calcext:condition calcext:apply-style-name="Sense títol3" calcext:value="!=0" calcext:base-cell-address="Full1.L41"/>
          </calcext:conditional-format>
          <calcext:conditional-format calcext:target-range-address="Full1.L43:Full1.L43">
            <calcext:condition calcext:apply-style-name="Sense títol3" calcext:value="&gt;0" calcext:base-cell-address="Full1.L43"/>
          </calcext:conditional-format>
          <calcext:conditional-format calcext:target-range-address="Full1.L43:Full1.L43">
            <calcext:condition calcext:apply-style-name="Sense títol3" calcext:value="!=0" calcext:base-cell-address="Full1.L43"/>
          </calcext:conditional-format>
          <calcext:conditional-format calcext:target-range-address="Full1.L44:Full1.L44">
            <calcext:condition calcext:apply-style-name="Sense títol3" calcext:value="&gt;0" calcext:base-cell-address="Full1.L44"/>
          </calcext:conditional-format>
          <calcext:conditional-format calcext:target-range-address="Full1.L44:Full1.L44">
            <calcext:condition calcext:apply-style-name="Sense títol3" calcext:value="!=0" calcext:base-cell-address="Full1.L44"/>
          </calcext:conditional-format>
          <calcext:conditional-format calcext:target-range-address="Full1.L45:Full1.L45">
            <calcext:condition calcext:apply-style-name="Sense títol3" calcext:value="&gt;0" calcext:base-cell-address="Full1.L45"/>
          </calcext:conditional-format>
          <calcext:conditional-format calcext:target-range-address="Full1.L45:Full1.L45">
            <calcext:condition calcext:apply-style-name="Sense títol3" calcext:value="!=0" calcext:base-cell-address="Full1.L45"/>
          </calcext:conditional-format>
          <calcext:conditional-format calcext:target-range-address="Full1.L46:Full1.L46">
            <calcext:condition calcext:apply-style-name="Sense títol3" calcext:value="&gt;0" calcext:base-cell-address="Full1.L46"/>
          </calcext:conditional-format>
          <calcext:conditional-format calcext:target-range-address="Full1.L46:Full1.L46">
            <calcext:condition calcext:apply-style-name="Sense títol3" calcext:value="!=0" calcext:base-cell-address="Full1.L46"/>
          </calcext:conditional-format>
          <calcext:conditional-format calcext:target-range-address="Full1.L47:Full1.L47">
            <calcext:condition calcext:apply-style-name="Sense títol3" calcext:value="&gt;0" calcext:base-cell-address="Full1.L47"/>
          </calcext:conditional-format>
          <calcext:conditional-format calcext:target-range-address="Full1.L47:Full1.L47">
            <calcext:condition calcext:apply-style-name="Sense títol3" calcext:value="!=0" calcext:base-cell-address="Full1.L47"/>
          </calcext:conditional-format>
          <calcext:conditional-format calcext:target-range-address="Full1.L48:Full1.L48">
            <calcext:condition calcext:apply-style-name="Sense títol3" calcext:value="&gt;0" calcext:base-cell-address="Full1.L48"/>
          </calcext:conditional-format>
          <calcext:conditional-format calcext:target-range-address="Full1.L48:Full1.L48">
            <calcext:condition calcext:apply-style-name="Sense títol3" calcext:value="!=0" calcext:base-cell-address="Full1.L48"/>
          </calcext:conditional-format>
          <calcext:conditional-format calcext:target-range-address="Full1.L49:Full1.L49">
            <calcext:condition calcext:apply-style-name="Sense títol3" calcext:value="&gt;0" calcext:base-cell-address="Full1.L49"/>
          </calcext:conditional-format>
          <calcext:conditional-format calcext:target-range-address="Full1.L49:Full1.L49">
            <calcext:condition calcext:apply-style-name="Sense títol3" calcext:value="!=0" calcext:base-cell-address="Full1.L49"/>
          </calcext:conditional-format>
          <calcext:conditional-format calcext:target-range-address="Full1.L50:Full1.L50">
            <calcext:condition calcext:apply-style-name="Sense títol3" calcext:value="&gt;0" calcext:base-cell-address="Full1.L50"/>
          </calcext:conditional-format>
          <calcext:conditional-format calcext:target-range-address="Full1.L50:Full1.L50">
            <calcext:condition calcext:apply-style-name="Sense títol3" calcext:value="!=0" calcext:base-cell-address="Full1.L50"/>
          </calcext:conditional-format>
          <calcext:conditional-format calcext:target-range-address="Full1.L51:Full1.L51">
            <calcext:condition calcext:apply-style-name="Sense títol3" calcext:value="&gt;0" calcext:base-cell-address="Full1.L51"/>
          </calcext:conditional-format>
          <calcext:conditional-format calcext:target-range-address="Full1.L51:Full1.L51">
            <calcext:condition calcext:apply-style-name="Sense títol3" calcext:value="!=0" calcext:base-cell-address="Full1.L51"/>
          </calcext:conditional-format>
          <calcext:conditional-format calcext:target-range-address="Full1.L52:Full1.L52">
            <calcext:condition calcext:apply-style-name="Sense títol3" calcext:value="&gt;0" calcext:base-cell-address="Full1.L52"/>
          </calcext:conditional-format>
          <calcext:conditional-format calcext:target-range-address="Full1.L52:Full1.L52">
            <calcext:condition calcext:apply-style-name="Sense títol3" calcext:value="!=0" calcext:base-cell-address="Full1.L52"/>
          </calcext:conditional-format>
          <calcext:conditional-format calcext:target-range-address="Full1.L53:Full1.L53">
            <calcext:condition calcext:apply-style-name="Sense títol3" calcext:value="&gt;0" calcext:base-cell-address="Full1.L53"/>
          </calcext:conditional-format>
          <calcext:conditional-format calcext:target-range-address="Full1.L53:Full1.L53">
            <calcext:condition calcext:apply-style-name="Sense títol3" calcext:value="!=0" calcext:base-cell-address="Full1.L53"/>
          </calcext:conditional-format>
          <calcext:conditional-format calcext:target-range-address="Full1.L54:Full1.L54">
            <calcext:condition calcext:apply-style-name="Sense títol3" calcext:value="&gt;0" calcext:base-cell-address="Full1.L54"/>
          </calcext:conditional-format>
          <calcext:conditional-format calcext:target-range-address="Full1.L54:Full1.L54">
            <calcext:condition calcext:apply-style-name="Sense títol3" calcext:value="!=0" calcext:base-cell-address="Full1.L54"/>
          </calcext:conditional-format>
          <calcext:conditional-format calcext:target-range-address="Full1.L55:Full1.L55">
            <calcext:condition calcext:apply-style-name="Sense títol3" calcext:value="&gt;0" calcext:base-cell-address="Full1.L55"/>
          </calcext:conditional-format>
          <calcext:conditional-format calcext:target-range-address="Full1.L55:Full1.L55">
            <calcext:condition calcext:apply-style-name="Sense títol3" calcext:value="!=0" calcext:base-cell-address="Full1.L55"/>
          </calcext:conditional-format>
          <calcext:conditional-format calcext:target-range-address="Full1.L56:Full1.L56">
            <calcext:condition calcext:apply-style-name="Sense títol3" calcext:value="&gt;0" calcext:base-cell-address="Full1.L56"/>
          </calcext:conditional-format>
          <calcext:conditional-format calcext:target-range-address="Full1.L56:Full1.L56">
            <calcext:condition calcext:apply-style-name="Sense títol3" calcext:value="!=0" calcext:base-cell-address="Full1.L56"/>
          </calcext:conditional-format>
          <calcext:conditional-format calcext:target-range-address="Full1.L57:Full1.L57">
            <calcext:condition calcext:apply-style-name="Sense títol3" calcext:value="&gt;0" calcext:base-cell-address="Full1.L57"/>
          </calcext:conditional-format>
          <calcext:conditional-format calcext:target-range-address="Full1.L57:Full1.L57">
            <calcext:condition calcext:apply-style-name="Sense títol3" calcext:value="!=0" calcext:base-cell-address="Full1.L57"/>
          </calcext:conditional-format>
          <calcext:conditional-format calcext:target-range-address="Full1.L58:Full1.L58">
            <calcext:condition calcext:apply-style-name="Sense títol3" calcext:value="&gt;0" calcext:base-cell-address="Full1.L58"/>
          </calcext:conditional-format>
          <calcext:conditional-format calcext:target-range-address="Full1.L58:Full1.L58">
            <calcext:condition calcext:apply-style-name="Sense títol3" calcext:value="!=0" calcext:base-cell-address="Full1.L58"/>
          </calcext:conditional-format>
          <calcext:conditional-format calcext:target-range-address="Full1.L59:Full1.L59">
            <calcext:condition calcext:apply-style-name="Sense títol3" calcext:value="&gt;0" calcext:base-cell-address="Full1.L59"/>
          </calcext:conditional-format>
          <calcext:conditional-format calcext:target-range-address="Full1.L59:Full1.L59">
            <calcext:condition calcext:apply-style-name="Sense títol3" calcext:value="!=0" calcext:base-cell-address="Full1.L59"/>
          </calcext:conditional-format>
          <calcext:conditional-format calcext:target-range-address="Full1.L60:Full1.L60">
            <calcext:condition calcext:apply-style-name="Sense títol3" calcext:value="&gt;0" calcext:base-cell-address="Full1.L60"/>
          </calcext:conditional-format>
          <calcext:conditional-format calcext:target-range-address="Full1.L60:Full1.L60">
            <calcext:condition calcext:apply-style-name="Sense títol3" calcext:value="!=0" calcext:base-cell-address="Full1.L60"/>
          </calcext:conditional-format>
          <calcext:conditional-format calcext:target-range-address="Full1.L61:Full1.L61">
            <calcext:condition calcext:apply-style-name="Sense títol3" calcext:value="&gt;0" calcext:base-cell-address="Full1.L61"/>
          </calcext:conditional-format>
          <calcext:conditional-format calcext:target-range-address="Full1.L61:Full1.L61">
            <calcext:condition calcext:apply-style-name="Sense títol3" calcext:value="!=0" calcext:base-cell-address="Full1.L61"/>
          </calcext:conditional-format>
          <calcext:conditional-format calcext:target-range-address="Full1.L62:Full1.L62">
            <calcext:condition calcext:apply-style-name="Sense títol3" calcext:value="&gt;0" calcext:base-cell-address="Full1.L62"/>
          </calcext:conditional-format>
          <calcext:conditional-format calcext:target-range-address="Full1.L62:Full1.L62">
            <calcext:condition calcext:apply-style-name="Sense títol3" calcext:value="!=0" calcext:base-cell-address="Full1.L62"/>
          </calcext:conditional-format>
          <calcext:conditional-format calcext:target-range-address="Full1.L63:Full1.L63">
            <calcext:condition calcext:apply-style-name="Sense títol3" calcext:value="&gt;0" calcext:base-cell-address="Full1.L63"/>
          </calcext:conditional-format>
          <calcext:conditional-format calcext:target-range-address="Full1.L63:Full1.L63">
            <calcext:condition calcext:apply-style-name="Sense títol3" calcext:value="!=0" calcext:base-cell-address="Full1.L63"/>
          </calcext:conditional-format>
          <calcext:conditional-format calcext:target-range-address="Full1.L64:Full1.L64">
            <calcext:condition calcext:apply-style-name="Sense títol3" calcext:value="&gt;0" calcext:base-cell-address="Full1.L64"/>
          </calcext:conditional-format>
          <calcext:conditional-format calcext:target-range-address="Full1.L64:Full1.L64">
            <calcext:condition calcext:apply-style-name="Sense títol3" calcext:value="!=0" calcext:base-cell-address="Full1.L64"/>
          </calcext:conditional-format>
          <calcext:conditional-format calcext:target-range-address="Full1.L65:Full1.L65">
            <calcext:condition calcext:apply-style-name="Sense títol3" calcext:value="&gt;0" calcext:base-cell-address="Full1.L65"/>
          </calcext:conditional-format>
          <calcext:conditional-format calcext:target-range-address="Full1.L65:Full1.L65">
            <calcext:condition calcext:apply-style-name="Sense títol3" calcext:value="!=0" calcext:base-cell-address="Full1.L65"/>
          </calcext:conditional-format>
          <calcext:conditional-format calcext:target-range-address="Full1.L66:Full1.L66">
            <calcext:condition calcext:apply-style-name="Sense títol3" calcext:value="&gt;0" calcext:base-cell-address="Full1.L66"/>
          </calcext:conditional-format>
          <calcext:conditional-format calcext:target-range-address="Full1.L66:Full1.L66">
            <calcext:condition calcext:apply-style-name="Sense títol3" calcext:value="!=0" calcext:base-cell-address="Full1.L66"/>
          </calcext:conditional-format>
          <calcext:conditional-format calcext:target-range-address="Full1.L67:Full1.L67">
            <calcext:condition calcext:apply-style-name="Sense títol3" calcext:value="&gt;0" calcext:base-cell-address="Full1.L67"/>
          </calcext:conditional-format>
          <calcext:conditional-format calcext:target-range-address="Full1.L67:Full1.L67">
            <calcext:condition calcext:apply-style-name="Sense títol3" calcext:value="!=0" calcext:base-cell-address="Full1.L67"/>
          </calcext:conditional-format>
          <calcext:conditional-format calcext:target-range-address="Full1.L68:Full1.L68">
            <calcext:condition calcext:apply-style-name="Sense títol3" calcext:value="&gt;0" calcext:base-cell-address="Full1.L68"/>
          </calcext:conditional-format>
          <calcext:conditional-format calcext:target-range-address="Full1.L68:Full1.L68">
            <calcext:condition calcext:apply-style-name="Sense títol3" calcext:value="!=0" calcext:base-cell-address="Full1.L68"/>
          </calcext:conditional-format>
          <calcext:conditional-format calcext:target-range-address="Full1.L69:Full1.L69">
            <calcext:condition calcext:apply-style-name="Sense títol3" calcext:value="&gt;0" calcext:base-cell-address="Full1.L69"/>
          </calcext:conditional-format>
          <calcext:conditional-format calcext:target-range-address="Full1.L69:Full1.L69">
            <calcext:condition calcext:apply-style-name="Sense títol3" calcext:value="!=0" calcext:base-cell-address="Full1.L69"/>
          </calcext:conditional-format>
          <calcext:conditional-format calcext:target-range-address="Full1.L70:Full1.L70">
            <calcext:condition calcext:apply-style-name="Sense títol3" calcext:value="&gt;0" calcext:base-cell-address="Full1.L70"/>
          </calcext:conditional-format>
          <calcext:conditional-format calcext:target-range-address="Full1.L70:Full1.L70">
            <calcext:condition calcext:apply-style-name="Sense títol3" calcext:value="!=0" calcext:base-cell-address="Full1.L70"/>
          </calcext:conditional-format>
          <calcext:conditional-format calcext:target-range-address="Full1.L71:Full1.L71">
            <calcext:condition calcext:apply-style-name="Sense títol3" calcext:value="&gt;0" calcext:base-cell-address="Full1.L71"/>
          </calcext:conditional-format>
          <calcext:conditional-format calcext:target-range-address="Full1.L71:Full1.L71">
            <calcext:condition calcext:apply-style-name="Sense títol3" calcext:value="!=0" calcext:base-cell-address="Full1.L71"/>
          </calcext:conditional-format>
          <calcext:conditional-format calcext:target-range-address="Full1.M3:Full1.M3">
            <calcext:condition calcext:apply-style-name="Sense títol3" calcext:value="&gt;0" calcext:base-cell-address="Full1.M3"/>
          </calcext:conditional-format>
          <calcext:conditional-format calcext:target-range-address="Full1.M3:Full1.M3">
            <calcext:condition calcext:apply-style-name="Sense títol3" calcext:value="!=0" calcext:base-cell-address="Full1.M3"/>
          </calcext:conditional-format>
          <calcext:conditional-format calcext:target-range-address="Full1.M4:Full1.M4">
            <calcext:condition calcext:apply-style-name="Sense títol3" calcext:value="&gt;0" calcext:base-cell-address="Full1.M4"/>
          </calcext:conditional-format>
          <calcext:conditional-format calcext:target-range-address="Full1.M4:Full1.M4">
            <calcext:condition calcext:apply-style-name="Sense títol3" calcext:value="!=0" calcext:base-cell-address="Full1.M4"/>
          </calcext:conditional-format>
          <calcext:conditional-format calcext:target-range-address="Full1.M5:Full1.M5">
            <calcext:condition calcext:apply-style-name="Sense títol3" calcext:value="&gt;0" calcext:base-cell-address="Full1.M5"/>
          </calcext:conditional-format>
          <calcext:conditional-format calcext:target-range-address="Full1.M5:Full1.M5">
            <calcext:condition calcext:apply-style-name="Sense títol3" calcext:value="!=0" calcext:base-cell-address="Full1.M5"/>
          </calcext:conditional-format>
          <calcext:conditional-format calcext:target-range-address="Full1.M6:Full1.M6">
            <calcext:condition calcext:apply-style-name="Sense títol3" calcext:value="&gt;0" calcext:base-cell-address="Full1.M6"/>
          </calcext:conditional-format>
          <calcext:conditional-format calcext:target-range-address="Full1.M6:Full1.M6">
            <calcext:condition calcext:apply-style-name="Sense títol3" calcext:value="!=0" calcext:base-cell-address="Full1.M6"/>
          </calcext:conditional-format>
          <calcext:conditional-format calcext:target-range-address="Full1.M7:Full1.M7">
            <calcext:condition calcext:apply-style-name="Sense títol3" calcext:value="&gt;0" calcext:base-cell-address="Full1.M7"/>
          </calcext:conditional-format>
          <calcext:conditional-format calcext:target-range-address="Full1.M7:Full1.M7">
            <calcext:condition calcext:apply-style-name="Sense títol3" calcext:value="!=0" calcext:base-cell-address="Full1.M7"/>
          </calcext:conditional-format>
          <calcext:conditional-format calcext:target-range-address="Full1.M8:Full1.M8">
            <calcext:condition calcext:apply-style-name="Sense títol3" calcext:value="&gt;0" calcext:base-cell-address="Full1.M8"/>
          </calcext:conditional-format>
          <calcext:conditional-format calcext:target-range-address="Full1.M8:Full1.M8">
            <calcext:condition calcext:apply-style-name="Sense títol3" calcext:value="!=0" calcext:base-cell-address="Full1.M8"/>
          </calcext:conditional-format>
          <calcext:conditional-format calcext:target-range-address="Full1.M9:Full1.M9">
            <calcext:condition calcext:apply-style-name="Sense títol3" calcext:value="&gt;0" calcext:base-cell-address="Full1.M9"/>
          </calcext:conditional-format>
          <calcext:conditional-format calcext:target-range-address="Full1.M9:Full1.M9">
            <calcext:condition calcext:apply-style-name="Sense títol3" calcext:value="!=0" calcext:base-cell-address="Full1.M9"/>
          </calcext:conditional-format>
          <calcext:conditional-format calcext:target-range-address="Full1.M10:Full1.M10">
            <calcext:condition calcext:apply-style-name="Sense títol3" calcext:value="&gt;0" calcext:base-cell-address="Full1.M10"/>
          </calcext:conditional-format>
          <calcext:conditional-format calcext:target-range-address="Full1.M10:Full1.M10">
            <calcext:condition calcext:apply-style-name="Sense títol3" calcext:value="!=0" calcext:base-cell-address="Full1.M10"/>
          </calcext:conditional-format>
          <calcext:conditional-format calcext:target-range-address="Full1.M11:Full1.M11">
            <calcext:condition calcext:apply-style-name="Sense títol3" calcext:value="&gt;0" calcext:base-cell-address="Full1.M11"/>
          </calcext:conditional-format>
          <calcext:conditional-format calcext:target-range-address="Full1.M11:Full1.M11">
            <calcext:condition calcext:apply-style-name="Sense títol3" calcext:value="!=0" calcext:base-cell-address="Full1.M11"/>
          </calcext:conditional-format>
          <calcext:conditional-format calcext:target-range-address="Full1.M12:Full1.M12">
            <calcext:condition calcext:apply-style-name="Sense títol3" calcext:value="&gt;0" calcext:base-cell-address="Full1.M12"/>
          </calcext:conditional-format>
          <calcext:conditional-format calcext:target-range-address="Full1.M12:Full1.M12">
            <calcext:condition calcext:apply-style-name="Sense títol3" calcext:value="!=0" calcext:base-cell-address="Full1.M12"/>
          </calcext:conditional-format>
          <calcext:conditional-format calcext:target-range-address="Full1.M13:Full1.M13">
            <calcext:condition calcext:apply-style-name="Sense títol3" calcext:value="&gt;0" calcext:base-cell-address="Full1.M13"/>
          </calcext:conditional-format>
          <calcext:conditional-format calcext:target-range-address="Full1.M13:Full1.M13">
            <calcext:condition calcext:apply-style-name="Sense títol3" calcext:value="!=0" calcext:base-cell-address="Full1.M13"/>
          </calcext:conditional-format>
          <calcext:conditional-format calcext:target-range-address="Full1.M14:Full1.M14">
            <calcext:condition calcext:apply-style-name="Sense títol3" calcext:value="&gt;0" calcext:base-cell-address="Full1.M14"/>
          </calcext:conditional-format>
          <calcext:conditional-format calcext:target-range-address="Full1.M14:Full1.M14">
            <calcext:condition calcext:apply-style-name="Sense títol3" calcext:value="!=0" calcext:base-cell-address="Full1.M14"/>
          </calcext:conditional-format>
          <calcext:conditional-format calcext:target-range-address="Full1.M15:Full1.M15">
            <calcext:condition calcext:apply-style-name="Sense títol3" calcext:value="&gt;0" calcext:base-cell-address="Full1.M15"/>
          </calcext:conditional-format>
          <calcext:conditional-format calcext:target-range-address="Full1.M15:Full1.M15">
            <calcext:condition calcext:apply-style-name="Sense títol3" calcext:value="!=0" calcext:base-cell-address="Full1.M15"/>
          </calcext:conditional-format>
          <calcext:conditional-format calcext:target-range-address="Full1.M16:Full1.M16">
            <calcext:condition calcext:apply-style-name="Sense títol3" calcext:value="&gt;0" calcext:base-cell-address="Full1.M16"/>
          </calcext:conditional-format>
          <calcext:conditional-format calcext:target-range-address="Full1.M16:Full1.M16">
            <calcext:condition calcext:apply-style-name="Sense títol3" calcext:value="!=0" calcext:base-cell-address="Full1.M16"/>
          </calcext:conditional-format>
          <calcext:conditional-format calcext:target-range-address="Full1.M17:Full1.M17">
            <calcext:condition calcext:apply-style-name="Sense títol3" calcext:value="&gt;0" calcext:base-cell-address="Full1.M17"/>
          </calcext:conditional-format>
          <calcext:conditional-format calcext:target-range-address="Full1.M17:Full1.M17">
            <calcext:condition calcext:apply-style-name="Sense títol3" calcext:value="!=0" calcext:base-cell-address="Full1.M17"/>
          </calcext:conditional-format>
          <calcext:conditional-format calcext:target-range-address="Full1.M18:Full1.M18">
            <calcext:condition calcext:apply-style-name="Sense títol3" calcext:value="&gt;0" calcext:base-cell-address="Full1.M18"/>
          </calcext:conditional-format>
          <calcext:conditional-format calcext:target-range-address="Full1.M18:Full1.M18">
            <calcext:condition calcext:apply-style-name="Sense títol3" calcext:value="!=0" calcext:base-cell-address="Full1.M18"/>
          </calcext:conditional-format>
          <calcext:conditional-format calcext:target-range-address="Full1.M19:Full1.M19">
            <calcext:condition calcext:apply-style-name="Sense títol3" calcext:value="&gt;0" calcext:base-cell-address="Full1.M19"/>
          </calcext:conditional-format>
          <calcext:conditional-format calcext:target-range-address="Full1.M19:Full1.M19">
            <calcext:condition calcext:apply-style-name="Sense títol3" calcext:value="!=0" calcext:base-cell-address="Full1.M19"/>
          </calcext:conditional-format>
          <calcext:conditional-format calcext:target-range-address="Full1.M20:Full1.M20">
            <calcext:condition calcext:apply-style-name="Sense títol3" calcext:value="&gt;0" calcext:base-cell-address="Full1.M20"/>
          </calcext:conditional-format>
          <calcext:conditional-format calcext:target-range-address="Full1.M20:Full1.M20">
            <calcext:condition calcext:apply-style-name="Sense títol3" calcext:value="!=0" calcext:base-cell-address="Full1.M20"/>
          </calcext:conditional-format>
          <calcext:conditional-format calcext:target-range-address="Full1.M21:Full1.M21">
            <calcext:condition calcext:apply-style-name="Sense títol3" calcext:value="&gt;0" calcext:base-cell-address="Full1.M21"/>
          </calcext:conditional-format>
          <calcext:conditional-format calcext:target-range-address="Full1.M21:Full1.M21">
            <calcext:condition calcext:apply-style-name="Sense títol3" calcext:value="!=0" calcext:base-cell-address="Full1.M21"/>
          </calcext:conditional-format>
          <calcext:conditional-format calcext:target-range-address="Full1.U46:Full1.AB71 Full1.U3:Full1.AB34">
            <calcext:condition calcext:apply-style-name="Sense títol3" calcext:value="&gt;0" calcext:base-cell-address="Full1.U3"/>
          </calcext:conditional-format>
          <calcext:conditional-format calcext:target-range-address="Full1.U46:Full1.AB71 Full1.U3:Full1.AB34">
            <calcext:condition calcext:apply-style-name="Sense títol3" calcext:value="!=0" calcext:base-cell-address="Full1.U3"/>
          </calcext:conditional-format>
          <calcext:conditional-format calcext:target-range-address="Full1.AE46:Full1.AE71 Full1.AE3:Full1.AE34">
            <calcext:condition calcext:apply-style-name="Sense títol3" calcext:value="&gt;0" calcext:base-cell-address="Full1.AE3"/>
          </calcext:conditional-format>
          <calcext:conditional-format calcext:target-range-address="Full1.AE46:Full1.AE71 Full1.AE3:Full1.AE34">
            <calcext:condition calcext:apply-style-name="Sense títol3" calcext:value="!=0" calcext:base-cell-address="Full1.AE3"/>
          </calcext:conditional-format>
          <calcext:conditional-format calcext:target-range-address="Full1.AD46:Full1.AD71 Full1.AD3:Full1.AD34">
            <calcext:condition calcext:apply-style-name="Sense títol3" calcext:value="&gt;0" calcext:base-cell-address="Full1.AD3"/>
          </calcext:conditional-format>
          <calcext:conditional-format calcext:target-range-address="Full1.AD46:Full1.AD71 Full1.AD3:Full1.AD34">
            <calcext:condition calcext:apply-style-name="Sense títol3" calcext:value="!=0" calcext:base-cell-address="Full1.AD3"/>
          </calcext:conditional-format>
          <calcext:conditional-format calcext:target-range-address="Full1.O35:Full1.S45">
            <calcext:condition calcext:apply-style-name="Sense títol3" calcext:value="&gt;0" calcext:base-cell-address="Full1.O35"/>
          </calcext:conditional-format>
          <calcext:conditional-format calcext:target-range-address="Full1.O35:Full1.S45">
            <calcext:condition calcext:apply-style-name="Sense títol3" calcext:value="!=0" calcext:base-cell-address="Full1.O35"/>
          </calcext:conditional-format>
          <calcext:conditional-format calcext:target-range-address="Full1.AA35:Full1.AB45">
            <calcext:condition calcext:apply-style-name="Sense títol3" calcext:value="&gt;0" calcext:base-cell-address="Full1.AA35"/>
          </calcext:conditional-format>
          <calcext:conditional-format calcext:target-range-address="Full1.AA35:Full1.AB45">
            <calcext:condition calcext:apply-style-name="Sense títol3" calcext:value="!=0" calcext:base-cell-address="Full1.AA35"/>
          </calcext:conditional-format>
          <calcext:conditional-format calcext:target-range-address="Full1.AE35:Full1.AE45">
            <calcext:condition calcext:apply-style-name="Sense títol3" calcext:value="&gt;0" calcext:base-cell-address="Full1.AE35"/>
          </calcext:conditional-format>
          <calcext:conditional-format calcext:target-range-address="Full1.AE35:Full1.AE45">
            <calcext:condition calcext:apply-style-name="Sense títol3" calcext:value="!=0" calcext:base-cell-address="Full1.AE35"/>
          </calcext:conditional-format>
          <calcext:conditional-format calcext:target-range-address="Full1.AD35:Full1.AD45">
            <calcext:condition calcext:apply-style-name="Sense títol3" calcext:value="&gt;0" calcext:base-cell-address="Full1.AD35"/>
          </calcext:conditional-format>
          <calcext:conditional-format calcext:target-range-address="Full1.AD35:Full1.AD45">
            <calcext:condition calcext:apply-style-name="Sense títol3" calcext:value="!=0" calcext:base-cell-address="Full1.AD35"/>
          </calcext:conditional-format>
          <calcext:conditional-format calcext:target-range-address="Full1.U35:Full1.Z45">
            <calcext:condition calcext:apply-style-name="Sense títol3" calcext:value="&gt;0" calcext:base-cell-address="Full1.U35"/>
          </calcext:conditional-format>
          <calcext:conditional-format calcext:target-range-address="Full1.U35:Full1.Z45">
            <calcext:condition calcext:apply-style-name="Sense títol3" calcext:value="!=0" calcext:base-cell-address="Full1.U35"/>
          </calcext:conditional-format>
          <calcext:conditional-format calcext:target-range-address="Full1.AC46:Full1.AC71 Full1.AC3:Full1.AC34">
            <calcext:condition calcext:apply-style-name="Sense títol3" calcext:value="&gt;0" calcext:base-cell-address="Full1.AC3"/>
          </calcext:conditional-format>
          <calcext:conditional-format calcext:target-range-address="Full1.AC46:Full1.AC71 Full1.AC3:Full1.AC34">
            <calcext:condition calcext:apply-style-name="Sense títol3" calcext:value="!=0" calcext:base-cell-address="Full1.AC3"/>
          </calcext:conditional-format>
          <calcext:conditional-format calcext:target-range-address="Full1.AC35:Full1.AC45">
            <calcext:condition calcext:apply-style-name="Sense títol3" calcext:value="&gt;0" calcext:base-cell-address="Full1.AC35"/>
          </calcext:conditional-format>
          <calcext:conditional-format calcext:target-range-address="Full1.AC35:Full1.AC45">
            <calcext:condition calcext:apply-style-name="Sense títol3" calcext:value="!=0" calcext:base-cell-address="Full1.AC3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nse_20_títol1" style:display-name="Sense títol1" style:family="table-cell" style:parent-style-name="Default">
      <style:table-cell-properties fo:background-color="#ffcccc"/>
    </style:style>
    <style:style style:name="Sense_20_títol2" style:display-name="Sense títol2" style:family="table-cell" style:parent-style-name="Default">
      <style:table-cell-properties fo:background-color="#aecf00"/>
    </style:style>
    <style:style style:name="Sense_20_títol3" style:display-name="Sense títol3" style:family="table-cell" style:parent-style-name="Default">
      <style:table-cell-properties fo:background-color="#99cc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 style:data-style-name="N2" text:time-value="13:18:20.392393397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 </meta:initial-creator>
    <meta:creation-date>2017-01-30T18:28:17.944088366</meta:creation-date>
    <dc:date>2017-06-01T19:43:57.248440193</dc:date>
    <dc:creator>xavi </dc:creator>
    <meta:editing-duration>P1DT11H35M18S</meta:editing-duration>
    <meta:editing-cycles>43</meta:editing-cycles>
    <meta:generator>LibreOffice/5.0.6.2$Linux_X86_64 LibreOffice_project/00m0$Build-2</meta:generator>
    <meta:document-statistic meta:table-count="1" meta:cell-count="2244" meta:object-count="0"/>
  </office:meta>
</office:document-meta>
</file>